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439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MARGEM DE ERRO PARA O TOTAL DO INDICADOR A3A – ESCOLAS RURAIS, POR ORGANIZAÇÃO DE ENSINO EM TURM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rurais<text:s/>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Tumas multisseriadas</text:p>
          </table:table-cell>
          <table:covered-table-cell table:number-columns-repeated="3"/>
          <table:table-cell office:value-type="string" table:number-columns-spanned="4" table:number-rows-spanned="1" table:style-name="ce11">
            <text:p>Turmas seriada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339.0401039123535" table:style-name="ce5">
            <text:p>5.339</text:p>
          </table:table-cell>
          <table:table-cell office:value-type="float" office:value="8333.9201622009277" table:style-name="ce5">
            <text:p>8.334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8265.3201608657837" table:style-name="ce5">
            <text:p>8.265</text:p>
          </table:table-cell>
          <table:table-cell office:value-type="float" office:value="5734.960111618042" table:style-name="ce5">
            <text:p>5.735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49.7600593566895" table:style-name="ce5">
            <text:p>3.050</text:p>
          </table:table-cell>
          <table:table-cell office:value-type="float" office:value="1179.9200229644775" table:style-name="ce5">
            <text:p>1.1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9.5600309371948" table:style-name="ce5">
            <text:p>1.590</text:p>
          </table:table-cell>
          <table:table-cell office:value-type="float" office:value="3134.0400609970093" table:style-name="ce5">
            <text:p>3.1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82.320001602172852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115.64000225067139" table:style-name="ce5">
            <text:p>116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319.8400840759277" table:style-name="ce5">
            <text:p>4.320</text:p>
          </table:table-cell>
          <table:table-cell office:value-type="float" office:value="8230.0401601791382" table:style-name="ce5">
            <text:p>8.2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85.0001573562622" table:style-name="ce5">
            <text:p>8.085</text:p>
          </table:table-cell>
          <table:table-cell office:value-type="float" office:value="4739.2800922393799" table:style-name="ce5">
            <text:p>4.7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09.5600118637085" table:style-name="ce5">
            <text:p>610</text:p>
          </table:table-cell>
          <table:table-cell office:value-type="float" office:value="484.12000942230225" table:style-name="ce5">
            <text:p>4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660.52001285552979" table:style-name="ce5">
            <text:p>6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05.72000789642334" table:style-name="ce5">
            <text:p>406</text:p>
          </table:table-cell>
          <table:table-cell office:value-type="float" office:value="317.52000617980957" table:style-name="ce5">
            <text:p>3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388.08000755310059" table:style-name="ce5">
            <text:p>3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568.3601083755493" table:style-name="ce5">
            <text:p>5.568</text:p>
          </table:table-cell>
          <table:table-cell office:value-type="float" office:value="6530.7201271057129" table:style-name="ce5">
            <text:p>6.531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6703.2001304626465" table:style-name="ce5">
            <text:p>6.703</text:p>
          </table:table-cell>
          <table:table-cell office:value-type="float" office:value="5740.8401117324829" table:style-name="ce5">
            <text:p>5.741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5582.0801086425781" table:style-name="ce5">
            <text:p>5.5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13.4401092529297" table:style-name="ce5">
            <text:p>5.613</text:p>
          </table:table-cell>
          <table:table-cell office:value-type="float" office:value="448.84000873565674" table:style-name="ce5">
            <text:p>4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413.5201053619385" table:style-name="ce5">
            <text:p>5.414</text:p>
          </table:table-cell>
          <table:table-cell office:value-type="float" office:value="8333.9201622009277" table:style-name="ce5">
            <text:p>8.334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8294.7201614379883" table:style-name="ce5">
            <text:p>8.295</text:p>
          </table:table-cell>
          <table:table-cell office:value-type="float" office:value="5705.5601110458374" table:style-name="ce5">
            <text:p>5.706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75.8800287246704" table:style-name="ce5">
            <text:p>1.476</text:p>
          </table:table-cell>
          <table:table-cell office:value-type="float" office:value="182.28000354766846" table:style-name="ce5">
            <text:p>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1354.3600263595581" table:style-name="ce5">
            <text:p>1.3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8">
            <text:p>MARGEM DE ERRO PARA O TOTAL DO INDICADOR A3B – ESCOLAS RURAIS, POR NÚMERO DE TURMAS EM CADA FORMA DE ORGANIZAÇÃO DE ENSIN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0">
            <text:p>Total de escolas localizadas em áreas rurais<text:s/>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6" table:number-rows-spanned="1" table:style-name="ce11">
            <text:p>Turmas multisseriadas</text:p>
          </table:table-cell>
          <table:covered-table-cell table:number-columns-repeated="5"/>
          <table:table-cell office:value-type="string" table:number-columns-spanned="6" table:number-rows-spanned="1" table:style-name="ce11">
            <text:p>Turmas seriadas</text:p>
          </table:table-cell>
          <table:covered-table-cell table:number-columns-repeated="5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354.7201042175293" table:style-name="ce5">
            <text:p>5.355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8333.9201622009277" table:style-name="ce5">
            <text:p>8.334</text:p>
          </table:table-cell>
          <table:table-cell office:value-type="float" office:value="6119.1201190948486" table:style-name="ce5">
            <text:p>6.119</text:p>
          </table:table-cell>
          <table:table-cell office:value-type="float" office:value="4996.0400972366333" table:style-name="ce5">
            <text:p>4.996</text:p>
          </table:table-cell>
          <table:table-cell office:value-type="float" office:value="4398.2400856018066" table:style-name="ce5">
            <text:p>4.398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5734.960111618042" table:style-name="ce5">
            <text:p>5.735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75.2400598526001" table:style-name="ce5">
            <text:p>3.075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1179.9200229644775" table:style-name="ce5">
            <text:p>1.180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395.92000770568848" table:style-name="ce5">
            <text:p>396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693.84001350402832" table:style-name="ce5">
            <text:p>694</text:p>
          </table:table-cell>
          <table:table-cell office:value-type="float" office:value="123.48000240325928" table:style-name="ce5">
            <text:p>123</text:p>
          </table:table-cell>
          <table:table-cell office:value-type="float" office:value="3134.0400609970093" table:style-name="ce5">
            <text:p>3.13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115.64000225067139" table:style-name="ce5">
            <text:p>11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319.8400840759277" table:style-name="ce5">
            <text:p>4.320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30.0401601791382" table:style-name="ce5">
            <text:p>8.230</text:p>
          </table:table-cell>
          <table:table-cell office:value-type="float" office:value="5911.3601150512695" table:style-name="ce5">
            <text:p>5.911</text:p>
          </table:table-cell>
          <table:table-cell office:value-type="float" office:value="4954.8800964355469" table:style-name="ce5">
            <text:p>4.955</text:p>
          </table:table-cell>
          <table:table-cell office:value-type="float" office:value="4382.5600852966309" table:style-name="ce5">
            <text:p>4.383</text:p>
          </table:table-cell>
          <table:table-cell office:value-type="float" office:value="1389.6400270462036" table:style-name="ce5">
            <text:p>1.390</text:p>
          </table:table-cell>
          <table:table-cell office:value-type="float" office:value="674.24001312255859" table:style-name="ce5">
            <text:p>674</text:p>
          </table:table-cell>
          <table:table-cell office:value-type="float" office:value="4739.2800922393799" table:style-name="ce5">
            <text:p>4.73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13.48001194000244" table:style-name="ce5">
            <text:p>613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660.52001285552979" table:style-name="ce5">
            <text:p>66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388.08000755310059" table:style-name="ce5">
            <text:p>388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580.1201086044312" table:style-name="ce5">
            <text:p>5.580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6530.7201271057129" table:style-name="ce5">
            <text:p>6.531</text:p>
          </table:table-cell>
          <table:table-cell office:value-type="float" office:value="2765.5600538253784" table:style-name="ce5">
            <text:p>2.766</text:p>
          </table:table-cell>
          <table:table-cell office:value-type="float" office:value="4986.2400970458984" table:style-name="ce5">
            <text:p>4.986</text:p>
          </table:table-cell>
          <table:table-cell office:value-type="float" office:value="4390.4000854492188" table:style-name="ce5">
            <text:p>4.390</text:p>
          </table:table-cell>
          <table:table-cell office:value-type="float" office:value="1556.2400302886963" table:style-name="ce5">
            <text:p>1.556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5740.8401117324829" table:style-name="ce5">
            <text:p>5.74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582.0801086425781" table:style-name="ce5">
            <text:p>5.582</text:p>
          </table:table-cell>
          <table:table-cell office:value-type="float" office:value="5587.960108757019" table:style-name="ce5">
            <text:p>5.588</text:p>
          </table:table-cell>
          <table:table-cell office:value-type="float" office:value="625.24001216888428" table:style-name="ce5">
            <text:p>625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448.84000873565674" table:style-name="ce5">
            <text:p>44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427.2401056289673" table:style-name="ce5">
            <text:p>5.427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8333.9201622009277" table:style-name="ce5">
            <text:p>8.334</text:p>
          </table:table-cell>
          <table:table-cell office:value-type="float" office:value="6113.2401189804077" table:style-name="ce5">
            <text:p>6.113</text:p>
          </table:table-cell>
          <table:table-cell office:value-type="float" office:value="4996.0400972366333" table:style-name="ce5">
            <text:p>4.996</text:p>
          </table:table-cell>
          <table:table-cell office:value-type="float" office:value="4396.2800855636597" table:style-name="ce5">
            <text:p>4.396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5705.5601110458374" table:style-name="ce5">
            <text:p>5.70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75.8800287246704" table:style-name="ce5">
            <text:p>1.4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1354.3600263595581" table:style-name="ce5">
            <text:p>1.35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9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MARGEM DE ERRO PARA O TOTAL DO INDICADOR A3E – ESCOLAS RURAIS, POR NÚMERO DE ALUNOS EM CADA FORMA DE ORGANIZAÇÃO DE ENSINO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rurais<text:s/>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Turmas multisseriadas</text:p>
          </table:table-cell>
          <table:covered-table-cell table:number-columns-repeated="4"/>
          <table:table-cell office:value-type="string" table:number-columns-spanned="5" table:number-rows-spanned="1" table:style-name="ce11">
            <text:p>Turmas seriad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multisseriadas</text:p>
          </table:table-cell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seriadas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970.5600967407227" table:style-name="ce5">
            <text:p>4.971</text:p>
          </table:table-cell>
          <table:table-cell office:value-type="float" office:value="3580.920069694519" table:style-name="ce5">
            <text:p>3.581</text:p>
          </table:table-cell>
          <table:table-cell office:value-type="float" office:value="3381.0000658035278" table:style-name="ce5">
            <text:p>3.381</text:p>
          </table:table-cell>
          <table:table-cell office:value-type="float" office:value="1993.3200387954712" table:style-name="ce5">
            <text:p>1.993</text:p>
          </table:table-cell>
          <table:table-cell office:value-type="float" office:value="8333.9201622009277" table:style-name="ce5">
            <text:p>8.334</text:p>
          </table:table-cell>
          <table:table-cell office:value-type="float" office:value="1493.5200290679932" table:style-name="ce5">
            <text:p>1.494</text:p>
          </table:table-cell>
          <table:table-cell office:value-type="float" office:value="1219.120023727417" table:style-name="ce5">
            <text:p>1.219</text:p>
          </table:table-cell>
          <table:table-cell office:value-type="float" office:value="731.0800142288208" table:style-name="ce5">
            <text:p>731</text:p>
          </table:table-cell>
          <table:table-cell office:value-type="float" office:value="8275.1201610565186" table:style-name="ce5">
            <text:p>8.275</text:p>
          </table:table-cell>
          <table:table-cell office:value-type="float" office:value="5734.960111618042" table:style-name="ce5">
            <text:p>5.73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30.4000473022461" table:style-name="ce5">
            <text:p>2.430</text:p>
          </table:table-cell>
          <table:table-cell office:value-type="float" office:value="1883.5600366592407" table:style-name="ce5">
            <text:p>1.884</text:p>
          </table:table-cell>
          <table:table-cell office:value-type="float" office:value="2140.3200416564941" table:style-name="ce5">
            <text:p>2.140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1179.9200229644775" table:style-name="ce5">
            <text:p>1.180</text:p>
          </table:table-cell>
          <table:table-cell office:value-type="float" office:value="1330.8400259017944" table:style-name="ce5">
            <text:p>1.331</text:p>
          </table:table-cell>
          <table:table-cell office:value-type="float" office:value="276.36000537872314" table:style-name="ce5">
            <text:p>276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1029.0000200271606" table:style-name="ce5">
            <text:p>1.029</text:p>
          </table:table-cell>
          <table:table-cell office:value-type="float" office:value="3134.0400609970093" table:style-name="ce5">
            <text:p>3.13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115.64000225067139" table:style-name="ce5">
            <text:p>11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274.7600831985474" table:style-name="ce5">
            <text:p>4.275</text:p>
          </table:table-cell>
          <table:table-cell office:value-type="float" office:value="2989.0000581741333" table:style-name="ce5">
            <text:p>2.989</text:p>
          </table:table-cell>
          <table:table-cell office:value-type="float" office:value="2604.8400506973267" table:style-name="ce5">
            <text:p>2.605</text:p>
          </table:table-cell>
          <table:table-cell office:value-type="float" office:value="1769.8800344467163" table:style-name="ce5">
            <text:p>1.770</text:p>
          </table:table-cell>
          <table:table-cell office:value-type="float" office:value="8230.0401601791382" table:style-name="ce5">
            <text:p>8.230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1154.4400224685669" table:style-name="ce5">
            <text:p>1.154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8190.8401594161987" table:style-name="ce5">
            <text:p>8.191</text:p>
          </table:table-cell>
          <table:table-cell office:value-type="float" office:value="4739.2800922393799" table:style-name="ce5">
            <text:p>4.73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27.20001220703125" table:style-name="ce5">
            <text:p>627</text:p>
          </table:table-cell>
          <table:table-cell office:value-type="float" office:value="501.760009765625" table:style-name="ce5">
            <text:p>502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395.92000770568848" table:style-name="ce5">
            <text:p>396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150.92000293731689" table:style-name="ce5">
            <text:p>151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660.52001285552979" table:style-name="ce5">
            <text:p>66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203.84000396728516" table:style-name="ce5">
            <text:p>204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178.36000347137451" table:style-name="ce5">
            <text:p>178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88.08000755310059" table:style-name="ce5">
            <text:p>38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88.2400951385498" table:style-name="ce5">
            <text:p>4.888</text:p>
          </table:table-cell>
          <table:table-cell office:value-type="float" office:value="3582.880069732666" table:style-name="ce5">
            <text:p>3.583</text:p>
          </table:table-cell>
          <table:table-cell office:value-type="float" office:value="3379.0400657653809" table:style-name="ce5">
            <text:p>3.379</text:p>
          </table:table-cell>
          <table:table-cell office:value-type="float" office:value="1985.4800386428833" table:style-name="ce5">
            <text:p>1.985</text:p>
          </table:table-cell>
          <table:table-cell office:value-type="float" office:value="6530.7201271057129" table:style-name="ce5">
            <text:p>6.531</text:p>
          </table:table-cell>
          <table:table-cell office:value-type="float" office:value="1475.8800287246704" table:style-name="ce5">
            <text:p>1.476</text:p>
          </table:table-cell>
          <table:table-cell office:value-type="float" office:value="1044.6800203323364" table:style-name="ce5">
            <text:p>1.045</text:p>
          </table:table-cell>
          <table:table-cell office:value-type="float" office:value="713.44001388549805" table:style-name="ce5">
            <text:p>713</text:p>
          </table:table-cell>
          <table:table-cell office:value-type="float" office:value="6618.9201288223267" table:style-name="ce5">
            <text:p>6.619</text:p>
          </table:table-cell>
          <table:table-cell office:value-type="float" office:value="5740.8401117324829" table:style-name="ce5">
            <text:p>5.74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97.76001358032227" table:style-name="ce5">
            <text:p>698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5582.0801086425781" table:style-name="ce5">
            <text:p>5.582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5603.6401090621948" table:style-name="ce5">
            <text:p>5.604</text:p>
          </table:table-cell>
          <table:table-cell office:value-type="float" office:value="448.84000873565674" table:style-name="ce5">
            <text:p>44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76.480094909668" table:style-name="ce5">
            <text:p>4.876</text:p>
          </table:table-cell>
          <table:table-cell office:value-type="float" office:value="3580.920069694519" table:style-name="ce5">
            <text:p>3.581</text:p>
          </table:table-cell>
          <table:table-cell office:value-type="float" office:value="3381.0000658035278" table:style-name="ce5">
            <text:p>3.381</text:p>
          </table:table-cell>
          <table:table-cell office:value-type="float" office:value="1993.3200387954712" table:style-name="ce5">
            <text:p>1.993</text:p>
          </table:table-cell>
          <table:table-cell office:value-type="float" office:value="8333.9201622009277" table:style-name="ce5">
            <text:p>8.334</text:p>
          </table:table-cell>
          <table:table-cell office:value-type="float" office:value="1493.5200290679932" table:style-name="ce5">
            <text:p>1.494</text:p>
          </table:table-cell>
          <table:table-cell office:value-type="float" office:value="1060.3600206375122" table:style-name="ce5">
            <text:p>1.060</text:p>
          </table:table-cell>
          <table:table-cell office:value-type="float" office:value="731.0800142288208" table:style-name="ce5">
            <text:p>731</text:p>
          </table:table-cell>
          <table:table-cell office:value-type="float" office:value="8275.1201610565186" table:style-name="ce5">
            <text:p>8.275</text:p>
          </table:table-cell>
          <table:table-cell office:value-type="float" office:value="5705.5601110458374" table:style-name="ce5">
            <text:p>5.70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75.8800287246704" table:style-name="ce5">
            <text:p>1.476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627.20001220703125" table:style-name="ce5">
            <text:p>62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1354.3600263595581" table:style-name="ce5">
            <text:p>1.35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8">
            <text:p>MARGEM DE ERRO PARA O TOTAL DO INDICADOR A3C – ESCOLAS RURAIS, POR CRITÉRIO DE SEPARAÇÃO DAS TURMAS MULTISSERIA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0">
            <text:p>Total de escolas localizadas em áreas rurais<text:s/>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Não há separação de turmas</text:p>
          </table:table-cell>
          <table:table-cell office:value-type="string" table:style-name="ce3">
            <text:p>Separadas por idade dos alunos</text:p>
          </table:table-cell>
          <table:table-cell office:value-type="string" table:style-name="ce3">
            <text:p>Separadas por séries próximas</text:p>
          </table:table-cell>
          <table:table-cell office:value-type="string" table:style-name="ce3">
            <text:p>Separadas por outro critéri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744.0000534057617" table:style-name="ce5">
            <text:p>2.744</text:p>
          </table:table-cell>
          <table:table-cell office:value-type="float" office:value="2536.2400493621826" table:style-name="ce5">
            <text:p>2.536</text:p>
          </table:table-cell>
          <table:table-cell office:value-type="float" office:value="5374.320104598999" table:style-name="ce5">
            <text:p>5.374</text:p>
          </table:table-cell>
          <table:table-cell office:value-type="float" office:value="1715.0000333786011" table:style-name="ce5">
            <text:p>1.715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8333.9201622009277" table:style-name="ce5">
            <text:p>8.334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79.76003074646" table:style-name="ce5">
            <text:p>1.580</text:p>
          </table:table-cell>
          <table:table-cell office:value-type="float" office:value="1295.5600252151489" table:style-name="ce5">
            <text:p>1.296</text:p>
          </table:table-cell>
          <table:table-cell office:value-type="float" office:value="2796.92005443573" table:style-name="ce5">
            <text:p>2.797</text:p>
          </table:table-cell>
          <table:table-cell office:value-type="float" office:value="1546.4400300979614" table:style-name="ce5">
            <text:p>1.546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1179.9200229644775" table:style-name="ce5">
            <text:p>1.18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320001602172852" table:style-name="ce5">
            <text:p>82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05.0000429153442" table:style-name="ce5">
            <text:p>2.205</text:p>
          </table:table-cell>
          <table:table-cell office:value-type="float" office:value="2124.6400413513184" table:style-name="ce5">
            <text:p>2.125</text:p>
          </table:table-cell>
          <table:table-cell office:value-type="float" office:value="4535.4400882720947" table:style-name="ce5">
            <text:p>4.535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30.0401601791382" table:style-name="ce5">
            <text:p>8.23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448.84000873565674" table:style-name="ce5">
            <text:p>449</text:p>
          </table:table-cell>
          <table:table-cell office:value-type="float" office:value="593.88001155853271" table:style-name="ce5">
            <text:p>594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484.12000942230225" table:style-name="ce5">
            <text:p>484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374.36000728607178" table:style-name="ce5">
            <text:p>374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7.52000617980957" table:style-name="ce5">
            <text:p>318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95.1200466156006" table:style-name="ce5">
            <text:p>2.395</text:p>
          </table:table-cell>
          <table:table-cell office:value-type="float" office:value="2534.2800493240356" table:style-name="ce5">
            <text:p>2.534</text:p>
          </table:table-cell>
          <table:table-cell office:value-type="float" office:value="5458.6001062393188" table:style-name="ce5">
            <text:p>5.459</text:p>
          </table:table-cell>
          <table:table-cell office:value-type="float" office:value="1660.1200323104858" table:style-name="ce5">
            <text:p>1.660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6530.7201271057129" table:style-name="ce5">
            <text:p>6.531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582.0801086425781" table:style-name="ce5">
            <text:p>5.582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408.8400468826294" table:style-name="ce5">
            <text:p>2.409</text:p>
          </table:table-cell>
          <table:table-cell office:value-type="float" office:value="2536.2400493621826" table:style-name="ce5">
            <text:p>2.536</text:p>
          </table:table-cell>
          <table:table-cell office:value-type="float" office:value="5409.6001052856445" table:style-name="ce5">
            <text:p>5.410</text:p>
          </table:table-cell>
          <table:table-cell office:value-type="float" office:value="1715.0000333786011" table:style-name="ce5">
            <text:p>1.715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8333.9201622009277" table:style-name="ce5">
            <text:p>8.334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617.40001201629639" table:style-name="ce5">
            <text:p>6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.28000354766846" table:style-name="ce5">
            <text:p>18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9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A3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MARGEM DE ERRO PARA O TOTAL DO INDICADOR A3D – ESCOLAS RURAIS, POR MODALIDADES E NÍVEIS DE ENSINO OFERTADO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escolas localizadas em áreas rurai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Educação infantil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fundamental I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fundamental II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1">
            <text:p>Outro nível ou modalidade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560.1201276779175" table:style-name="ce5">
            <text:p>6.560</text:p>
          </table:table-cell>
          <table:table-cell office:value-type="float" office:value="5795.7201128005981" table:style-name="ce5">
            <text:p>5.796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5566.4001083374023" table:style-name="ce5">
            <text:p>5.566</text:p>
          </table:table-cell>
          <table:table-cell office:value-type="float" office:value="8102.640157699585" table:style-name="ce5">
            <text:p>8.103</text:p>
          </table:table-cell>
          <table:table-cell office:value-type="float" office:value="27.440000534057617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5670.2801103591919" table:style-name="ce5">
            <text:p>5.670</text:p>
          </table:table-cell>
          <table:table-cell office:value-type="float" office:value="6693.4001302719116" table:style-name="ce5">
            <text:p>6.693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987.4001359939575" table:style-name="ce5">
            <text:p>6.987</text:p>
          </table:table-cell>
          <table:table-cell office:value-type="float" office:value="5736.920111656189" table:style-name="ce5">
            <text:p>5.737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3537.8000688552856" table:style-name="ce5">
            <text:p>3.538</text:p>
          </table:table-cell>
          <table:table-cell office:value-type="float" office:value="8224.1601600646973" table:style-name="ce5">
            <text:p>8.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20.4000568389893" table:style-name="ce5">
            <text:p>2.920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89.4000387191772" table:style-name="ce5">
            <text:p>1.989</text:p>
          </table:table-cell>
          <table:table-cell office:value-type="float" office:value="3002.7200584411621" table:style-name="ce5">
            <text:p>3.003</text:p>
          </table:table-cell>
          <table:table-cell office:value-type="float" office:value="13.72000026702880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115.2400217056274" table:style-name="ce5">
            <text:p>1.115</text:p>
          </table:table-cell>
          <table:table-cell office:value-type="float" office:value="3085.040060043335" table:style-name="ce5">
            <text:p>3.085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3216.3600625991821" table:style-name="ce5">
            <text:p>3.216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2751.8400535583496" table:style-name="ce5">
            <text:p>2.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23.520000457763672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03.88000202178955" table:style-name="ce5">
            <text:p>104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86.240001678466797" table:style-name="ce5">
            <text:p>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836.8801136016846" table:style-name="ce5">
            <text:p>5.837</text:p>
          </table:table-cell>
          <table:table-cell office:value-type="float" office:value="5766.3201122283936" table:style-name="ce5">
            <text:p>5.7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8.5201005935669" table:style-name="ce5">
            <text:p>5.169</text:p>
          </table:table-cell>
          <table:table-cell office:value-type="float" office:value="7493.0801458358765" table:style-name="ce5">
            <text:p>7.493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548.7601079940796" table:style-name="ce5">
            <text:p>5.549</text:p>
          </table:table-cell>
          <table:table-cell office:value-type="float" office:value="5913.3201150894165" table:style-name="ce5">
            <text:p>5.913</text:p>
          </table:table-cell>
          <table:table-cell office:value-type="float" office:value="0" table:style-name="ce5">
            <text:p>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6164.200119972229" table:style-name="ce5">
            <text:p>6.164</text:p>
          </table:table-cell>
          <table:table-cell office:value-type="float" office:value="5636.9601097106934" table:style-name="ce5">
            <text:p>5.6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69.3200616836548" table:style-name="ce5">
            <text:p>3.169</text:p>
          </table:table-cell>
          <table:table-cell office:value-type="float" office:value="7732.2001504898071" table:style-name="ce5">
            <text:p>7.7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562.52001094818115" table:style-name="ce5">
            <text:p>5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454.72000885009766" table:style-name="ce5">
            <text:p>4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521.36001014709473" table:style-name="ce5">
            <text:p>5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444.92000865936279" table:style-name="ce5">
            <text:p>4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380.2400074005127" table:style-name="ce5">
            <text:p>3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343.00000667572021" table:style-name="ce5">
            <text:p>3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280.28000545501709" table:style-name="ce5">
            <text:p>2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922.7201347351074" table:style-name="ce5">
            <text:p>6.923</text:p>
          </table:table-cell>
          <table:table-cell office:value-type="float" office:value="1838.4800357818604" table:style-name="ce5">
            <text:p>1.8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48.7601079940796" table:style-name="ce5">
            <text:p>5.549</text:p>
          </table:table-cell>
          <table:table-cell office:value-type="float" office:value="6726.7201309204102" table:style-name="ce5">
            <text:p>6.727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6914.8801345825195" table:style-name="ce5">
            <text:p>6.915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7201.0401401519775" table:style-name="ce5">
            <text:p>7.201</text:p>
          </table:table-cell>
          <table:table-cell office:value-type="float" office:value="1677.7600326538086" table:style-name="ce5">
            <text:p>1.678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3516.2400684356689" table:style-name="ce5">
            <text:p>3.516</text:p>
          </table:table-cell>
          <table:table-cell office:value-type="float" office:value="7159.8801393508911" table:style-name="ce5">
            <text:p>7.1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19.1600217819214" table:style-name="ce5">
            <text:p>1.119</text:p>
          </table:table-cell>
          <table:table-cell office:value-type="float" office:value="5538.9601078033447" table:style-name="ce5">
            <text:p>5.539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989.80001926422119" table:style-name="ce5">
            <text:p>990</text:p>
          </table:table-cell>
          <table:table-cell office:value-type="float" office:value="5556.6001081466675" table:style-name="ce5">
            <text:p>5.557</text:p>
          </table:table-cell>
          <table:table-cell office:value-type="float" office:value="13.72000026702880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5605.6001091003418" table:style-name="ce5">
            <text:p>5.606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931.00001811981201" table:style-name="ce5">
            <text:p>931</text:p>
          </table:table-cell>
          <table:table-cell office:value-type="float" office:value="5566.4001083374023" table:style-name="ce5">
            <text:p>5.5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5609.5201091766357" table:style-name="ce5">
            <text:p>5.6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722.8001308441162" table:style-name="ce5">
            <text:p>6.723</text:p>
          </table:table-cell>
          <table:table-cell office:value-type="float" office:value="5793.7601127624512" table:style-name="ce5">
            <text:p>5.794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5566.4001083374023" table:style-name="ce5">
            <text:p>5.566</text:p>
          </table:table-cell>
          <table:table-cell office:value-type="float" office:value="8175.1601591110229" table:style-name="ce5">
            <text:p>8.175</text:p>
          </table:table-cell>
          <table:table-cell office:value-type="float" office:value="27.440000534057617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5670.2801103591919" table:style-name="ce5">
            <text:p>5.670</text:p>
          </table:table-cell>
          <table:table-cell office:value-type="float" office:value="6858.0401334762573" table:style-name="ce5">
            <text:p>6.858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7132.4401388168335" table:style-name="ce5">
            <text:p>7.132</text:p>
          </table:table-cell>
          <table:table-cell office:value-type="float" office:value="5736.920111656189" table:style-name="ce5">
            <text:p>5.737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3535.8400688171387" table:style-name="ce5">
            <text:p>3.536</text:p>
          </table:table-cell>
          <table:table-cell office:value-type="float" office:value="8347.6401624679565" table:style-name="ce5">
            <text:p>8.3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85.6800289154053" table:style-name="ce5">
            <text:p>1.486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1483.7200288772583" table:style-name="ce5">
            <text:p>1.4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1483.7200288772583" table:style-name="ce5">
            <text:p>1.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5.6800289154053" table:style-name="ce5">
            <text:p>1.486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1483.7200288772583" table:style-name="ce5">
            <text:p>1.4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MARGEM DE ERRO PARA O TOTAL DO INDICADOR A4A – ESCOLAS RURAI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rurai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De 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775.3201513290405" table:style-name="ce5">
            <text:p>7.775</text:p>
          </table:table-cell>
          <table:table-cell office:value-type="float" office:value="2122.6800413131714" table:style-name="ce5">
            <text:p>2.123</text:p>
          </table:table-cell>
          <table:table-cell office:value-type="float" office:value="4362.9600849151611" table:style-name="ce5">
            <text:p>4.363</text:p>
          </table:table-cell>
          <table:table-cell office:value-type="float" office:value="1109.3600215911865" table:style-name="ce5">
            <text:p>1.10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08.600058555603" table:style-name="ce5">
            <text:p>3.009</text:p>
          </table:table-cell>
          <table:table-cell office:value-type="float" office:value="978.04001903533936" table:style-name="ce5">
            <text:p>978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33.320000648498535" table:style-name="ce5">
            <text:p>3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19.600000381469727" table:style-name="ce5">
            <text:p>2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140.2801389694214" table:style-name="ce5">
            <text:p>7.140</text:p>
          </table:table-cell>
          <table:table-cell office:value-type="float" office:value="1838.4800357818604" table:style-name="ce5">
            <text:p>1.838</text:p>
          </table:table-cell>
          <table:table-cell office:value-type="float" office:value="4357.0800848007202" table:style-name="ce5">
            <text:p>4.357</text:p>
          </table:table-cell>
          <table:table-cell office:value-type="float" office:value="1105.4400215148926" table:style-name="ce5">
            <text:p>1.10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99.960001945495605" table:style-name="ce5">
            <text:p>10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4.56000709533691" table:style-name="ce5">
            <text:p>365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5.880000114440918" table:style-name="ce5">
            <text:p>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566.0001277923584" table:style-name="ce5">
            <text:p>6.566</text:p>
          </table:table-cell>
          <table:table-cell office:value-type="float" office:value="1948.2400379180908" table:style-name="ce5">
            <text:p>1.948</text:p>
          </table:table-cell>
          <table:table-cell office:value-type="float" office:value="4357.0800848007202" table:style-name="ce5">
            <text:p>4.357</text:p>
          </table:table-cell>
          <table:table-cell office:value-type="float" office:value="1109.3600215911865" table:style-name="ce5">
            <text:p>1.10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566.4001083374023" table:style-name="ce5">
            <text:p>5.566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39.200000762939453" table:style-name="ce5">
            <text:p>3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892.9201536178589" table:style-name="ce5">
            <text:p>7.893</text:p>
          </table:table-cell>
          <table:table-cell office:value-type="float" office:value="2122.6800413131714" table:style-name="ce5">
            <text:p>2.123</text:p>
          </table:table-cell>
          <table:table-cell office:value-type="float" office:value="4361.0000848770142" table:style-name="ce5">
            <text:p>4.361</text:p>
          </table:table-cell>
          <table:table-cell office:value-type="float" office:value="1109.3600215911865" table:style-name="ce5">
            <text:p>1.10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83.7200288772583" table:style-name="ce5">
            <text:p>1.484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A5A – ESCOLAS RURAI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750.2401313781738" table:style-name="ce5">
            <text:p>6.750</text:p>
          </table:table-cell>
          <table:table-cell office:value-type="float" office:value="6991.3201360702515" table:style-name="ce5">
            <text:p>6.991</text:p>
          </table:table-cell>
          <table:table-cell office:value-type="float" office:value="6244.5601215362549" table:style-name="ce5">
            <text:p>6.245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5.880000114440918" table:style-name="ce5">
            <text:p>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892.9600563049316" table:style-name="ce5">
            <text:p>2.893</text:p>
          </table:table-cell>
          <table:table-cell office:value-type="float" office:value="2704.8000526428223" table:style-name="ce5">
            <text:p>2.705</text:p>
          </table:table-cell>
          <table:table-cell office:value-type="float" office:value="1305.3600254058838" table:style-name="ce5">
            <text:p>1.3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5.880000114440918" table:style-name="ce5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076.0001182556152" table:style-name="ce5">
            <text:p>6.076</text:p>
          </table:table-cell>
          <table:table-cell office:value-type="float" office:value="6415.0801248550415" table:style-name="ce5">
            <text:p>6.415</text:p>
          </table:table-cell>
          <table:table-cell office:value-type="float" office:value="6095.600118637085" table:style-name="ce5">
            <text:p>6.0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562.52001094818115" table:style-name="ce5">
            <text:p>563</text:p>
          </table:table-cell>
          <table:table-cell office:value-type="float" office:value="319.48000621795654" table:style-name="ce5">
            <text:p>3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0" table:style-name="ce5">
            <text:p>0</text:p>
          </table:table-cell>
          <table:table-cell office:value-type="float" office:value="3.9200000762939453" table:style-name="ce5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101.0801382064819" table:style-name="ce5">
            <text:p>7.101</text:p>
          </table:table-cell>
          <table:table-cell office:value-type="float" office:value="7112.8401384353638" table:style-name="ce5">
            <text:p>7.113</text:p>
          </table:table-cell>
          <table:table-cell office:value-type="float" office:value="2989.0000581741333" table:style-name="ce5">
            <text:p>2.989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5.880000114440918" table:style-name="ce5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44.640022277832" table:style-name="ce5">
            <text:p>1.145</text:p>
          </table:table-cell>
          <table:table-cell office:value-type="float" office:value="1015.2800197601318" table:style-name="ce5">
            <text:p>1.015</text:p>
          </table:table-cell>
          <table:table-cell office:value-type="float" office:value="5599.7201089859009" table:style-name="ce5">
            <text:p>5.6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903.1201343536377" table:style-name="ce5">
            <text:p>6.903</text:p>
          </table:table-cell>
          <table:table-cell office:value-type="float" office:value="7057.9601373672485" table:style-name="ce5">
            <text:p>7.058</text:p>
          </table:table-cell>
          <table:table-cell office:value-type="float" office:value="6244.5601215362549" table:style-name="ce5">
            <text:p>6.245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5.880000114440918" table:style-name="ce5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1485.6800289154053" table:style-name="ce5">
            <text:p>1.486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8">
            <text:p>MARGEM DE ERRO PARA O TOTAL DO INDICADOR B1A – ESCOLAS RURAI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0">
            <text:p>Total de escolas localizadas em áreas rurais<text:s/>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1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173.200159072876" table:style-name="ce5">
            <text:p>8.173</text:p>
          </table:table-cell>
          <table:table-cell office:value-type="float" office:value="5797.6801128387451" table:style-name="ce5">
            <text:p>5.798</text:p>
          </table:table-cell>
          <table:table-cell office:value-type="string" table:style-name="ce5">
            <text:p>-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6440.5601253509521" table:style-name="ce5">
            <text:p>6.441</text:p>
          </table:table-cell>
          <table:table-cell office:value-type="float" office:value="7295.1201419830322" table:style-name="ce5">
            <text:p>7.295</text:p>
          </table:table-cell>
          <table:table-cell office:value-type="float" office:value="544.8800106048584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1123.0800218582153" table:style-name="ce5">
            <text:p>1.123</text:p>
          </table:table-cell>
          <table:table-cell office:value-type="float" office:value="7877.2401533126831" table:style-name="ce5">
            <text:p>7.8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3141.8800611495972" table:style-name="ce5">
            <text:p>3.1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77.9200248718262" table:style-name="ce5">
            <text:p>1.278</text:p>
          </table:table-cell>
          <table:table-cell office:value-type="float" office:value="3147.7600612640381" table:style-name="ce5">
            <text:p>3.148</text:p>
          </table:table-cell>
          <table:table-cell office:value-type="float" office:value="540.96001052856445" table:style-name="ce5">
            <text:p>541</text:p>
          </table:table-cell>
          <table:table-cell office:value-type="string" table:style-name="ce5">
            <text:p>-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2898.8400564193726" table:style-name="ce5">
            <text:p>2.8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76.440001487731934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041.8801565170288" table:style-name="ce5">
            <text:p>8.042</text:p>
          </table:table-cell>
          <table:table-cell office:value-type="float" office:value="4817.6800937652588" table:style-name="ce5">
            <text:p>4.818</text:p>
          </table:table-cell>
          <table:table-cell office:value-type="string" table:style-name="ce5">
            <text:p>-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6283.7601222991943" table:style-name="ce5">
            <text:p>6.284</text:p>
          </table:table-cell>
          <table:table-cell office:value-type="float" office:value="6536.6001272201538" table:style-name="ce5">
            <text:p>6.5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4.080020904541" table:style-name="ce5">
            <text:p>1.074</text:p>
          </table:table-cell>
          <table:table-cell office:value-type="float" office:value="7304.9201421737671" table:style-name="ce5">
            <text:p>7.3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35.08001041412354" table:style-name="ce5">
            <text:p>535</text:p>
          </table:table-cell>
          <table:table-cell office:value-type="float" office:value="652.68001270294189" table:style-name="ce5">
            <text:p>6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2.16000938415527" table:style-name="ce5">
            <text:p>482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178.36000347137451" table:style-name="ce5">
            <text:p>178</text:p>
          </table:table-cell>
          <table:table-cell office:value-type="float" office:value="421.40000820159912" table:style-name="ce5">
            <text:p>4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323.40000629425049" table:style-name="ce5">
            <text:p>3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329.28000640869141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564.0401277542114" table:style-name="ce5">
            <text:p>6.564</text:p>
          </table:table-cell>
          <table:table-cell office:value-type="float" office:value="5848.6401138305664" table:style-name="ce5">
            <text:p>5.849</text:p>
          </table:table-cell>
          <table:table-cell office:value-type="string" table:style-name="ce5">
            <text:p>-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6424.8801250457764" table:style-name="ce5">
            <text:p>6.425</text:p>
          </table:table-cell>
          <table:table-cell office:value-type="float" office:value="5725.1601114273071" table:style-name="ce5">
            <text:p>5.725</text:p>
          </table:table-cell>
          <table:table-cell office:value-type="float" office:value="544.8800106048584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931.00001811981201" table:style-name="ce5">
            <text:p>931</text:p>
          </table:table-cell>
          <table:table-cell office:value-type="float" office:value="6954.080135345459" table:style-name="ce5">
            <text:p>6.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13.4401092529297" table:style-name="ce5">
            <text:p>5.613</text:p>
          </table:table-cell>
          <table:table-cell office:value-type="float" office:value="441.00000858306885" table:style-name="ce5">
            <text:p>4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3.56001758575439" table:style-name="ce5">
            <text:p>904</text:p>
          </table:table-cell>
          <table:table-cell office:value-type="float" office:value="5568.3601083755493" table:style-name="ce5">
            <text:p>5.5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5623.2401094436646" table:style-name="ce5">
            <text:p>5.6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175.1601591110229" table:style-name="ce5">
            <text:p>8.175</text:p>
          </table:table-cell>
          <table:table-cell office:value-type="float" office:value="5795.7201128005981" table:style-name="ce5">
            <text:p>5.796</text:p>
          </table:table-cell>
          <table:table-cell office:value-type="string" table:style-name="ce5">
            <text:p>-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6446.4401254653931" table:style-name="ce5">
            <text:p>6.446</text:p>
          </table:table-cell>
          <table:table-cell office:value-type="float" office:value="7334.3201427459717" table:style-name="ce5">
            <text:p>7.334</text:p>
          </table:table-cell>
          <table:table-cell office:value-type="float" office:value="544.8800106048584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948.64001846313477" table:style-name="ce5">
            <text:p>949</text:p>
          </table:table-cell>
          <table:table-cell office:value-type="float" office:value="7975.2401552200317" table:style-name="ce5">
            <text:p>7.9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1477.8400287628174" table:style-name="ce5">
            <text:p>1.4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1366.1200265884399" table:style-name="ce5">
            <text:p>1.3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9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8">
            <text:p>MARGEM DE ERRO PARA O TOTAL DO INDICADOR B1B – ESCOLAS RURAIS, POR NÚMERO DE COMPUTADORES EM FUNCIONAMENTO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0">
            <text:p>Total de escolas localizadas em áreas rurais<text:s/>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8" table:number-rows-spanned="1" table:style-name="ce11">
            <text:p>Computador de mesa</text:p>
          </table:table-cell>
          <table:covered-table-cell table:number-columns-repeated="7"/>
          <table:table-cell office:value-type="string" table:number-columns-spanned="5" table:number-rows-spanned="1" table:style-name="ce11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1">
            <text:p>Tablet</text:p>
          </table:table-cell>
          <table:covered-table-cell table:number-columns-repeated="4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De 4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789.8401126861572" table:style-name="ce5">
            <text:p>5.790</text:p>
          </table:table-cell>
          <table:table-cell office:value-type="float" office:value="6518.9601268768311" table:style-name="ce5">
            <text:p>6.519</text:p>
          </table:table-cell>
          <table:table-cell office:value-type="float" office:value="1522.9200296401978" table:style-name="ce5">
            <text:p>1.523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5797.6801128387451" table:style-name="ce5">
            <text:p>5.798</text:p>
          </table:table-cell>
          <table:table-cell office:value-type="float" office:value="4321.8000841140747" table:style-name="ce5">
            <text:p>4.322</text:p>
          </table:table-cell>
          <table:table-cell office:value-type="float" office:value="5035.2400979995728" table:style-name="ce5">
            <text:p>5.035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7285.3201417922974" table:style-name="ce5">
            <text:p>7.285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7877.2401533126831" table:style-name="ce5">
            <text:p>7.877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1191.6800231933594" table:style-name="ce5">
            <text:p>1.192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41.8800611495972" table:style-name="ce5">
            <text:p>3.142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1277.9200248718262" table:style-name="ce5">
            <text:p>1.278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3122.2800607681274" table:style-name="ce5">
            <text:p>3.122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2898.8400564193726" table:style-name="ce5">
            <text:p>2.89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76.440001487731934" table:style-name="ce5">
            <text:p>7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742.8001117706299" table:style-name="ce5">
            <text:p>5.743</text:p>
          </table:table-cell>
          <table:table-cell office:value-type="float" office:value="6377.840124130249" table:style-name="ce5">
            <text:p>6.378</text:p>
          </table:table-cell>
          <table:table-cell office:value-type="float" office:value="1458.2400283813477" table:style-name="ce5">
            <text:p>1.458</text:p>
          </table:table-cell>
          <table:table-cell office:value-type="float" office:value="0" table:style-name="ce5">
            <text:p>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4817.6800937652588" table:style-name="ce5">
            <text:p>4.818</text:p>
          </table:table-cell>
          <table:table-cell office:value-type="float" office:value="4319.8400840759277" table:style-name="ce5">
            <text:p>4.320</text:p>
          </table:table-cell>
          <table:table-cell office:value-type="float" office:value="4833.3600940704346" table:style-name="ce5">
            <text:p>4.833</text:p>
          </table:table-cell>
          <table:table-cell office:value-type="float" office:value="0" table:style-name="ce5">
            <text:p>0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6536.6001272201538" table:style-name="ce5">
            <text:p>6.537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617.40001201629639" table:style-name="ce5">
            <text:p>617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7304.9201421737671" table:style-name="ce5">
            <text:p>7.30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533.12001037597656" table:style-name="ce5">
            <text:p>533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652.68001270294189" table:style-name="ce5">
            <text:p>653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478.24000930786133" table:style-name="ce5">
            <text:p>478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421.40000820159912" table:style-name="ce5">
            <text:p>42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329.28000640869141" table:style-name="ce5">
            <text:p>329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36.5200357437134" table:style-name="ce5">
            <text:p>1.837</text:p>
          </table:table-cell>
          <table:table-cell office:value-type="float" office:value="6546.4001274108887" table:style-name="ce5">
            <text:p>6.546</text:p>
          </table:table-cell>
          <table:table-cell office:value-type="float" office:value="1499.4000291824341" table:style-name="ce5">
            <text:p>1.499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848.6401138305664" table:style-name="ce5">
            <text:p>5.849</text:p>
          </table:table-cell>
          <table:table-cell office:value-type="float" office:value="4319.8400840759277" table:style-name="ce5">
            <text:p>4.320</text:p>
          </table:table-cell>
          <table:table-cell office:value-type="float" office:value="4994.0800971984863" table:style-name="ce5">
            <text:p>4.994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5713.4001111984253" table:style-name="ce5">
            <text:p>5.713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184.24000358581543" table:style-name="ce5">
            <text:p>184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6954.080135345459" table:style-name="ce5">
            <text:p>6.95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572.2801084518433" table:style-name="ce5">
            <text:p>5.572</text:p>
          </table:table-cell>
          <table:table-cell office:value-type="float" office:value="772.24001502990723" table:style-name="ce5">
            <text:p>772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903.56001758575439" table:style-name="ce5">
            <text:p>904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5568.3601083755493" table:style-name="ce5">
            <text:p>5.568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5623.2401094436646" table:style-name="ce5">
            <text:p>5.62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789.8401126861572" table:style-name="ce5">
            <text:p>5.790</text:p>
          </table:table-cell>
          <table:table-cell office:value-type="float" office:value="6518.9601268768311" table:style-name="ce5">
            <text:p>6.519</text:p>
          </table:table-cell>
          <table:table-cell office:value-type="float" office:value="1522.9200296401978" table:style-name="ce5">
            <text:p>1.523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5795.7201128005981" table:style-name="ce5">
            <text:p>5.796</text:p>
          </table:table-cell>
          <table:table-cell office:value-type="float" office:value="4321.8000841140747" table:style-name="ce5">
            <text:p>4.322</text:p>
          </table:table-cell>
          <table:table-cell office:value-type="float" office:value="5029.3600978851318" table:style-name="ce5">
            <text:p>5.029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7322.5601425170898" table:style-name="ce5">
            <text:p>7.323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7975.2401552200317" table:style-name="ce5">
            <text:p>7.97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0" table:style-name="ce5">
            <text:p>0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6.1200265884399" table:style-name="ce5">
            <text:p>1.366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1" table:number-rows-spanned="1" table:style-name="ce9"/>
          <table:covered-table-cell table:number-columns-repeated="20"/>
          <table:table-cell table:number-columns-repeated="16363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MARGEM DE ERRO PARA O TOTAL DO INDICADOR B1C – ESCOLAS RURAI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rurais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1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1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715.7600917816162" table:style-name="ce5">
            <text:p>4.716</text:p>
          </table:table-cell>
          <table:table-cell office:value-type="float" office:value="5111.6800994873047" table:style-name="ce5">
            <text:p>5.112</text:p>
          </table:table-cell>
          <table:table-cell office:value-type="float" office:value="784.00001525878906" table:style-name="ce5">
            <text:p>784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7467.6001453399658" table:style-name="ce5">
            <text:p>7.468</text:p>
          </table:table-cell>
          <table:table-cell office:value-type="float" office:value="1403.3600273132324" table:style-name="ce5">
            <text:p>1.403</text:p>
          </table:table-cell>
          <table:table-cell office:value-type="float" office:value="4939.2000961303711" table:style-name="ce5">
            <text:p>4.939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7988.9601554870605" table:style-name="ce5">
            <text:p>7.989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1089.7600212097168" table:style-name="ce5">
            <text:p>1.090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7877.2401533126831" table:style-name="ce5">
            <text:p>7.87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19.48000621795654" table:style-name="ce5">
            <text:p>319</text:p>
          </table:table-cell>
          <table:table-cell office:value-type="float" office:value="1174.0400228500366" table:style-name="ce5">
            <text:p>1.174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3124.2400608062744" table:style-name="ce5">
            <text:p>3.124</text:p>
          </table:table-cell>
          <table:table-cell office:value-type="float" office:value="548.80001068115234" table:style-name="ce5">
            <text:p>549</text:p>
          </table:table-cell>
          <table:table-cell office:value-type="float" office:value="1189.7200231552124" table:style-name="ce5">
            <text:p>1.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22.2800607681274" table:style-name="ce5">
            <text:p>3.122</text:p>
          </table:table-cell>
          <table:table-cell office:value-type="float" office:value="123.48000240325928" table:style-name="ce5">
            <text:p>123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96.8800563812256" table:style-name="ce5">
            <text:p>2.8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74.480001449584961" table:style-name="ce5">
            <text:p>7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688.3200912475586" table:style-name="ce5">
            <text:p>4.688</text:p>
          </table:table-cell>
          <table:table-cell office:value-type="float" office:value="4937.2400960922241" table:style-name="ce5">
            <text:p>4.937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6740.440131187439" table:style-name="ce5">
            <text:p>6.740</text:p>
          </table:table-cell>
          <table:table-cell office:value-type="float" office:value="1254.4000244140625" table:style-name="ce5">
            <text:p>1.254</text:p>
          </table:table-cell>
          <table:table-cell office:value-type="float" office:value="4760.8400926589966" table:style-name="ce5">
            <text:p>4.761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7312.760142326355" table:style-name="ce5">
            <text:p>7.313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1072.120020866394" table:style-name="ce5">
            <text:p>1.072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7304.9201421737671" table:style-name="ce5">
            <text:p>7.30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280.28000545501709" table:style-name="ce5">
            <text:p>280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411.60000801086426" table:style-name="ce5">
            <text:p>41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123.48000240325928" table:style-name="ce5">
            <text:p>123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111.72000217437744" table:style-name="ce5">
            <text:p>112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178.36000347137451" table:style-name="ce5">
            <text:p>178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321.44000625610352" table:style-name="ce5">
            <text:p>32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696.1600914001465" table:style-name="ce5">
            <text:p>4.696</text:p>
          </table:table-cell>
          <table:table-cell office:value-type="float" office:value="5113.6400995254517" table:style-name="ce5">
            <text:p>5.114</text:p>
          </table:table-cell>
          <table:table-cell office:value-type="float" office:value="744.80001449584961" table:style-name="ce5">
            <text:p>745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5799.6401128768921" table:style-name="ce5">
            <text:p>5.800</text:p>
          </table:table-cell>
          <table:table-cell office:value-type="float" office:value="1272.0400247573853" table:style-name="ce5">
            <text:p>1.272</text:p>
          </table:table-cell>
          <table:table-cell office:value-type="float" office:value="4896.0800952911377" table:style-name="ce5">
            <text:p>4.896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6699.2801303863525" table:style-name="ce5">
            <text:p>6.699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6954.080135345459" table:style-name="ce5">
            <text:p>6.95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25.24001216888428" table:style-name="ce5">
            <text:p>625</text:p>
          </table:table-cell>
          <table:table-cell office:value-type="float" office:value="493.92000961303711" table:style-name="ce5">
            <text:p>494</text:p>
          </table:table-cell>
          <table:table-cell office:value-type="float" office:value="282.24000549316406" table:style-name="ce5">
            <text:p>282</text:p>
          </table:table-cell>
          <table:table-cell office:value-type="float" office:value="184.24000358581543" table:style-name="ce5">
            <text:p>184</text:p>
          </table:table-cell>
          <table:table-cell office:value-type="float" office:value="5586.0001087188721" table:style-name="ce5">
            <text:p>5.586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903.56001758575439" table:style-name="ce5">
            <text:p>904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5568.3601083755493" table:style-name="ce5">
            <text:p>5.568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5625.2001094818115" table:style-name="ce5">
            <text:p>5.62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713.8000917434692" table:style-name="ce5">
            <text:p>4.714</text:p>
          </table:table-cell>
          <table:table-cell office:value-type="float" office:value="5109.7200994491577" table:style-name="ce5">
            <text:p>5.110</text:p>
          </table:table-cell>
          <table:table-cell office:value-type="float" office:value="780.08001518249512" table:style-name="ce5">
            <text:p>780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7518.5601463317871" table:style-name="ce5">
            <text:p>7.519</text:p>
          </table:table-cell>
          <table:table-cell office:value-type="float" office:value="1272.0400247573853" table:style-name="ce5">
            <text:p>1.272</text:p>
          </table:table-cell>
          <table:table-cell office:value-type="float" office:value="4939.2000961303711" table:style-name="ce5">
            <text:p>4.939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8039.9201564788818" table:style-name="ce5">
            <text:p>8.04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7973.2801551818848" table:style-name="ce5">
            <text:p>7.97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6.1200265884399" table:style-name="ce5">
            <text:p>1.36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B2B – ESCOLAS RURAI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892.9600563049316" table:style-name="ce5">
            <text:p>2.893</text:p>
          </table:table-cell>
          <table:table-cell office:value-type="float" office:value="7669.480149269104" table:style-name="ce5">
            <text:p>7.669</text:p>
          </table:table-cell>
          <table:table-cell office:value-type="float" office:value="111.72000217437744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6558.1601276397705" table:style-name="ce5">
            <text:p>6.55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3220.2800626754761" table:style-name="ce5">
            <text:p>3.2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11.1600294113159" table:style-name="ce5">
            <text:p>1.5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70.560001373291016" table:style-name="ce5">
            <text:p>7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55.7200555801392" table:style-name="ce5">
            <text:p>2.856</text:p>
          </table:table-cell>
          <table:table-cell office:value-type="float" office:value="6928.6001348495483" table:style-name="ce5">
            <text:p>6.9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56.2801237106323" table:style-name="ce5">
            <text:p>6.35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3.52000999450684" table:style-name="ce5">
            <text:p>5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107.8000020980835" table:style-name="ce5">
            <text:p>108</text:p>
          </table:table-cell>
          <table:table-cell office:value-type="string" table:style-name="ce5">
            <text:p>-</text:p>
          </table:table-cell>
          <table:table-cell office:value-type="float" office:value="237.16000461578369" table:style-name="ce5">
            <text:p>23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89.0400562286377" table:style-name="ce5">
            <text:p>2.889</text:p>
          </table:table-cell>
          <table:table-cell office:value-type="float" office:value="5715.3601112365723" table:style-name="ce5">
            <text:p>5.715</text:p>
          </table:table-cell>
          <table:table-cell office:value-type="float" office:value="111.72000217437744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6605.2001285552979" table:style-name="ce5">
            <text:p>6.60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5540.9201078414917" table:style-name="ce5">
            <text:p>5.5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5.4400215148926" table:style-name="ce5">
            <text:p>1.10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892.9600563049316" table:style-name="ce5">
            <text:p>2.893</text:p>
          </table:table-cell>
          <table:table-cell office:value-type="float" office:value="7642.0401487350464" table:style-name="ce5">
            <text:p>7.642</text:p>
          </table:table-cell>
          <table:table-cell office:value-type="float" office:value="111.72000217437744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6581.6801280975342" table:style-name="ce5">
            <text:p>6.58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4.840012550354" table:style-name="ce5">
            <text:p>6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MARGEM DE ERRO PARA O TOTAL DO INDICADOR B2C – ESCOLAS RURAI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rurais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Computador pessoal do responsável pelo escola ou de outros funcionários da escol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524.4800491333008" table:style-name="ce5">
            <text:p>2.524</text:p>
          </table:table-cell>
          <table:table-cell office:value-type="float" office:value="1564.0800304412842" table:style-name="ce5">
            <text:p>1.564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874.1600170135498" table:style-name="ce5">
            <text:p>874</text:p>
          </table:table-cell>
          <table:table-cell office:value-type="float" office:value="8333.9201622009277" table:style-name="ce5">
            <text:p>8.33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918.4400568008423" table:style-name="ce5">
            <text:p>2.91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64.680001258850098" table:style-name="ce5">
            <text:p>6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502.9200487136841" table:style-name="ce5">
            <text:p>2.503</text:p>
          </table:table-cell>
          <table:table-cell office:value-type="float" office:value="1526.8400297164917" table:style-name="ce5">
            <text:p>1.527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862.40001678466797" table:style-name="ce5">
            <text:p>862</text:p>
          </table:table-cell>
          <table:table-cell office:value-type="float" office:value="7791.0001516342163" table:style-name="ce5">
            <text:p>7.79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425.32000827789307" table:style-name="ce5">
            <text:p>42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3.44000434875488" table:style-name="ce5">
            <text:p>22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520.5600490570068" table:style-name="ce5">
            <text:p>2.521</text:p>
          </table:table-cell>
          <table:table-cell office:value-type="float" office:value="1564.0800304412842" table:style-name="ce5">
            <text:p>1.564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874.1600170135498" table:style-name="ce5">
            <text:p>874</text:p>
          </table:table-cell>
          <table:table-cell office:value-type="float" office:value="7351.9601430892944" table:style-name="ce5">
            <text:p>7.35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5625.2001094818115" table:style-name="ce5">
            <text:p>5.62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524.4800491333008" table:style-name="ce5">
            <text:p>2.524</text:p>
          </table:table-cell>
          <table:table-cell office:value-type="float" office:value="1564.0800304412842" table:style-name="ce5">
            <text:p>1.564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874.1600170135498" table:style-name="ce5">
            <text:p>874</text:p>
          </table:table-cell>
          <table:table-cell office:value-type="float" office:value="8457.400164604187" table:style-name="ce5">
            <text:p>8.45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7.6400289535522" table:style-name="ce5">
            <text:p>1.48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B2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8">
            <text:p>MARGEM DE ERRO PARA O TOTAL DO INDICADOR B2A2 – ESCOLAS RURAIS COM ACESSO À INTERNET <text:s/>- <text:s/>ESCOLAS QUE POSSUEM COMPUTADOR COM ACESSO À INTERNET E ESCOLAS QUE NÃO POSSUEM COMPUTADOR, MAS ACESSAM A REDE POR MEIO DE OUTROS DISPOSITIVO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0">
            <text:p>Total de escolas localizadas em áreas rurais 1 Na pesquisa TIC Educação, considera-se que a escola possui acesso à Internet quando há algum tipo de computador (de mesa, portátil ou tablet) com acesso à Internet. No entanto, para o indicador B2A2, foram considerados também os dados de escolas que não possuem computador ou computador em funcionamento, mas declararam possuir acesso à rede.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 possui acesso à Internet, não possui computador com acesso à Internet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599.3201284408569" table:style-name="ce5">
            <text:p>6.599</text:p>
          </table:table-cell>
          <table:table-cell office:value-type="float" office:value="7595.000147819519" table:style-name="ce5">
            <text:p>7.59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3167.3600616455078" table:style-name="ce5">
            <text:p>3.16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105.84000205993652" table:style-name="ce5">
            <text:p>10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6865.8801336288452" table:style-name="ce5">
            <text:p>6.86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644.840012550354" table:style-name="ce5">
            <text:p>64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70.48000526428223" table:style-name="ce5">
            <text:p>270</text:p>
          </table:table-cell>
          <table:table-cell office:value-type="float" office:value="297.92000579833984" table:style-name="ce5">
            <text:p>29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640.4801292419434" table:style-name="ce5">
            <text:p>6.640</text:p>
          </table:table-cell>
          <table:table-cell office:value-type="float" office:value="5734.960111618042" table:style-name="ce5">
            <text:p>5.73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5562.4801082611084" table:style-name="ce5">
            <text:p>5.56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632.6401290893555" table:style-name="ce5">
            <text:p>6.633</text:p>
          </table:table-cell>
          <table:table-cell office:value-type="float" office:value="7581.2801475524902" table:style-name="ce5">
            <text:p>7.58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6.3200263977051" table:style-name="ce5">
            <text:p>1.35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9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B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MARGEM DE ERRO PARA O TOTAL DO INDICADOR B2A – ESCOLAS RURAI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escolas localizadas em áreas rurai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Possui computador com acesso à  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Não possui computador com acesso à  Internet</text:p>
          </table:table-cell>
          <table:table-cell office:value-type="string" table:style-name="ce3">
            <text:p>Não sabe ou não respondeu se possui computador</text:p>
          </table:table-cell>
          <table:table-cell office:value-type="string" table:style-name="ce3">
            <text:p>Não possui computador, <text:s/>não possui computador em funcionamento ou não possui computador com acesso à 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579.7201280593872" table:style-name="ce5">
            <text:p>6.580</text:p>
          </table:table-cell>
          <table:table-cell office:value-type="float" office:value="5885.8801145553589" table:style-name="ce5">
            <text:p>5.886</text:p>
          </table:table-cell>
          <table:table-cell office:value-type="string" table:style-name="ce5">
            <text:p>-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5903.5201148986816" table:style-name="ce5">
            <text:p>5.90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58.2400283813477" table:style-name="ce5">
            <text:p>1.458</text:p>
          </table:table-cell>
          <table:table-cell office:value-type="float" office:value="3226.160062789917" table:style-name="ce5">
            <text:p>3.226</text:p>
          </table:table-cell>
          <table:table-cell office:value-type="string" table:style-name="ce5">
            <text:p>-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817.3200159072876" table:style-name="ce5">
            <text:p>81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99.960001945495605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920001029968262" table:style-name="ce5">
            <text:p>5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389.6001243591309" table:style-name="ce5">
            <text:p>6.390</text:p>
          </table:table-cell>
          <table:table-cell office:value-type="float" office:value="4872.560094833374" table:style-name="ce5">
            <text:p>4.8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29.0401134490967" table:style-name="ce5">
            <text:p>5.82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638.96001243591309" table:style-name="ce5">
            <text:p>6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7.68000793457031" table:style-name="ce5">
            <text:p>40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297.92000579833984" table:style-name="ce5">
            <text:p>2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.00000286102295" table:style-name="ce5">
            <text:p>147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589.5201282501221" table:style-name="ce5">
            <text:p>6.590</text:p>
          </table:table-cell>
          <table:table-cell office:value-type="float" office:value="5887.8401145935059" table:style-name="ce5">
            <text:p>5.888</text:p>
          </table:table-cell>
          <table:table-cell office:value-type="string" table:style-name="ce5">
            <text:p>-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2348.0800457000732" table:style-name="ce5">
            <text:p>2.34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25.12001800537109" table:style-name="ce5">
            <text:p>925</text:p>
          </table:table-cell>
          <table:table-cell office:value-type="float" office:value="399.84000778198242" table:style-name="ce5">
            <text:p>4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50.7201080322266" table:style-name="ce5">
            <text:p>5.55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597.36012840271" table:style-name="ce5">
            <text:p>6.597</text:p>
          </table:table-cell>
          <table:table-cell office:value-type="float" office:value="5852.5601139068604" table:style-name="ce5">
            <text:p>5.853</text:p>
          </table:table-cell>
          <table:table-cell office:value-type="string" table:style-name="ce5">
            <text:p>-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5903.5201148986816" table:style-name="ce5">
            <text:p>5.90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4.3600263595581" table:style-name="ce5">
            <text:p>1.3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880001068115234" table:style-name="ce5">
            <text:p>5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1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MARGEM DE ERRO PARA O TOTAL DO INDICADOR B1D – ESCOLAS RURAIS, POR NÚMERO DE COMPUTADORES PARA USO DOS ALUNO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rurais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1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1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424.8801250457764" table:style-name="ce5">
            <text:p>6.425</text:p>
          </table:table-cell>
          <table:table-cell office:value-type="float" office:value="2257.9200439453125" table:style-name="ce5">
            <text:p>2.258</text:p>
          </table:table-cell>
          <table:table-cell office:value-type="float" office:value="1385.7200269699097" table:style-name="ce5">
            <text:p>1.386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7467.6001453399658" table:style-name="ce5">
            <text:p>7.468</text:p>
          </table:table-cell>
          <table:table-cell office:value-type="float" office:value="4986.2400970458984" table:style-name="ce5">
            <text:p>4.986</text:p>
          </table:table-cell>
          <table:table-cell office:value-type="float" office:value="1295.5600252151489" table:style-name="ce5">
            <text:p>1.296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7988.9601554870605" table:style-name="ce5">
            <text:p>7.989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646.80001258850098" table:style-name="ce5">
            <text:p>647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7877.2401533126831" table:style-name="ce5">
            <text:p>7.87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11.3600196838379" table:style-name="ce5">
            <text:p>1.011</text:p>
          </table:table-cell>
          <table:table-cell office:value-type="float" office:value="715.40001392364502" table:style-name="ce5">
            <text:p>715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3124.2400608062744" table:style-name="ce5">
            <text:p>3.124</text:p>
          </table:table-cell>
          <table:table-cell office:value-type="float" office:value="1281.8400249481201" table:style-name="ce5">
            <text:p>1.282</text:p>
          </table:table-cell>
          <table:table-cell office:value-type="float" office:value="178.36000347137451" table:style-name="ce5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22.2800607681274" table:style-name="ce5">
            <text:p>3.122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2896.8800563812256" table:style-name="ce5">
            <text:p>2.8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74.480001449584961" table:style-name="ce5">
            <text:p>7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319.0401229858398" table:style-name="ce5">
            <text:p>6.319</text:p>
          </table:table-cell>
          <table:table-cell office:value-type="float" office:value="2077.600040435791" table:style-name="ce5">
            <text:p>2.078</text:p>
          </table:table-cell>
          <table:table-cell office:value-type="float" office:value="1313.2000255584717" table:style-name="ce5">
            <text:p>1.313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6740.440131187439" table:style-name="ce5">
            <text:p>6.740</text:p>
          </table:table-cell>
          <table:table-cell office:value-type="float" office:value="4792.2000932693481" table:style-name="ce5">
            <text:p>4.792</text:p>
          </table:table-cell>
          <table:table-cell office:value-type="float" office:value="1189.7200231552124" table:style-name="ce5">
            <text:p>1.19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7312.760142326355" table:style-name="ce5">
            <text:p>7.31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617.40001201629639" table:style-name="ce5">
            <text:p>617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7304.9201421737671" table:style-name="ce5">
            <text:p>7.30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68.44000911712646" table:style-name="ce5">
            <text:p>468</text:p>
          </table:table-cell>
          <table:table-cell office:value-type="float" office:value="411.60000801086426" table:style-name="ce5">
            <text:p>412</text:p>
          </table:table-cell>
          <table:table-cell office:value-type="float" office:value="319.48000621795654" table:style-name="ce5">
            <text:p>319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401.80000782012939" table:style-name="ce5">
            <text:p>402</text:p>
          </table:table-cell>
          <table:table-cell office:value-type="float" office:value="368.48000717163086" table:style-name="ce5">
            <text:p>368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411.60000801086426" table:style-name="ce5">
            <text:p>41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321.44000625610352" table:style-name="ce5">
            <text:p>32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434.6801252365112" table:style-name="ce5">
            <text:p>6.435</text:p>
          </table:table-cell>
          <table:table-cell office:value-type="float" office:value="2250.0800437927246" table:style-name="ce5">
            <text:p>2.250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5799.6401128768921" table:style-name="ce5">
            <text:p>5.800</text:p>
          </table:table-cell>
          <table:table-cell office:value-type="float" office:value="4933.3200960159302" table:style-name="ce5">
            <text:p>4.933</text:p>
          </table:table-cell>
          <table:table-cell office:value-type="float" office:value="1268.1200246810913" table:style-name="ce5">
            <text:p>1.268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699.2801303863525" table:style-name="ce5">
            <text:p>6.699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6954.080135345459" table:style-name="ce5">
            <text:p>6.95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5586.0001087188721" table:style-name="ce5">
            <text:p>5.586</text:p>
          </table:table-cell>
          <table:table-cell office:value-type="float" office:value="856.52001667022705" table:style-name="ce5">
            <text:p>857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5568.3601083755493" table:style-name="ce5">
            <text:p>5.568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625.2001094818115" table:style-name="ce5">
            <text:p>5.62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424.8801250457764" table:style-name="ce5">
            <text:p>6.425</text:p>
          </table:table-cell>
          <table:table-cell office:value-type="float" office:value="2255.9600439071655" table:style-name="ce5">
            <text:p>2.256</text:p>
          </table:table-cell>
          <table:table-cell office:value-type="float" office:value="1381.8000268936157" table:style-name="ce5">
            <text:p>1.382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7518.5601463317871" table:style-name="ce5">
            <text:p>7.519</text:p>
          </table:table-cell>
          <table:table-cell office:value-type="float" office:value="4976.4400968551636" table:style-name="ce5">
            <text:p>4.976</text:p>
          </table:table-cell>
          <table:table-cell office:value-type="float" office:value="1293.600025177002" table:style-name="ce5">
            <text:p>1.294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8039.9201564788818" table:style-name="ce5">
            <text:p>8.040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7973.2801551818848" table:style-name="ce5">
            <text:p>7.97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6.1200265884399" table:style-name="ce5">
            <text:p>1.36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8" table:number-rows-spanned="1" table:style-name="ce8">
            <text:p>MARGEM DE ERRO PARA O TOTAL DO INDICADOR B2D1 – ESCOLAS RURAIS, POR MOTIVOS PARA NÃO UTILIZAR INTERNET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58" table:number-rows-spanned="1" table:style-name="ce10">
            <text:p>Total de escolas localizadas em áreas rurais<text:s/>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A escola não necessita de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Alto custo de conexão à Internet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Falta de infraestrutura de acesso à Internet na região</text:p>
          </table:table-cell>
          <table:covered-table-cell table:number-columns-repeated="4"/>
          <table:table-cell office:value-type="string" table:number-columns-spanned="5" table:number-rows-spanned="1" table:style-name="ce11">
            <text:p>O custo-benefício do uso da Internet não compensa</text:p>
          </table:table-cell>
          <table:covered-table-cell table:number-columns-repeated="4"/>
          <table:table-cell office:value-type="string" table:number-columns-spanned="5" table:number-rows-spanned="1" table:style-name="ce11">
            <text:p>Os funcionários da escolas possuem pouca habilidade no uso da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Falta de interesse da escola em usar a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Preocupação com segurança e privacidade</text:p>
          </table:table-cell>
          <table:covered-table-cell table:number-columns-repeated="4"/>
          <table:table-cell office:value-type="string" table:number-columns-spanned="5" table:number-rows-spanned="1" table:style-name="ce11">
            <text:p>Ausência de energia elétrica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O fornecimento de energia elétrica na escola é intermitente</text:p>
          </table:table-cell>
          <table:covered-table-cell table:number-columns-repeated="4"/>
          <table:table-cell office:value-type="string" table:number-columns-spanned="5" table:number-rows-spanned="1" table:style-name="ce11">
            <text:p>Falta de infraestrutura de acesso à Internet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Outros<text:s/></text:p>
          </table:table-cell>
          <table:covered-table-cell table:number-columns-repeated="4"/>
          <table:table-cell table:number-columns-repeated="1632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030.5600395202637" table:style-name="ce5">
            <text:p>2.031</text:p>
          </table:table-cell>
          <table:table-cell office:value-type="float" office:value="7553.8401470184326" table:style-name="ce5">
            <text:p>7.554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599.3201284408569" table:style-name="ce5">
            <text:p>6.599</text:p>
          </table:table-cell>
          <table:table-cell office:value-type="float" office:value="5015.640097618103" table:style-name="ce5">
            <text:p>5.016</text:p>
          </table:table-cell>
          <table:table-cell office:value-type="float" office:value="6448.40012550354" table:style-name="ce5">
            <text:p>6.448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6599.3201284408569" table:style-name="ce5">
            <text:p>6.599</text:p>
          </table:table-cell>
          <table:table-cell office:value-type="float" office:value="7206.9201402664185" table:style-name="ce5">
            <text:p>7.207</text:p>
          </table:table-cell>
          <table:table-cell office:value-type="float" office:value="3618.1600704193115" table:style-name="ce5">
            <text:p>3.6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99.3201284408569" table:style-name="ce5">
            <text:p>6.599</text:p>
          </table:table-cell>
          <table:table-cell office:value-type="float" office:value="3802.400074005127" table:style-name="ce5">
            <text:p>3.802</text:p>
          </table:table-cell>
          <table:table-cell office:value-type="float" office:value="7083.4401378631592" table:style-name="ce5">
            <text:p>7.083</text:p>
          </table:table-cell>
          <table:table-cell office:value-type="float" office:value="184.24000358581543" table:style-name="ce5">
            <text:p>184</text:p>
          </table:table-cell>
          <table:table-cell office:value-type="string" table:style-name="ce5">
            <text:p>-</text:p>
          </table:table-cell>
          <table:table-cell office:value-type="float" office:value="6599.3201284408569" table:style-name="ce5">
            <text:p>6.599</text:p>
          </table:table-cell>
          <table:table-cell office:value-type="float" office:value="1867.8800363540649" table:style-name="ce5">
            <text:p>1.868</text:p>
          </table:table-cell>
          <table:table-cell office:value-type="float" office:value="7575.4001474380493" table:style-name="ce5">
            <text:p>7.575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599.3201284408569" table:style-name="ce5">
            <text:p>6.599</text:p>
          </table:table-cell>
          <table:table-cell office:value-type="float" office:value="1370.0400266647339" table:style-name="ce5">
            <text:p>1.370</text:p>
          </table:table-cell>
          <table:table-cell office:value-type="float" office:value="7581.2801475524902" table:style-name="ce5">
            <text:p>7.581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599.3201284408569" table:style-name="ce5">
            <text:p>6.599</text:p>
          </table:table-cell>
          <table:table-cell office:value-type="float" office:value="2889.0400562286377" table:style-name="ce5">
            <text:p>2.889</text:p>
          </table:table-cell>
          <table:table-cell office:value-type="float" office:value="7481.3201456069946" table:style-name="ce5">
            <text:p>7.481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6599.3201284408569" table:style-name="ce5">
            <text:p>6.599</text:p>
          </table:table-cell>
          <table:table-cell office:value-type="float" office:value="3275.1600637435913" table:style-name="ce5">
            <text:p>3.275</text:p>
          </table:table-cell>
          <table:table-cell office:value-type="float" office:value="7359.8001432418823" table:style-name="ce5">
            <text:p>7.360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599.3201284408569" table:style-name="ce5">
            <text:p>6.599</text:p>
          </table:table-cell>
          <table:table-cell office:value-type="float" office:value="3059.5600595474243" table:style-name="ce5">
            <text:p>3.060</text:p>
          </table:table-cell>
          <table:table-cell office:value-type="float" office:value="7438.2001447677612" table:style-name="ce5">
            <text:p>7.438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6599.3201284408569" table:style-name="ce5">
            <text:p>6.599</text:p>
          </table:table-cell>
          <table:table-cell office:value-type="float" office:value="7234.3601408004761" table:style-name="ce5">
            <text:p>7.234</text:p>
          </table:table-cell>
          <table:table-cell office:value-type="float" office:value="3598.5600700378418" table:style-name="ce5">
            <text:p>3.599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6599.3201284408569" table:style-name="ce5">
            <text:p>6.599</text:p>
          </table:table-cell>
          <table:table-cell office:value-type="float" office:value="1174.0400228500366" table:style-name="ce5">
            <text:p>1.174</text:p>
          </table:table-cell>
          <table:table-cell office:value-type="float" office:value="7571.4801473617554" table:style-name="ce5">
            <text:p>7.5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99.3201284408569" table:style-name="ce5">
            <text:p>6.599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20.880033493042" table:style-name="ce5">
            <text:p>1.721</text:p>
          </table:table-cell>
          <table:table-cell office:value-type="float" office:value="3045.8400592803955" table:style-name="ce5">
            <text:p>3.046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3316.3200645446777" table:style-name="ce5">
            <text:p>3.316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2783.2000541687012" table:style-name="ce5">
            <text:p>2.783</text:p>
          </table:table-cell>
          <table:table-cell office:value-type="float" office:value="2132.4800415039063" table:style-name="ce5">
            <text:p>2.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3049.7600593566895" table:style-name="ce5">
            <text:p>3.050</text:p>
          </table:table-cell>
          <table:table-cell office:value-type="float" office:value="1911.0000371932983" table:style-name="ce5">
            <text:p>1.911</text:p>
          </table:table-cell>
          <table:table-cell office:value-type="float" office:value="72.520001411437988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1266.1600246429443" table:style-name="ce5">
            <text:p>1.266</text:p>
          </table:table-cell>
          <table:table-cell office:value-type="float" office:value="3155.600061416626" table:style-name="ce5">
            <text:p>3.156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2216.7600431442261" table:style-name="ce5">
            <text:p>2.217</text:p>
          </table:table-cell>
          <table:table-cell office:value-type="float" office:value="2802.8000545501709" table:style-name="ce5">
            <text:p>2.8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2367.680046081543" table:style-name="ce5">
            <text:p>2.368</text:p>
          </table:table-cell>
          <table:table-cell office:value-type="float" office:value="2724.400053024292" table:style-name="ce5">
            <text:p>2.724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1203.4400234222412" table:style-name="ce5">
            <text:p>1.203</text:p>
          </table:table-cell>
          <table:table-cell office:value-type="float" office:value="3177.1600618362427" table:style-name="ce5">
            <text:p>3.177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0" table:style-name="ce5">
            <text:p>0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2696.9600524902344" table:style-name="ce5">
            <text:p>2.697</text:p>
          </table:table-cell>
          <table:table-cell office:value-type="float" office:value="2353.9600458145142" table:style-name="ce5">
            <text:p>2.3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1125.0400218963623" table:style-name="ce5">
            <text:p>1.125</text:p>
          </table:table-cell>
          <table:table-cell office:value-type="float" office:value="3118.3600606918335" table:style-name="ce5">
            <text:p>3.1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8.0400285720825" table:style-name="ce5">
            <text:p>1.468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45.080000877380371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103.88000202178955" table:style-name="ce5">
            <text:p>1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94.080001831054688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98.00000190734863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520001411437988" table:style-name="ce5">
            <text:p>73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46.6400203704834" table:style-name="ce5">
            <text:p>1.047</text:p>
          </table:table-cell>
          <table:table-cell office:value-type="float" office:value="6879.600133895874" table:style-name="ce5">
            <text:p>6.8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3731.8400726318359" table:style-name="ce5">
            <text:p>3.732</text:p>
          </table:table-cell>
          <table:table-cell office:value-type="float" office:value="6391.5601243972778" table:style-name="ce5">
            <text:p>6.392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6616.9601287841797" table:style-name="ce5">
            <text:p>6.617</text:p>
          </table:table-cell>
          <table:table-cell office:value-type="float" office:value="2892.9600563049316" table:style-name="ce5">
            <text:p>2.8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2248.1200437545776" table:style-name="ce5">
            <text:p>2.248</text:p>
          </table:table-cell>
          <table:table-cell office:value-type="float" office:value="6787.4801321029663" table:style-name="ce5">
            <text:p>6.7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850.2001333236694" table:style-name="ce5">
            <text:p>6.8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850.2001333236694" table:style-name="ce5">
            <text:p>6.850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1818.8800354003906" table:style-name="ce5">
            <text:p>1.819</text:p>
          </table:table-cell>
          <table:table-cell office:value-type="float" office:value="6903.1201343536377" table:style-name="ce5">
            <text:p>6.9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2254.0000438690186" table:style-name="ce5">
            <text:p>2.254</text:p>
          </table:table-cell>
          <table:table-cell office:value-type="float" office:value="6801.2001323699951" table:style-name="ce5">
            <text:p>6.8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2806.7200546264648" table:style-name="ce5">
            <text:p>2.807</text:p>
          </table:table-cell>
          <table:table-cell office:value-type="float" office:value="6689.4801301956177" table:style-name="ce5">
            <text:p>6.689</text:p>
          </table:table-cell>
          <table:table-cell office:value-type="float" office:value="0" table:style-name="ce5">
            <text:p>0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6679.6801300048828" table:style-name="ce5">
            <text:p>6.680</text:p>
          </table:table-cell>
          <table:table-cell office:value-type="float" office:value="2695.0000524520874" table:style-name="ce5">
            <text:p>2.6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6865.8801336288452" table:style-name="ce5">
            <text:p>6.8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05.2801246643066" table:style-name="ce5">
            <text:p>6.405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623.2800121307373" table:style-name="ce5">
            <text:p>6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478.24000930786133" table:style-name="ce5">
            <text:p>478</text:p>
          </table:table-cell>
          <table:table-cell office:value-type="float" office:value="523.3200101852417" table:style-name="ce5">
            <text:p>52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584.08001136779785" table:style-name="ce5">
            <text:p>584</text:p>
          </table:table-cell>
          <table:table-cell office:value-type="float" office:value="401.80000782012939" table:style-name="ce5">
            <text:p>4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270.48000526428223" table:style-name="ce5">
            <text:p>270</text:p>
          </table:table-cell>
          <table:table-cell office:value-type="float" office:value="613.48001194000244" table:style-name="ce5">
            <text:p>613</text:p>
          </table:table-cell>
          <table:table-cell office:value-type="float" office:value="162.6800031661987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607.60001182556152" table:style-name="ce5">
            <text:p>6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638.96001243591309" table:style-name="ce5">
            <text:p>6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184.24000358581543" table:style-name="ce5">
            <text:p>184</text:p>
          </table:table-cell>
          <table:table-cell office:value-type="float" office:value="633.08001232147217" table:style-name="ce5">
            <text:p>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593.88001155853271" table:style-name="ce5">
            <text:p>594</text:p>
          </table:table-cell>
          <table:table-cell office:value-type="float" office:value="364.56000709533691" table:style-name="ce5">
            <text:p>365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309.68000602722168" table:style-name="ce5">
            <text:p>310</text:p>
          </table:table-cell>
          <table:table-cell office:value-type="float" office:value="617.40001201629639" table:style-name="ce5">
            <text:p>6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0.96001052856445" table:style-name="ce5">
            <text:p>541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88.20000171661377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229.3200044631958" table:style-name="ce5">
            <text:p>229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0" table:style-name="ce5">
            <text:p>0</text:p>
          </table:table-cell>
          <table:table-cell office:value-type="float" office:value="280.28000545501709" table:style-name="ce5">
            <text:p>2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0" table:style-name="ce5">
            <text:p>0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268.52000522613525" table:style-name="ce5">
            <text:p>2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262.64000511169434" table:style-name="ce5">
            <text:p>2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2.4400053024292" table:style-name="ce5">
            <text:p>272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026.6400394439697" table:style-name="ce5">
            <text:p>2.027</text:p>
          </table:table-cell>
          <table:table-cell office:value-type="float" office:value="5627.1601095199585" table:style-name="ce5">
            <text:p>5.627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6640.4801292419434" table:style-name="ce5">
            <text:p>6.640</text:p>
          </table:table-cell>
          <table:table-cell office:value-type="float" office:value="4880.4000949859619" table:style-name="ce5">
            <text:p>4.880</text:p>
          </table:table-cell>
          <table:table-cell office:value-type="float" office:value="3776.9200735092163" table:style-name="ce5">
            <text:p>3.777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6640.4801292419434" table:style-name="ce5">
            <text:p>6.640</text:p>
          </table:table-cell>
          <table:table-cell office:value-type="float" office:value="5033.2800979614258" table:style-name="ce5">
            <text:p>5.033</text:p>
          </table:table-cell>
          <table:table-cell office:value-type="float" office:value="3612.2800703048706" table:style-name="ce5">
            <text:p>3.6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40.4801292419434" table:style-name="ce5">
            <text:p>6.640</text:p>
          </table:table-cell>
          <table:table-cell office:value-type="float" office:value="3571.1200695037842" table:style-name="ce5">
            <text:p>3.571</text:p>
          </table:table-cell>
          <table:table-cell office:value-type="float" office:value="4950.9600963592529" table:style-name="ce5">
            <text:p>4.951</text:p>
          </table:table-cell>
          <table:table-cell office:value-type="float" office:value="162.6800031661987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6640.4801292419434" table:style-name="ce5">
            <text:p>6.640</text:p>
          </table:table-cell>
          <table:table-cell office:value-type="float" office:value="1281.8400249481201" table:style-name="ce5">
            <text:p>1.282</text:p>
          </table:table-cell>
          <table:table-cell office:value-type="float" office:value="5707.5201110839844" table:style-name="ce5">
            <text:p>5.708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6640.4801292419434" table:style-name="ce5">
            <text:p>6.640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5733.000111579895" table:style-name="ce5">
            <text:p>5.733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640.4801292419434" table:style-name="ce5">
            <text:p>6.640</text:p>
          </table:table-cell>
          <table:table-cell office:value-type="float" office:value="2522.5200490951538" table:style-name="ce5">
            <text:p>2.523</text:p>
          </table:table-cell>
          <table:table-cell office:value-type="float" office:value="5505.6401071548462" table:style-name="ce5">
            <text:p>5.506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6640.4801292419434" table:style-name="ce5">
            <text:p>6.640</text:p>
          </table:table-cell>
          <table:table-cell office:value-type="float" office:value="3290.8400640487671" table:style-name="ce5">
            <text:p>3.291</text:p>
          </table:table-cell>
          <table:table-cell office:value-type="float" office:value="5248.8801021575928" table:style-name="ce5">
            <text:p>5.2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40.4801292419434" table:style-name="ce5">
            <text:p>6.640</text:p>
          </table:table-cell>
          <table:table-cell office:value-type="float" office:value="2783.2000541687012" table:style-name="ce5">
            <text:p>2.783</text:p>
          </table:table-cell>
          <table:table-cell office:value-type="float" office:value="5415.4801054000854" table:style-name="ce5">
            <text:p>5.415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6640.4801292419434" table:style-name="ce5">
            <text:p>6.640</text:p>
          </table:table-cell>
          <table:table-cell office:value-type="float" office:value="5074.4400987625122" table:style-name="ce5">
            <text:p>5.074</text:p>
          </table:table-cell>
          <table:table-cell office:value-type="float" office:value="3592.6800699234009" table:style-name="ce5">
            <text:p>3.59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6640.4801292419434" table:style-name="ce5">
            <text:p>6.640</text:p>
          </table:table-cell>
          <table:table-cell office:value-type="float" office:value="1154.4400224685669" table:style-name="ce5">
            <text:p>1.154</text:p>
          </table:table-cell>
          <table:table-cell office:value-type="float" office:value="5689.8801107406616" table:style-name="ce5">
            <text:p>5.6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40.4801292419434" table:style-name="ce5">
            <text:p>6.64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558.5601081848145" table:style-name="ce5">
            <text:p>5.559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613.48001194000244" table:style-name="ce5">
            <text:p>613</text:p>
          </table:table-cell>
          <table:table-cell office:value-type="float" office:value="5540.9201078414917" table:style-name="ce5">
            <text:p>5.541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5558.5601081848145" table:style-name="ce5">
            <text:p>5.559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90.160001754760742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5560.5201082229614" table:style-name="ce5">
            <text:p>5.561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601.72001171112061" table:style-name="ce5">
            <text:p>602</text:p>
          </table:table-cell>
          <table:table-cell office:value-type="float" office:value="5542.8801078796387" table:style-name="ce5">
            <text:p>5.5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350.84000682830811" table:style-name="ce5">
            <text:p>351</text:p>
          </table:table-cell>
          <table:table-cell office:value-type="float" office:value="5552.6801080703735" table:style-name="ce5">
            <text:p>5.553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5558.5601081848145" table:style-name="ce5">
            <text:p>5.559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5558.5601081848145" table:style-name="ce5">
            <text:p>5.559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558.5601081848145" table:style-name="ce5">
            <text:p>5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2.96001815795898" table:style-name="ce5">
            <text:p>933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030.5600395202637" table:style-name="ce5">
            <text:p>2.031</text:p>
          </table:table-cell>
          <table:table-cell office:value-type="float" office:value="7536.2001466751099" table:style-name="ce5">
            <text:p>7.536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632.6401290893555" table:style-name="ce5">
            <text:p>6.633</text:p>
          </table:table-cell>
          <table:table-cell office:value-type="float" office:value="4876.480094909668" table:style-name="ce5">
            <text:p>4.876</text:p>
          </table:table-cell>
          <table:table-cell office:value-type="float" office:value="6448.40012550354" table:style-name="ce5">
            <text:p>6.448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6632.6401290893555" table:style-name="ce5">
            <text:p>6.633</text:p>
          </table:table-cell>
          <table:table-cell office:value-type="float" office:value="7171.6401395797729" table:style-name="ce5">
            <text:p>7.172</text:p>
          </table:table-cell>
          <table:table-cell office:value-type="float" office:value="3618.1600704193115" table:style-name="ce5">
            <text:p>3.6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2.6401290893555" table:style-name="ce5">
            <text:p>6.633</text:p>
          </table:table-cell>
          <table:table-cell office:value-type="float" office:value="3571.1200695037842" table:style-name="ce5">
            <text:p>3.571</text:p>
          </table:table-cell>
          <table:table-cell office:value-type="float" office:value="7083.4401378631592" table:style-name="ce5">
            <text:p>7.083</text:p>
          </table:table-cell>
          <table:table-cell office:value-type="float" office:value="184.24000358581543" table:style-name="ce5">
            <text:p>184</text:p>
          </table:table-cell>
          <table:table-cell office:value-type="string" table:style-name="ce5">
            <text:p>-</text:p>
          </table:table-cell>
          <table:table-cell office:value-type="float" office:value="6632.6401290893555" table:style-name="ce5">
            <text:p>6.633</text:p>
          </table:table-cell>
          <table:table-cell office:value-type="float" office:value="1285.7600250244141" table:style-name="ce5">
            <text:p>1.286</text:p>
          </table:table-cell>
          <table:table-cell office:value-type="float" office:value="7575.4001474380493" table:style-name="ce5">
            <text:p>7.575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632.6401290893555" table:style-name="ce5">
            <text:p>6.633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7581.2801475524902" table:style-name="ce5">
            <text:p>7.581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632.6401290893555" table:style-name="ce5">
            <text:p>6.633</text:p>
          </table:table-cell>
          <table:table-cell office:value-type="float" office:value="2577.400050163269" table:style-name="ce5">
            <text:p>2.577</text:p>
          </table:table-cell>
          <table:table-cell office:value-type="float" office:value="7481.3201456069946" table:style-name="ce5">
            <text:p>7.481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6632.6401290893555" table:style-name="ce5">
            <text:p>6.633</text:p>
          </table:table-cell>
          <table:table-cell office:value-type="float" office:value="3275.1600637435913" table:style-name="ce5">
            <text:p>3.275</text:p>
          </table:table-cell>
          <table:table-cell office:value-type="float" office:value="7328.4401426315308" table:style-name="ce5">
            <text:p>7.328</text:p>
          </table:table-cell>
          <table:table-cell office:value-type="string" table:style-name="ce5">
            <text:p>-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6632.6401290893555" table:style-name="ce5">
            <text:p>6.633</text:p>
          </table:table-cell>
          <table:table-cell office:value-type="float" office:value="2789.0800542831421" table:style-name="ce5">
            <text:p>2.789</text:p>
          </table:table-cell>
          <table:table-cell office:value-type="float" office:value="7438.2001447677612" table:style-name="ce5">
            <text:p>7.438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6632.6401290893555" table:style-name="ce5">
            <text:p>6.633</text:p>
          </table:table-cell>
          <table:table-cell office:value-type="float" office:value="7199.0801401138306" table:style-name="ce5">
            <text:p>7.199</text:p>
          </table:table-cell>
          <table:table-cell office:value-type="float" office:value="3598.5600700378418" table:style-name="ce5">
            <text:p>3.599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6632.6401290893555" table:style-name="ce5">
            <text:p>6.633</text:p>
          </table:table-cell>
          <table:table-cell office:value-type="float" office:value="1174.0400228500366" table:style-name="ce5">
            <text:p>1.174</text:p>
          </table:table-cell>
          <table:table-cell office:value-type="float" office:value="7557.7601470947266" table:style-name="ce5">
            <text:p>7.5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2.6401290893555" table:style-name="ce5">
            <text:p>6.633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45.080000877380371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2.88001251220703" table:style-name="ce5">
            <text:p>643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8" table:number-rows-spanned="1" table:style-name="ce9"/>
          <table:covered-table-cell table:number-columns-repeated="57"/>
          <table:table-cell table:number-columns-repeated="16326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MARGEM DE ERRO PARA O TOTAL DO INDICADOR B4A – ESCOLAS RURAIS, POR USO DO CELULAR EM ATIVIDADES ADMINISTRATIVA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rurai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575.0001668930054" table:style-name="ce5">
            <text:p>8.575</text:p>
          </table:table-cell>
          <table:table-cell office:value-type="float" office:value="4782.4000930786133" table:style-name="ce5">
            <text:p>4.782</text:p>
          </table:table-cell>
          <table:table-cell office:value-type="float" office:value="550.76001071929932" table:style-name="ce5">
            <text:p>5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40.0800533294678" table:style-name="ce5">
            <text:p>2.740</text:p>
          </table:table-cell>
          <table:table-cell office:value-type="float" office:value="2450.0000476837158" table:style-name="ce5">
            <text:p>2.450</text:p>
          </table:table-cell>
          <table:table-cell office:value-type="float" office:value="540.96001052856445" table:style-name="ce5">
            <text:p>54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098.720157623291" table:style-name="ce5">
            <text:p>8.099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80.16001129150391" table:style-name="ce5">
            <text:p>580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9.8000001907348633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9.48000621795654" table:style-name="ce5">
            <text:p>319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101.92000198364258" table:style-name="ce5">
            <text:p>10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314.720142364502" table:style-name="ce5">
            <text:p>7.315</text:p>
          </table:table-cell>
          <table:table-cell office:value-type="float" office:value="4686.3600912094116" table:style-name="ce5">
            <text:p>4.686</text:p>
          </table:table-cell>
          <table:table-cell office:value-type="float" office:value="550.76001071929932" table:style-name="ce5">
            <text:p>5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568.3601083755493" table:style-name="ce5">
            <text:p>5.568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618.1201677322388" table:style-name="ce5">
            <text:p>8.618</text:p>
          </table:table-cell>
          <table:table-cell office:value-type="float" office:value="4690.2800912857056" table:style-name="ce5">
            <text:p>4.690</text:p>
          </table:table-cell>
          <table:table-cell office:value-type="float" office:value="550.76001071929932" table:style-name="ce5">
            <text:p>5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B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MARGEM DE ERRO PARA O TOTAL DO INDICADOR B4B – ESCOLAS RURAIS, POR ORIGEM DO CELULAR UTILIZADO NAS ATIVIDADES ADMINISTRATIV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rurais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De propriedade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essoal, mas cujos créditos ou planos foram custe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essoal, não custeado pela escola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793.40003490448" table:style-name="ce5">
            <text:p>1.793</text:p>
          </table:table-cell>
          <table:table-cell office:value-type="float" office:value="8578.9201669692993" table:style-name="ce5">
            <text:p>8.5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8.2800931930542" table:style-name="ce5">
            <text:p>4.788</text:p>
          </table:table-cell>
          <table:table-cell office:value-type="float" office:value="1681.6800327301025" table:style-name="ce5">
            <text:p>1.682</text:p>
          </table:table-cell>
          <table:table-cell office:value-type="float" office:value="8692.6001691818237" table:style-name="ce5">
            <text:p>8.693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4788.2800931930542" table:style-name="ce5">
            <text:p>4.788</text:p>
          </table:table-cell>
          <table:table-cell office:value-type="float" office:value="8694.5601692199707" table:style-name="ce5">
            <text:p>8.695</text:p>
          </table:table-cell>
          <table:table-cell office:value-type="float" office:value="1687.5600328445435" table:style-name="ce5">
            <text:p>1.688</text:p>
          </table:table-cell>
          <table:table-cell office:value-type="float" office:value="68.600001335144043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4788.2800931930542" table:style-name="ce5">
            <text:p>4.788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2751.8400535583496" table:style-name="ce5">
            <text:p>2.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59.8000478744507" table:style-name="ce5">
            <text:p>2.460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2738.1200532913208" table:style-name="ce5">
            <text:p>2.7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59.8000478744507" table:style-name="ce5">
            <text:p>2.460</text:p>
          </table:table-cell>
          <table:table-cell office:value-type="float" office:value="2738.1200532913208" table:style-name="ce5">
            <text:p>2.738</text:p>
          </table:table-cell>
          <table:table-cell office:value-type="float" office:value="145.04000282287598" table:style-name="ce5">
            <text:p>145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2459.8000478744507" table:style-name="ce5">
            <text:p>2.46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92.120001792907715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.8000020980835" table:style-name="ce5">
            <text:p>10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67.9200344085693" table:style-name="ce5">
            <text:p>1.768</text:p>
          </table:table-cell>
          <table:table-cell office:value-type="float" office:value="8096.760157585144" table:style-name="ce5">
            <text:p>8.0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1658.1600322723389" table:style-name="ce5">
            <text:p>1.658</text:p>
          </table:table-cell>
          <table:table-cell office:value-type="float" office:value="8222.2001600265503" table:style-name="ce5">
            <text:p>8.2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8222.2001600265503" table:style-name="ce5">
            <text:p>8.222</text:p>
          </table:table-cell>
          <table:table-cell office:value-type="float" office:value="1656.2000322341919" table:style-name="ce5">
            <text:p>1.656</text:p>
          </table:table-cell>
          <table:table-cell office:value-type="float" office:value="9.800000190734863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4051.3200788497925" table:style-name="ce5">
            <text:p>4.05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586.04001140594482" table:style-name="ce5">
            <text:p>5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580.16001129150391" table:style-name="ce5">
            <text:p>5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589.96001148223877" table:style-name="ce5">
            <text:p>590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595.84001159667969" table:style-name="ce5">
            <text:p>5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346.92000675201416" table:style-name="ce5">
            <text:p>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343.00000667572021" table:style-name="ce5">
            <text:p>343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3.60000610351563" table:style-name="ce5">
            <text:p>314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87.5200347900391" table:style-name="ce5">
            <text:p>1.788</text:p>
          </table:table-cell>
          <table:table-cell office:value-type="float" office:value="7277.4801416397095" table:style-name="ce5">
            <text:p>7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8.1200914382935" table:style-name="ce5">
            <text:p>4.698</text:p>
          </table:table-cell>
          <table:table-cell office:value-type="float" office:value="1577.800030708313" table:style-name="ce5">
            <text:p>1.578</text:p>
          </table:table-cell>
          <table:table-cell office:value-type="float" office:value="7357.8401432037354" table:style-name="ce5">
            <text:p>7.3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98.1200914382935" table:style-name="ce5">
            <text:p>4.698</text:p>
          </table:table-cell>
          <table:table-cell office:value-type="float" office:value="7357.8401432037354" table:style-name="ce5">
            <text:p>7.358</text:p>
          </table:table-cell>
          <table:table-cell office:value-type="float" office:value="1581.7200307846069" table:style-name="ce5">
            <text:p>1.582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4698.1200914382935" table:style-name="ce5">
            <text:p>4.69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5568.3601083755493" table:style-name="ce5">
            <text:p>5.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5568.3601083755493" table:style-name="ce5">
            <text:p>5.5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5568.3601083755493" table:style-name="ce5">
            <text:p>5.568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827.12001609802246" table:style-name="ce5">
            <text:p>82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789.480034828186" table:style-name="ce5">
            <text:p>1.789</text:p>
          </table:table-cell>
          <table:table-cell office:value-type="float" office:value="8620.0801677703857" table:style-name="ce5">
            <text:p>8.6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6.1600914001465" table:style-name="ce5">
            <text:p>4.696</text:p>
          </table:table-cell>
          <table:table-cell office:value-type="float" office:value="1579.76003074646" table:style-name="ce5">
            <text:p>1.580</text:p>
          </table:table-cell>
          <table:table-cell office:value-type="float" office:value="8692.6001691818237" table:style-name="ce5">
            <text:p>8.6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96.1600914001465" table:style-name="ce5">
            <text:p>4.696</text:p>
          </table:table-cell>
          <table:table-cell office:value-type="float" office:value="8694.5601692199707" table:style-name="ce5">
            <text:p>8.695</text:p>
          </table:table-cell>
          <table:table-cell office:value-type="float" office:value="1583.6800308227539" table:style-name="ce5">
            <text:p>1.584</text:p>
          </table:table-cell>
          <table:table-cell office:value-type="float" office:value="68.600001335144043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4696.1600914001465" table:style-name="ce5">
            <text:p>4.6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633.08001232147217" table:style-name="ce5">
            <text:p>6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29.16001224517822" table:style-name="ce5">
            <text:p>629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8">
            <text:p>MARGEM DE ERRO PARA O TOTAL DO INDICADOR B4C – ESCOLAS RURAIS, POR ATIVIDADES ADMINISTRATIVAS REALIZADAS COM O CELULAR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0">
            <text:p>Total de escolas localizadas em áreas rurais<text:s/>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Enviar mensagens de texto SMS</text:p>
          </table:table-cell>
          <table:covered-table-cell table:number-columns-repeated="4"/>
          <table:table-cell office:value-type="string" table:number-columns-spanned="5" table:number-rows-spanned="1" table:style-name="ce11">
            <text:p>Enviar mensagem por aplicativos</text:p>
          </table:table-cell>
          <table:covered-table-cell table:number-columns-repeated="4"/>
          <table:table-cell office:value-type="string" table:number-columns-spanned="5" table:number-rows-spanned="1" table:style-name="ce11">
            <text:p>Acessar páginas ou sites da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Enviar e-mails</text:p>
          </table:table-cell>
          <table:covered-table-cell table:number-columns-repeated="4"/>
          <table:table-cell office:value-type="string" table:number-columns-spanned="5" table:number-rows-spanned="1" table:style-name="ce11">
            <text:p>Comunicar-se com os pais d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Comunicar-se com 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Acessar redes sociais</text:p>
          </table:table-cell>
          <table:covered-table-cell table:number-columns-repeated="4"/>
          <table:table-cell office:value-type="string" table:number-columns-spanned="5" table:number-rows-spanned="1" table:style-name="ce11">
            <text:p>Acessar programas de gestão escolar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091.680118560791" table:style-name="ce5">
            <text:p>6.092</text:p>
          </table:table-cell>
          <table:table-cell office:value-type="float" office:value="7497.0001459121704" table:style-name="ce5">
            <text:p>7.497</text:p>
          </table:table-cell>
          <table:table-cell office:value-type="float" office:value="152.88000297546387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4788.2800931930542" table:style-name="ce5">
            <text:p>4.788</text:p>
          </table:table-cell>
          <table:table-cell office:value-type="float" office:value="7220.6401405334473" table:style-name="ce5">
            <text:p>7.221</text:p>
          </table:table-cell>
          <table:table-cell office:value-type="float" office:value="5944.6801156997681" table:style-name="ce5">
            <text:p>5.945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4788.2800931930542" table:style-name="ce5">
            <text:p>4.788</text:p>
          </table:table-cell>
          <table:table-cell office:value-type="float" office:value="7988.9601554870605" table:style-name="ce5">
            <text:p>7.989</text:p>
          </table:table-cell>
          <table:table-cell office:value-type="float" office:value="4837.2800941467285" table:style-name="ce5">
            <text:p>4.837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4788.2800931930542" table:style-name="ce5">
            <text:p>4.788</text:p>
          </table:table-cell>
          <table:table-cell office:value-type="float" office:value="5797.6801128387451" table:style-name="ce5">
            <text:p>5.798</text:p>
          </table:table-cell>
          <table:table-cell office:value-type="float" office:value="7714.5601501464844" table:style-name="ce5">
            <text:p>7.715</text:p>
          </table:table-cell>
          <table:table-cell office:value-type="float" office:value="166.60000324249268" table:style-name="ce5">
            <text:p>167</text:p>
          </table:table-cell>
          <table:table-cell office:value-type="string" table:style-name="ce5">
            <text:p>-</text:p>
          </table:table-cell>
          <table:table-cell office:value-type="float" office:value="4788.2800931930542" table:style-name="ce5">
            <text:p>4.788</text:p>
          </table:table-cell>
          <table:table-cell office:value-type="float" office:value="7114.8001384735107" table:style-name="ce5">
            <text:p>7.115</text:p>
          </table:table-cell>
          <table:table-cell office:value-type="float" office:value="6228.8801212310791" table:style-name="ce5">
            <text:p>6.229</text:p>
          </table:table-cell>
          <table:table-cell office:value-type="float" office:value="139.16000270843506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4788.2800931930542" table:style-name="ce5">
            <text:p>4.788</text:p>
          </table:table-cell>
          <table:table-cell office:value-type="float" office:value="8696.5201692581177" table:style-name="ce5">
            <text:p>8.697</text:p>
          </table:table-cell>
          <table:table-cell office:value-type="float" office:value="1289.680025100708" table:style-name="ce5">
            <text:p>1.2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8.2800931930542" table:style-name="ce5">
            <text:p>4.788</text:p>
          </table:table-cell>
          <table:table-cell office:value-type="float" office:value="4760.8400926589966" table:style-name="ce5">
            <text:p>4.761</text:p>
          </table:table-cell>
          <table:table-cell office:value-type="float" office:value="8426.0401639938354" table:style-name="ce5">
            <text:p>8.426</text:p>
          </table:table-cell>
          <table:table-cell office:value-type="float" office:value="219.52000427246094" table:style-name="ce5">
            <text:p>220</text:p>
          </table:table-cell>
          <table:table-cell office:value-type="string" table:style-name="ce5">
            <text:p>-</text:p>
          </table:table-cell>
          <table:table-cell office:value-type="float" office:value="4788.2800931930542" table:style-name="ce5">
            <text:p>4.788</text:p>
          </table:table-cell>
          <table:table-cell office:value-type="float" office:value="7077.5601377487183" table:style-name="ce5">
            <text:p>7.078</text:p>
          </table:table-cell>
          <table:table-cell office:value-type="float" office:value="6479.7601261138916" table:style-name="ce5">
            <text:p>6.480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4788.2800931930542" table:style-name="ce5">
            <text:p>4.788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51.9600477218628" table:style-name="ce5">
            <text:p>2.452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59.8000478744507" table:style-name="ce5">
            <text:p>2.460</text:p>
          </table:table-cell>
          <table:table-cell office:value-type="float" office:value="2438.240047454834" table:style-name="ce5">
            <text:p>2.438</text:p>
          </table:table-cell>
          <table:table-cell office:value-type="float" office:value="1673.8400325775146" table:style-name="ce5">
            <text:p>1.674</text:p>
          </table:table-cell>
          <table:table-cell office:value-type="float" office:value="15.68000030517578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2459.8000478744507" table:style-name="ce5">
            <text:p>2.460</text:p>
          </table:table-cell>
          <table:table-cell office:value-type="float" office:value="2757.7200536727905" table:style-name="ce5">
            <text:p>2.758</text:p>
          </table:table-cell>
          <table:table-cell office:value-type="float" office:value="229.3200044631958" table:style-name="ce5">
            <text:p>2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59.8000478744507" table:style-name="ce5">
            <text:p>2.460</text:p>
          </table:table-cell>
          <table:table-cell office:value-type="float" office:value="2320.6400451660156" table:style-name="ce5">
            <text:p>2.321</text:p>
          </table:table-cell>
          <table:table-cell office:value-type="float" office:value="1858.0800361633301" table:style-name="ce5">
            <text:p>1.8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59.8000478744507" table:style-name="ce5">
            <text:p>2.460</text:p>
          </table:table-cell>
          <table:table-cell office:value-type="float" office:value="2244.2000436782837" table:style-name="ce5">
            <text:p>2.244</text:p>
          </table:table-cell>
          <table:table-cell office:value-type="float" office:value="1960.0000381469727" table:style-name="ce5">
            <text:p>1.9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59.8000478744507" table:style-name="ce5">
            <text:p>2.460</text:p>
          </table:table-cell>
          <table:table-cell office:value-type="float" office:value="2740.0800533294678" table:style-name="ce5">
            <text:p>2.740</text:p>
          </table:table-cell>
          <table:table-cell office:value-type="float" office:value="101.92000198364258" table:style-name="ce5">
            <text:p>1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59.8000478744507" table:style-name="ce5">
            <text:p>2.460</text:p>
          </table:table-cell>
          <table:table-cell office:value-type="float" office:value="2103.0800409317017" table:style-name="ce5">
            <text:p>2.103</text:p>
          </table:table-cell>
          <table:table-cell office:value-type="float" office:value="2128.5600414276123" table:style-name="ce5">
            <text:p>2.1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59.8000478744507" table:style-name="ce5">
            <text:p>2.460</text:p>
          </table:table-cell>
          <table:table-cell office:value-type="float" office:value="2453.9200477600098" table:style-name="ce5">
            <text:p>2.454</text:p>
          </table:table-cell>
          <table:table-cell office:value-type="float" office:value="1534.6800298690796" table:style-name="ce5">
            <text:p>1.5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59.8000478744507" table:style-name="ce5">
            <text:p>2.46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07.8000020980835" table:style-name="ce5">
            <text:p>10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537.0001077651978" table:style-name="ce5">
            <text:p>5.537</text:p>
          </table:table-cell>
          <table:table-cell office:value-type="float" office:value="7314.720142364502" table:style-name="ce5">
            <text:p>7.3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6760.0401315689087" table:style-name="ce5">
            <text:p>6.760</text:p>
          </table:table-cell>
          <table:table-cell office:value-type="float" office:value="5695.7601108551025" table:style-name="ce5">
            <text:p>5.6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7469.5601453781128" table:style-name="ce5">
            <text:p>7.470</text:p>
          </table:table-cell>
          <table:table-cell office:value-type="float" office:value="4807.8800935745239" table:style-name="ce5">
            <text:p>4.8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5270.4401025772095" table:style-name="ce5">
            <text:p>5.270</text:p>
          </table:table-cell>
          <table:table-cell office:value-type="float" office:value="7471.5201454162598" table:style-name="ce5">
            <text:p>7.4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6716.9201307296753" table:style-name="ce5">
            <text:p>6.717</text:p>
          </table:table-cell>
          <table:table-cell office:value-type="float" office:value="5901.5601148605347" table:style-name="ce5">
            <text:p>5.9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8224.1601600646973" table:style-name="ce5">
            <text:p>8.224</text:p>
          </table:table-cell>
          <table:table-cell office:value-type="float" office:value="1252.4400243759155" table:style-name="ce5">
            <text:p>1.2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4219.8800821304321" table:style-name="ce5">
            <text:p>4.220</text:p>
          </table:table-cell>
          <table:table-cell office:value-type="float" office:value="8134.0001583099365" table:style-name="ce5">
            <text:p>8.134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6607.1601285934448" table:style-name="ce5">
            <text:p>6.607</text:p>
          </table:table-cell>
          <table:table-cell office:value-type="float" office:value="6270.0401220321655" table:style-name="ce5">
            <text:p>6.2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51.3200788497925" table:style-name="ce5">
            <text:p>4.05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137.20000267028809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603.68001174926758" table:style-name="ce5">
            <text:p>604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433.16000843048096" table:style-name="ce5">
            <text:p>433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566.4400110244751" table:style-name="ce5">
            <text:p>566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137.20000267028809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137.20000267028809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227.36000442504883" table:style-name="ce5">
            <text:p>2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560.56001091003418" table:style-name="ce5">
            <text:p>561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192.08000373840332" table:style-name="ce5">
            <text:p>192</text:p>
          </table:table-cell>
          <table:table-cell office:value-type="string" table:style-name="ce5">
            <text:p>-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490.00000953674316" table:style-name="ce5">
            <text:p>490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595.84001159667969" table:style-name="ce5">
            <text:p>59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68.600001335144043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44.96000671386719" table:style-name="ce5">
            <text:p>345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94.080001831054688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19.48000621795654" table:style-name="ce5">
            <text:p>319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168.56000328063965" table:style-name="ce5">
            <text:p>1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103.88000202178955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282.24000549316406" table:style-name="ce5">
            <text:p>282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313.60000610351563" table:style-name="ce5">
            <text:p>314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138.7201194763184" table:style-name="ce5">
            <text:p>6.139</text:p>
          </table:table-cell>
          <table:table-cell office:value-type="float" office:value="5411.5601053237915" table:style-name="ce5">
            <text:p>5.412</text:p>
          </table:table-cell>
          <table:table-cell office:value-type="float" office:value="152.88000297546387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4698.1200914382935" table:style-name="ce5">
            <text:p>4.698</text:p>
          </table:table-cell>
          <table:table-cell office:value-type="float" office:value="7316.6801424026489" table:style-name="ce5">
            <text:p>7.317</text:p>
          </table:table-cell>
          <table:table-cell office:value-type="float" office:value="2357.8800458908081" table:style-name="ce5">
            <text:p>2.358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4698.1200914382935" table:style-name="ce5">
            <text:p>4.698</text:p>
          </table:table-cell>
          <table:table-cell office:value-type="float" office:value="6354.3201236724854" table:style-name="ce5">
            <text:p>6.354</text:p>
          </table:table-cell>
          <table:table-cell office:value-type="float" office:value="4827.4800939559937" table:style-name="ce5">
            <text:p>4.827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4698.1200914382935" table:style-name="ce5">
            <text:p>4.698</text:p>
          </table:table-cell>
          <table:table-cell office:value-type="float" office:value="5864.3201141357422" table:style-name="ce5">
            <text:p>5.864</text:p>
          </table:table-cell>
          <table:table-cell office:value-type="float" office:value="5633.0401096343994" table:style-name="ce5">
            <text:p>5.633</text:p>
          </table:table-cell>
          <table:table-cell office:value-type="float" office:value="166.60000324249268" table:style-name="ce5">
            <text:p>167</text:p>
          </table:table-cell>
          <table:table-cell office:value-type="string" table:style-name="ce5">
            <text:p>-</text:p>
          </table:table-cell>
          <table:table-cell office:value-type="float" office:value="4698.1200914382935" table:style-name="ce5">
            <text:p>4.698</text:p>
          </table:table-cell>
          <table:table-cell office:value-type="float" office:value="7203.0001401901245" table:style-name="ce5">
            <text:p>7.203</text:p>
          </table:table-cell>
          <table:table-cell office:value-type="float" office:value="3081.120059967041" table:style-name="ce5">
            <text:p>3.081</text:p>
          </table:table-cell>
          <table:table-cell office:value-type="float" office:value="139.16000270843506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4698.1200914382935" table:style-name="ce5">
            <text:p>4.698</text:p>
          </table:table-cell>
          <table:table-cell office:value-type="float" office:value="7375.4801435470581" table:style-name="ce5">
            <text:p>7.375</text:p>
          </table:table-cell>
          <table:table-cell office:value-type="float" office:value="1154.4400224685669" table:style-name="ce5">
            <text:p>1.1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8.1200914382935" table:style-name="ce5">
            <text:p>4.698</text:p>
          </table:table-cell>
          <table:table-cell office:value-type="float" office:value="4792.2000932693481" table:style-name="ce5">
            <text:p>4.792</text:p>
          </table:table-cell>
          <table:table-cell office:value-type="float" office:value="6685.5601301193237" table:style-name="ce5">
            <text:p>6.686</text:p>
          </table:table-cell>
          <table:table-cell office:value-type="float" office:value="219.52000427246094" table:style-name="ce5">
            <text:p>220</text:p>
          </table:table-cell>
          <table:table-cell office:value-type="string" table:style-name="ce5">
            <text:p>-</text:p>
          </table:table-cell>
          <table:table-cell office:value-type="float" office:value="4698.1200914382935" table:style-name="ce5">
            <text:p>4.698</text:p>
          </table:table-cell>
          <table:table-cell office:value-type="float" office:value="7142.2401390075684" table:style-name="ce5">
            <text:p>7.142</text:p>
          </table:table-cell>
          <table:table-cell office:value-type="float" office:value="3712.2400722503662" table:style-name="ce5">
            <text:p>3.712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4698.1200914382935" table:style-name="ce5">
            <text:p>4.69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03.60001564025879" table:style-name="ce5">
            <text:p>804</text:p>
          </table:table-cell>
          <table:table-cell office:value-type="float" office:value="5533.0801076889038" table:style-name="ce5">
            <text:p>5.5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815.36001586914063" table:style-name="ce5">
            <text:p>815</text:p>
          </table:table-cell>
          <table:table-cell office:value-type="float" office:value="5531.1201076507568" table:style-name="ce5">
            <text:p>5.531</text:p>
          </table:table-cell>
          <table:table-cell office:value-type="float" office:value="15.68000030517578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5552.6801080703735" table:style-name="ce5">
            <text:p>5.553</text:p>
          </table:table-cell>
          <table:table-cell office:value-type="float" office:value="572.32001113891602" table:style-name="ce5">
            <text:p>5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809.48001575469971" table:style-name="ce5">
            <text:p>809</text:p>
          </table:table-cell>
          <table:table-cell office:value-type="float" office:value="5533.0801076889038" table:style-name="ce5">
            <text:p>5.5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813.40001583099365" table:style-name="ce5">
            <text:p>813</text:p>
          </table:table-cell>
          <table:table-cell office:value-type="float" office:value="5531.1201076507568" table:style-name="ce5">
            <text:p>5.5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5550.7201080322266" table:style-name="ce5">
            <text:p>5.551</text:p>
          </table:table-cell>
          <table:table-cell office:value-type="float" office:value="588.0000114440918" table:style-name="ce5">
            <text:p>5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817.3200159072876" table:style-name="ce5">
            <text:p>817</text:p>
          </table:table-cell>
          <table:table-cell office:value-type="float" office:value="5531.1201076507568" table:style-name="ce5">
            <text:p>5.5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803.60001564025879" table:style-name="ce5">
            <text:p>804</text:p>
          </table:table-cell>
          <table:table-cell office:value-type="float" office:value="5533.0801076889038" table:style-name="ce5">
            <text:p>5.533</text:p>
          </table:table-cell>
          <table:table-cell office:value-type="float" office:value="0" table:style-name="ce5">
            <text:p>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827.12001609802246" table:style-name="ce5">
            <text:p>827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105.4001188278198" table:style-name="ce5">
            <text:p>6.105</text:p>
          </table:table-cell>
          <table:table-cell office:value-type="float" office:value="7497.0001459121704" table:style-name="ce5">
            <text:p>7.497</text:p>
          </table:table-cell>
          <table:table-cell office:value-type="float" office:value="152.88000297546387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4696.1600914001465" table:style-name="ce5">
            <text:p>4.696</text:p>
          </table:table-cell>
          <table:table-cell office:value-type="float" office:value="7253.9601411819458" table:style-name="ce5">
            <text:p>7.254</text:p>
          </table:table-cell>
          <table:table-cell office:value-type="float" office:value="5944.6801156997681" table:style-name="ce5">
            <text:p>5.945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4696.1600914001465" table:style-name="ce5">
            <text:p>4.696</text:p>
          </table:table-cell>
          <table:table-cell office:value-type="float" office:value="8018.3601560592651" table:style-name="ce5">
            <text:p>8.018</text:p>
          </table:table-cell>
          <table:table-cell office:value-type="float" office:value="4837.2800941467285" table:style-name="ce5">
            <text:p>4.837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4696.1600914001465" table:style-name="ce5">
            <text:p>4.696</text:p>
          </table:table-cell>
          <table:table-cell office:value-type="float" office:value="5821.2001132965088" table:style-name="ce5">
            <text:p>5.821</text:p>
          </table:table-cell>
          <table:table-cell office:value-type="float" office:value="7714.5601501464844" table:style-name="ce5">
            <text:p>7.715</text:p>
          </table:table-cell>
          <table:table-cell office:value-type="float" office:value="166.60000324249268" table:style-name="ce5">
            <text:p>167</text:p>
          </table:table-cell>
          <table:table-cell office:value-type="string" table:style-name="ce5">
            <text:p>-</text:p>
          </table:table-cell>
          <table:table-cell office:value-type="float" office:value="4696.1600914001465" table:style-name="ce5">
            <text:p>4.696</text:p>
          </table:table-cell>
          <table:table-cell office:value-type="float" office:value="7144.2001390457153" table:style-name="ce5">
            <text:p>7.144</text:p>
          </table:table-cell>
          <table:table-cell office:value-type="float" office:value="6226.9201211929321" table:style-name="ce5">
            <text:p>6.227</text:p>
          </table:table-cell>
          <table:table-cell office:value-type="float" office:value="139.16000270843506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4696.1600914001465" table:style-name="ce5">
            <text:p>4.696</text:p>
          </table:table-cell>
          <table:table-cell office:value-type="float" office:value="8735.7201700210571" table:style-name="ce5">
            <text:p>8.736</text:p>
          </table:table-cell>
          <table:table-cell office:value-type="float" office:value="1279.8800249099731" table:style-name="ce5">
            <text:p>1.2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6.1600914001465" table:style-name="ce5">
            <text:p>4.696</text:p>
          </table:table-cell>
          <table:table-cell office:value-type="float" office:value="4760.8400926589966" table:style-name="ce5">
            <text:p>4.761</text:p>
          </table:table-cell>
          <table:table-cell office:value-type="float" office:value="8437.8001642227173" table:style-name="ce5">
            <text:p>8.438</text:p>
          </table:table-cell>
          <table:table-cell office:value-type="float" office:value="219.52000427246094" table:style-name="ce5">
            <text:p>220</text:p>
          </table:table-cell>
          <table:table-cell office:value-type="string" table:style-name="ce5">
            <text:p>-</text:p>
          </table:table-cell>
          <table:table-cell office:value-type="float" office:value="4696.1600914001465" table:style-name="ce5">
            <text:p>4.696</text:p>
          </table:table-cell>
          <table:table-cell office:value-type="float" office:value="7101.0801382064819" table:style-name="ce5">
            <text:p>7.101</text:p>
          </table:table-cell>
          <table:table-cell office:value-type="float" office:value="6479.7601261138916" table:style-name="ce5">
            <text:p>6.480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4696.1600914001465" table:style-name="ce5">
            <text:p>4.69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33.08001232147217" table:style-name="ce5">
            <text:p>633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33.08001232147217" table:style-name="ce5">
            <text:p>633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33.08001232147217" table:style-name="ce5">
            <text:p>633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25.24001216888428" table:style-name="ce5">
            <text:p>625</text:p>
          </table:table-cell>
          <table:table-cell office:value-type="float" office:value="154.84000301361084" table:style-name="ce5">
            <text:p>1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633.08001232147217" table:style-name="ce5">
            <text:p>6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29.16001224517822" table:style-name="ce5">
            <text:p>629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3" table:number-rows-spanned="1" table:style-name="ce9"/>
          <table:covered-table-cell table:number-columns-repeated="42"/>
          <table:table-cell table:number-columns-repeated="16341"/>
        </table:table-row>
        <table:table-row table:number-rows-repeated="1048560" table:style-name="ro1">
          <table:table-cell table:number-columns-repeated="16384"/>
        </table:table-row>
      </table:table>
      <table:table table:name="B4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B4D – ESCOLAS RURAIS, POR USO DE CELULAR PELOS PROFESSORES EM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824.3201522827148" table:style-name="ce5">
            <text:p>7.824</text:p>
          </table:table-cell>
          <table:table-cell office:value-type="float" office:value="6456.2401256561279" table:style-name="ce5">
            <text:p>6.456</text:p>
          </table:table-cell>
          <table:table-cell office:value-type="float" office:value="574.28001117706299" table:style-name="ce5">
            <text:p>5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655.8000516891479" table:style-name="ce5">
            <text:p>2.656</text:p>
          </table:table-cell>
          <table:table-cell office:value-type="float" office:value="2559.7600498199463" table:style-name="ce5">
            <text:p>2.560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330.4001426696777" table:style-name="ce5">
            <text:p>7.330</text:p>
          </table:table-cell>
          <table:table-cell office:value-type="float" office:value="5881.9601144790649" table:style-name="ce5">
            <text:p>5.882</text:p>
          </table:table-cell>
          <table:table-cell office:value-type="float" office:value="527.24001026153564" table:style-name="ce5">
            <text:p>5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31.16001033782959" table:style-name="ce5">
            <text:p>531</text:p>
          </table:table-cell>
          <table:table-cell office:value-type="float" office:value="660.52001285552979" table:style-name="ce5">
            <text:p>661</text:p>
          </table:table-cell>
          <table:table-cell office:value-type="float" office:value="166.60000324249268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126.9601192474365" table:style-name="ce5">
            <text:p>6.127</text:p>
          </table:table-cell>
          <table:table-cell office:value-type="float" office:value="6468.0001258850098" table:style-name="ce5">
            <text:p>6.468</text:p>
          </table:table-cell>
          <table:table-cell office:value-type="float" office:value="570.36001110076904" table:style-name="ce5">
            <text:p>5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566.4001083374023" table:style-name="ce5">
            <text:p>5.566</text:p>
          </table:table-cell>
          <table:table-cell office:value-type="float" office:value="823.20001602172852" table:style-name="ce5">
            <text:p>823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849.8001527786255" table:style-name="ce5">
            <text:p>7.850</text:p>
          </table:table-cell>
          <table:table-cell office:value-type="float" office:value="6456.2401256561279" table:style-name="ce5">
            <text:p>6.456</text:p>
          </table:table-cell>
          <table:table-cell office:value-type="float" office:value="572.32001113891602" table:style-name="ce5">
            <text:p>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83.7200288772583" table:style-name="ce5">
            <text:p>1.484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5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8">
            <text:p>MARGEM DE ERRO PARA O TOTAL DO INDICADOR B5A1 – ESCOLAS RURAIS, POR PROGRAMA DE IMPLEMENTAÇÃO DE INFRAESTRUTURA TECNOLÓGIC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0">
            <text:p>Total de escolas localizadas em áreas rurais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1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1">
            <text:p>Algum programa de empresas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Algum programa de ONG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 Dinheiro Direto na Escola (PDDE)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11">
            <text:p>Algum outro programa que disponibiliza computadores ou acesso à Internet</text:p>
          </table:table-cell>
          <table:covered-table-cell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341.8000650405884" table:style-name="ce5">
            <text:p>3.342</text:p>
          </table:table-cell>
          <table:table-cell office:value-type="float" office:value="8086.9601573944092" table:style-name="ce5">
            <text:p>8.087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8143.8001585006714" table:style-name="ce5">
            <text:p>8.144</text:p>
          </table:table-cell>
          <table:table-cell office:value-type="float" office:value="5084.2400989532471" table:style-name="ce5">
            <text:p>5.084</text:p>
          </table:table-cell>
          <table:table-cell office:value-type="float" office:value="458.6400089263916" table:style-name="ce5">
            <text:p>459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6436.6401252746582" table:style-name="ce5">
            <text:p>6.437</text:p>
          </table:table-cell>
          <table:table-cell office:value-type="float" office:value="7473.4801454544067" table:style-name="ce5">
            <text:p>7.473</text:p>
          </table:table-cell>
          <table:table-cell office:value-type="float" office:value="1793.40003490448" table:style-name="ce5">
            <text:p>1.79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257.9200439453125" table:style-name="ce5">
            <text:p>2.258</text:p>
          </table:table-cell>
          <table:table-cell office:value-type="float" office:value="8284.9201612472534" table:style-name="ce5">
            <text:p>8.285</text:p>
          </table:table-cell>
          <table:table-cell office:value-type="float" office:value="64.680001258850098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1877.6800365447998" table:style-name="ce5">
            <text:p>1.878</text:p>
          </table:table-cell>
          <table:table-cell office:value-type="float" office:value="8126.1601581573486" table:style-name="ce5">
            <text:p>8.126</text:p>
          </table:table-cell>
          <table:table-cell office:value-type="float" office:value="891.80001735687256" table:style-name="ce5">
            <text:p>892</text:p>
          </table:table-cell>
          <table:table-cell office:value-type="string" table:style-name="ce5">
            <text:p>-</text:p>
          </table:table-cell>
          <table:table-cell office:value-type="float" office:value="7528.360146522522" table:style-name="ce5">
            <text:p>7.528</text:p>
          </table:table-cell>
          <table:table-cell office:value-type="float" office:value="6146.5601196289063" table:style-name="ce5">
            <text:p>6.147</text:p>
          </table:table-cell>
          <table:table-cell office:value-type="float" office:value="1060.3600206375122" table:style-name="ce5">
            <text:p>1.06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5241.0401020050049" table:style-name="ce5">
            <text:p>5.241</text:p>
          </table:table-cell>
          <table:table-cell office:value-type="float" office:value="7751.8001508712769" table:style-name="ce5">
            <text:p>7.752</text:p>
          </table:table-cell>
          <table:table-cell office:value-type="float" office:value="1373.9600267410278" table:style-name="ce5">
            <text:p>1.374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7794.9201517105103" table:style-name="ce5">
            <text:p>7.795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48.4000301361084" table:style-name="ce5">
            <text:p>1.548</text:p>
          </table:table-cell>
          <table:table-cell office:value-type="float" office:value="2802.8000545501709" table:style-name="ce5">
            <text:p>2.803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0" table:style-name="ce5">
            <text:p>0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2951.7600574493408" table:style-name="ce5">
            <text:p>2.952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0" table:style-name="ce5">
            <text:p>0</text:p>
          </table:table-cell>
          <table:table-cell office:value-type="float" office:value="903.56001758575439" table:style-name="ce5">
            <text:p>904</text:p>
          </table:table-cell>
          <table:table-cell office:value-type="float" office:value="3049.7600593566895" table:style-name="ce5">
            <text:p>3.050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568.40001106262207" table:style-name="ce5">
            <text:p>568</text:p>
          </table:table-cell>
          <table:table-cell office:value-type="float" office:value="2967.4400577545166" table:style-name="ce5">
            <text:p>2.967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2936.080057144165" table:style-name="ce5">
            <text:p>2.936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565.6400499343872" table:style-name="ce5">
            <text:p>2.566</text:p>
          </table:table-cell>
          <table:table-cell office:value-type="float" office:value="2546.0400495529175" table:style-name="ce5">
            <text:p>2.546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783.6000347137451" table:style-name="ce5">
            <text:p>1.784</text:p>
          </table:table-cell>
          <table:table-cell office:value-type="float" office:value="2836.1200551986694" table:style-name="ce5">
            <text:p>2.836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896.8800563812256" table:style-name="ce5">
            <text:p>2.89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60.760001182556152" table:style-name="ce5">
            <text:p>6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36.080057144165" table:style-name="ce5">
            <text:p>2.936</text:p>
          </table:table-cell>
          <table:table-cell office:value-type="float" office:value="7559.7201471328735" table:style-name="ce5">
            <text:p>7.560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8104.6001577377319" table:style-name="ce5">
            <text:p>8.105</text:p>
          </table:table-cell>
          <table:table-cell office:value-type="float" office:value="4094.4400796890259" table:style-name="ce5">
            <text:p>4.094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6350.4001235961914" table:style-name="ce5">
            <text:p>6.350</text:p>
          </table:table-cell>
          <table:table-cell office:value-type="float" office:value="6785.5201320648193" table:style-name="ce5">
            <text:p>6.786</text:p>
          </table:table-cell>
          <table:table-cell office:value-type="float" office:value="1767.9200344085693" table:style-name="ce5">
            <text:p>1.768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2165.8000421524048" table:style-name="ce5">
            <text:p>2.166</text:p>
          </table:table-cell>
          <table:table-cell office:value-type="float" office:value="7718.4801502227783" table:style-name="ce5">
            <text:p>7.718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728.7200336456299" table:style-name="ce5">
            <text:p>1.729</text:p>
          </table:table-cell>
          <table:table-cell office:value-type="float" office:value="7563.6401472091675" table:style-name="ce5">
            <text:p>7.564</text:p>
          </table:table-cell>
          <table:table-cell office:value-type="float" office:value="891.80001735687256" table:style-name="ce5">
            <text:p>892</text:p>
          </table:table-cell>
          <table:table-cell office:value-type="string" table:style-name="ce5">
            <text:p>-</text:p>
          </table:table-cell>
          <table:table-cell office:value-type="float" office:value="7050.1201372146606" table:style-name="ce5">
            <text:p>7.050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1042.7200202941895" table:style-name="ce5">
            <text:p>1.043</text:p>
          </table:table-cell>
          <table:table-cell office:value-type="float" office:value="0" table:style-name="ce5">
            <text:p>0</text:p>
          </table:table-cell>
          <table:table-cell office:value-type="float" office:value="4905.8800954818726" table:style-name="ce5">
            <text:p>4.906</text:p>
          </table:table-cell>
          <table:table-cell office:value-type="float" office:value="7183.4001398086548" table:style-name="ce5">
            <text:p>7.183</text:p>
          </table:table-cell>
          <table:table-cell office:value-type="float" office:value="1313.2000255584717" table:style-name="ce5">
            <text:p>1.31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7222.6001405715942" table:style-name="ce5">
            <text:p>7.22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501.760009765625" table:style-name="ce5">
            <text:p>502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417.48000812530518" table:style-name="ce5">
            <text:p>417</text:p>
          </table:table-cell>
          <table:table-cell office:value-type="float" office:value="627.20001220703125" table:style-name="ce5">
            <text:p>627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427.28000831604004" table:style-name="ce5">
            <text:p>427</text:p>
          </table:table-cell>
          <table:table-cell office:value-type="float" office:value="64.680001258850098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390.04000759124756" table:style-name="ce5">
            <text:p>3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.60001087188721" table:style-name="ce5">
            <text:p>559</text:p>
          </table:table-cell>
          <table:table-cell office:value-type="float" office:value="533.12001037597656" table:style-name="ce5">
            <text:p>533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411.60000801086426" table:style-name="ce5">
            <text:p>412</text:p>
          </table:table-cell>
          <table:table-cell office:value-type="float" office:value="568.40001106262207" table:style-name="ce5">
            <text:p>568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0" table:style-name="ce5">
            <text:p>0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358.680006980896" table:style-name="ce5">
            <text:p>35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0" table:style-name="ce5">
            <text:p>0</text:p>
          </table:table-cell>
          <table:table-cell office:value-type="float" office:value="184.24000358581543" table:style-name="ce5">
            <text:p>184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float" office:value="203.84000396728516" table:style-name="ce5">
            <text:p>204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229.3200044631958" table:style-name="ce5">
            <text:p>229</text:p>
          </table:table-cell>
          <table:table-cell office:value-type="float" office:value="0" table:style-name="ce5">
            <text:p>0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239.12000465393066" table:style-name="ce5">
            <text:p>239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337.8800649642944" table:style-name="ce5">
            <text:p>3.338</text:p>
          </table:table-cell>
          <table:table-cell office:value-type="float" office:value="7097.160138130188" table:style-name="ce5">
            <text:p>7.097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6224.9601211547852" table:style-name="ce5">
            <text:p>6.225</text:p>
          </table:table-cell>
          <table:table-cell office:value-type="float" office:value="5425.2801055908203" table:style-name="ce5">
            <text:p>5.425</text:p>
          </table:table-cell>
          <table:table-cell office:value-type="float" office:value="444.92000865936279" table:style-name="ce5">
            <text:p>445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6432.7201251983643" table:style-name="ce5">
            <text:p>6.433</text:p>
          </table:table-cell>
          <table:table-cell office:value-type="float" office:value="5807.48011302948" table:style-name="ce5">
            <text:p>5.807</text:p>
          </table:table-cell>
          <table:table-cell office:value-type="float" office:value="1791.440034866333" table:style-name="ce5">
            <text:p>1.791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255.9600439071655" table:style-name="ce5">
            <text:p>2.256</text:p>
          </table:table-cell>
          <table:table-cell office:value-type="float" office:value="7361.7601432800293" table:style-name="ce5">
            <text:p>7.362</text:p>
          </table:table-cell>
          <table:table-cell office:value-type="float" office:value="64.680001258850098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1842.4000358581543" table:style-name="ce5">
            <text:p>1.842</text:p>
          </table:table-cell>
          <table:table-cell office:value-type="float" office:value="7179.4801397323608" table:style-name="ce5">
            <text:p>7.179</text:p>
          </table:table-cell>
          <table:table-cell office:value-type="float" office:value="891.80001735687256" table:style-name="ce5">
            <text:p>892</text:p>
          </table:table-cell>
          <table:table-cell office:value-type="string" table:style-name="ce5">
            <text:p>-</text:p>
          </table:table-cell>
          <table:table-cell office:value-type="float" office:value="6032.8801174163818" table:style-name="ce5">
            <text:p>6.033</text:p>
          </table:table-cell>
          <table:table-cell office:value-type="float" office:value="6068.1601181030273" table:style-name="ce5">
            <text:p>6.068</text:p>
          </table:table-cell>
          <table:table-cell office:value-type="float" office:value="1060.3600206375122" table:style-name="ce5">
            <text:p>1.06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5239.0801019668579" table:style-name="ce5">
            <text:p>5.239</text:p>
          </table:table-cell>
          <table:table-cell office:value-type="float" office:value="6517.0001268386841" table:style-name="ce5">
            <text:p>6.517</text:p>
          </table:table-cell>
          <table:table-cell office:value-type="float" office:value="1362.200026512146" table:style-name="ce5">
            <text:p>1.362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6950.160135269165" table:style-name="ce5">
            <text:p>6.95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5621.2801094055176" table:style-name="ce5">
            <text:p>5.621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5529.1601076126099" table:style-name="ce5">
            <text:p>5.529</text:p>
          </table:table-cell>
          <table:table-cell office:value-type="float" office:value="1146.600022315979" table:style-name="ce5">
            <text:p>1.147</text:p>
          </table:table-cell>
          <table:table-cell office:value-type="float" office:value="123.48000240325928" table:style-name="ce5">
            <text:p>123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5623.2401094436646" table:style-name="ce5">
            <text:p>5.6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9.04000854492188" table:style-name="ce5">
            <text:p>439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5611.4801092147827" table:style-name="ce5">
            <text:p>5.611</text:p>
          </table:table-cell>
          <table:table-cell office:value-type="float" office:value="470.40000915527344" table:style-name="ce5">
            <text:p>4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5623.2401094436646" table:style-name="ce5">
            <text:p>5.623</text:p>
          </table:table-cell>
          <table:table-cell office:value-type="float" office:value="178.36000347137451" table:style-name="ce5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5625.2001094818115" table:style-name="ce5">
            <text:p>5.62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341.8000650405884" table:style-name="ce5">
            <text:p>3.342</text:p>
          </table:table-cell>
          <table:table-cell office:value-type="float" office:value="8224.1601600646973" table:style-name="ce5">
            <text:p>8.224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8143.8001585006714" table:style-name="ce5">
            <text:p>8.144</text:p>
          </table:table-cell>
          <table:table-cell office:value-type="float" office:value="5203.8001012802124" table:style-name="ce5">
            <text:p>5.204</text:p>
          </table:table-cell>
          <table:table-cell office:value-type="float" office:value="458.6400089263916" table:style-name="ce5">
            <text:p>459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6436.6401252746582" table:style-name="ce5">
            <text:p>6.437</text:p>
          </table:table-cell>
          <table:table-cell office:value-type="float" office:value="7510.7201461791992" table:style-name="ce5">
            <text:p>7.511</text:p>
          </table:table-cell>
          <table:table-cell office:value-type="float" office:value="1793.40003490448" table:style-name="ce5">
            <text:p>1.79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257.9200439453125" table:style-name="ce5">
            <text:p>2.258</text:p>
          </table:table-cell>
          <table:table-cell office:value-type="float" office:value="8424.0801639556885" table:style-name="ce5">
            <text:p>8.424</text:p>
          </table:table-cell>
          <table:table-cell office:value-type="float" office:value="64.680001258850098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1877.6800365447998" table:style-name="ce5">
            <text:p>1.878</text:p>
          </table:table-cell>
          <table:table-cell office:value-type="float" office:value="8277.0801610946655" table:style-name="ce5">
            <text:p>8.277</text:p>
          </table:table-cell>
          <table:table-cell office:value-type="float" office:value="891.80001735687256" table:style-name="ce5">
            <text:p>892</text:p>
          </table:table-cell>
          <table:table-cell office:value-type="string" table:style-name="ce5">
            <text:p>-</text:p>
          </table:table-cell>
          <table:table-cell office:value-type="float" office:value="7528.360146522522" table:style-name="ce5">
            <text:p>7.528</text:p>
          </table:table-cell>
          <table:table-cell office:value-type="float" office:value="6062.2801179885864" table:style-name="ce5">
            <text:p>6.062</text:p>
          </table:table-cell>
          <table:table-cell office:value-type="float" office:value="1060.3600206375122" table:style-name="ce5">
            <text:p>1.06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5241.0401020050049" table:style-name="ce5">
            <text:p>5.241</text:p>
          </table:table-cell>
          <table:table-cell office:value-type="float" office:value="7857.6401529312134" table:style-name="ce5">
            <text:p>7.858</text:p>
          </table:table-cell>
          <table:table-cell office:value-type="float" office:value="1373.9600267410278" table:style-name="ce5">
            <text:p>1.374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7969.3601551055908" table:style-name="ce5">
            <text:p>7.96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7.6400289535522" table:style-name="ce5">
            <text:p>1.488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9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9" table:number-rows-spanned="1" table:style-name="ce8">
            <text:p>MARGEM DE ERRO PARA O TOTAL DO INDICADOR B5B – ESCOLAS RURAIS, POR RESPONSÁVEL PELA MANUTENÇÃO DOS COMPUTADORE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49" table:number-rows-spanned="1" table:style-name="ce10">
            <text:p>Total de escolas localizadas em áreas rurais<text:s/>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Professor(a)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ofessor(a) de informá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prefeitura</text:p>
          </table:table-cell>
          <table:covered-table-cell table:number-columns-repeated="4"/>
          <table:table-cell office:value-type="string" table:number-columns-spanned="3" table:number-rows-spanned="1" table:style-name="ce11">
            <text:p>Outro</text:p>
          </table:table-cell>
          <table:covered-table-cell table:number-columns-repeated="2"/>
          <table:table-cell office:value-type="string" table:number-columns-spanned="3" table:number-rows-spanned="1" table:style-name="ce11">
            <text:p>Ninguém</text:p>
          </table:table-cell>
          <table:covered-table-cell table:number-columns-repeated="2"/>
          <table:table-cell table:number-columns-repeated="1633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336.7200260162354" table:style-name="ce5">
            <text:p>1.337</text:p>
          </table:table-cell>
          <table:table-cell office:value-type="float" office:value="8224.1601600646973" table:style-name="ce5">
            <text:p>8.224</text:p>
          </table:table-cell>
          <table:table-cell office:value-type="float" office:value="84.280001640319824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5878.040114402771" table:style-name="ce5">
            <text:p>5.878</text:p>
          </table:table-cell>
          <table:table-cell office:value-type="float" office:value="1891.4000368118286" table:style-name="ce5">
            <text:p>1.891</text:p>
          </table:table-cell>
          <table:table-cell office:value-type="float" office:value="8286.8801612854004" table:style-name="ce5">
            <text:p>8.287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78.040114402771" table:style-name="ce5">
            <text:p>5.878</text:p>
          </table:table-cell>
          <table:table-cell office:value-type="float" office:value="1424.9200277328491" table:style-name="ce5">
            <text:p>1.425</text:p>
          </table:table-cell>
          <table:table-cell office:value-type="float" office:value="8233.9601602554321" table:style-name="ce5">
            <text:p>8.234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5878.040114402771" table:style-name="ce5">
            <text:p>5.878</text:p>
          </table:table-cell>
          <table:table-cell office:value-type="float" office:value="2371.6000461578369" table:style-name="ce5">
            <text:p>2.372</text:p>
          </table:table-cell>
          <table:table-cell office:value-type="float" office:value="8237.8801603317261" table:style-name="ce5">
            <text:p>8.238</text:p>
          </table:table-cell>
          <table:table-cell office:value-type="float" office:value="43.120000839233398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878.040114402771" table:style-name="ce5">
            <text:p>5.878</text:p>
          </table:table-cell>
          <table:table-cell office:value-type="float" office:value="6309.240122795105" table:style-name="ce5">
            <text:p>6.309</text:p>
          </table:table-cell>
          <table:table-cell office:value-type="float" office:value="6287.6801223754883" table:style-name="ce5">
            <text:p>6.288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5878.040114402771" table:style-name="ce5">
            <text:p>5.878</text:p>
          </table:table-cell>
          <table:table-cell office:value-type="float" office:value="3561.3200693130493" table:style-name="ce5">
            <text:p>3.561</text:p>
          </table:table-cell>
          <table:table-cell office:value-type="float" office:value="8169.280158996582" table:style-name="ce5">
            <text:p>8.169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878.040114402771" table:style-name="ce5">
            <text:p>5.878</text:p>
          </table:table-cell>
          <table:table-cell office:value-type="float" office:value="4459.0000867843628" table:style-name="ce5">
            <text:p>4.459</text:p>
          </table:table-cell>
          <table:table-cell office:value-type="float" office:value="7318.6401424407959" table:style-name="ce5">
            <text:p>7.319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78.040114402771" table:style-name="ce5">
            <text:p>5.878</text:p>
          </table:table-cell>
          <table:table-cell office:value-type="float" office:value="2959.6000576019287" table:style-name="ce5">
            <text:p>2.960</text:p>
          </table:table-cell>
          <table:table-cell office:value-type="float" office:value="8257.4801607131958" table:style-name="ce5">
            <text:p>8.257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878.040114402771" table:style-name="ce5">
            <text:p>5.878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8141.8401584625244" table:style-name="ce5">
            <text:p>8.142</text:p>
          </table:table-cell>
          <table:table-cell office:value-type="float" office:value="5878.040114402771" table:style-name="ce5">
            <text:p>5.878</text:p>
          </table:table-cell>
          <table:table-cell office:value-type="float" office:value="5572.2801084518433" table:style-name="ce5">
            <text:p>5.572</text:p>
          </table:table-cell>
          <table:table-cell office:value-type="float" office:value="6505.2401266098022" table:style-name="ce5">
            <text:p>6.505</text:p>
          </table:table-cell>
          <table:table-cell office:value-type="float" office:value="5878.040114402771" table:style-name="ce5">
            <text:p>5.878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97.80001163482666" table:style-name="ce5">
            <text:p>598</text:p>
          </table:table-cell>
          <table:table-cell office:value-type="float" office:value="1470.0000286102295" table:style-name="ce5">
            <text:p>1.4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0.4800624847412" table:style-name="ce5">
            <text:p>3.210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1517.0400295257568" table:style-name="ce5">
            <text:p>1.5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0.4800624847412" table:style-name="ce5">
            <text:p>3.21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1519.0000295639038" table:style-name="ce5">
            <text:p>1.5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10.4800624847412" table:style-name="ce5">
            <text:p>3.210</text:p>
          </table:table-cell>
          <table:table-cell office:value-type="float" office:value="744.80001449584961" table:style-name="ce5">
            <text:p>745</text:p>
          </table:table-cell>
          <table:table-cell office:value-type="float" office:value="1419.0400276184082" table:style-name="ce5">
            <text:p>1.4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0.4800624847412" table:style-name="ce5">
            <text:p>3.210</text:p>
          </table:table-cell>
          <table:table-cell office:value-type="float" office:value="987.84001922607422" table:style-name="ce5">
            <text:p>988</text:p>
          </table:table-cell>
          <table:table-cell office:value-type="float" office:value="1291.640025138855" table:style-name="ce5">
            <text:p>1.2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0.4800624847412" table:style-name="ce5">
            <text:p>3.210</text:p>
          </table:table-cell>
          <table:table-cell office:value-type="float" office:value="1205.4000234603882" table:style-name="ce5">
            <text:p>1.205</text:p>
          </table:table-cell>
          <table:table-cell office:value-type="float" office:value="1115.2400217056274" table:style-name="ce5">
            <text:p>1.115</text:p>
          </table:table-cell>
          <table:table-cell office:value-type="float" office:value="0" table:style-name="ce5">
            <text:p>0</text:p>
          </table:table-cell>
          <table:table-cell office:value-type="float" office:value="1.9600000381469727" table:style-name="ce5">
            <text:p>2</text:p>
          </table:table-cell>
          <table:table-cell office:value-type="float" office:value="3210.4800624847412" table:style-name="ce5">
            <text:p>3.210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1350.4400262832642" table:style-name="ce5">
            <text:p>1.350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210.4800624847412" table:style-name="ce5">
            <text:p>3.210</text:p>
          </table:table-cell>
          <table:table-cell office:value-type="float" office:value="778.12001514434814" table:style-name="ce5">
            <text:p>778</text:p>
          </table:table-cell>
          <table:table-cell office:value-type="float" office:value="1419.0400276184082" table:style-name="ce5">
            <text:p>1.4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0.4800624847412" table:style-name="ce5">
            <text:p>3.210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1515.0800294876099" table:style-name="ce5">
            <text:p>1.515</text:p>
          </table:table-cell>
          <table:table-cell office:value-type="float" office:value="3210.4800624847412" table:style-name="ce5">
            <text:p>3.210</text:p>
          </table:table-cell>
          <table:table-cell office:value-type="float" office:value="695.80001354217529" table:style-name="ce5">
            <text:p>696</text:p>
          </table:table-cell>
          <table:table-cell office:value-type="float" office:value="1409.2400274276733" table:style-name="ce5">
            <text:p>1.409</text:p>
          </table:table-cell>
          <table:table-cell office:value-type="float" office:value="3210.4800624847412" table:style-name="ce5">
            <text:p>3.21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86.240001678466797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99.960001945495605" table:style-name="ce5">
            <text:p>10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44.640022277832" table:style-name="ce5">
            <text:p>1.145</text:p>
          </table:table-cell>
          <table:table-cell office:value-type="float" office:value="8069.3201570510864" table:style-name="ce5">
            <text:p>8.0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1852.2000360488892" table:style-name="ce5">
            <text:p>1.852</text:p>
          </table:table-cell>
          <table:table-cell office:value-type="float" office:value="8124.2001581192017" table:style-name="ce5">
            <text:p>8.1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1375.9200267791748" table:style-name="ce5">
            <text:p>1.376</text:p>
          </table:table-cell>
          <table:table-cell office:value-type="float" office:value="8069.3201570510864" table:style-name="ce5">
            <text:p>8.0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2218.720043182373" table:style-name="ce5">
            <text:p>2.219</text:p>
          </table:table-cell>
          <table:table-cell office:value-type="float" office:value="8090.8801574707031" table:style-name="ce5">
            <text:p>8.0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6209.2801208496094" table:style-name="ce5">
            <text:p>6.209</text:p>
          </table:table-cell>
          <table:table-cell office:value-type="float" office:value="6119.1201190948486" table:style-name="ce5">
            <text:p>6.1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3292.8000640869141" table:style-name="ce5">
            <text:p>3.293</text:p>
          </table:table-cell>
          <table:table-cell office:value-type="float" office:value="8073.2401571273804" table:style-name="ce5">
            <text:p>8.0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4362.9600849151611" table:style-name="ce5">
            <text:p>4.363</text:p>
          </table:table-cell>
          <table:table-cell office:value-type="float" office:value="7167.720139503479" table:style-name="ce5">
            <text:p>7.1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2779.2800540924072" table:style-name="ce5">
            <text:p>2.779</text:p>
          </table:table-cell>
          <table:table-cell office:value-type="float" office:value="8116.3601579666138" table:style-name="ce5">
            <text:p>8.116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7979.1601552963257" table:style-name="ce5">
            <text:p>7.979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5527.2001075744629" table:style-name="ce5">
            <text:p>5.527</text:p>
          </table:table-cell>
          <table:table-cell office:value-type="float" office:value="6324.9201231002808" table:style-name="ce5">
            <text:p>6.325</text:p>
          </table:table-cell>
          <table:table-cell office:value-type="float" office:value="4872.560094833374" table:style-name="ce5">
            <text:p>4.873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525.28001022338867" table:style-name="ce5">
            <text:p>5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531.16001033782959" table:style-name="ce5">
            <text:p>531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282.24000549316406" table:style-name="ce5">
            <text:p>282</text:p>
          </table:table-cell>
          <table:table-cell office:value-type="float" office:value="537.04001045227051" table:style-name="ce5">
            <text:p>5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315.5600061416626" table:style-name="ce5">
            <text:p>316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401.80000782012939" table:style-name="ce5">
            <text:p>402</text:p>
          </table:table-cell>
          <table:table-cell office:value-type="float" office:value="548.80001068115234" table:style-name="ce5">
            <text:p>5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521.36001014709473" table:style-name="ce5">
            <text:p>521</text:p>
          </table:table-cell>
          <table:table-cell office:value-type="float" office:value="468.44000911712646" table:style-name="ce5">
            <text:p>468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33.12001037597656" table:style-name="ce5">
            <text:p>5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442.96000862121582" table:style-name="ce5">
            <text:p>44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521.36001014709473" table:style-name="ce5">
            <text:p>521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638.96001243591309" table:style-name="ce5">
            <text:p>639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280.28000545501709" table:style-name="ce5">
            <text:p>280</text:p>
          </table:table-cell>
          <table:table-cell office:value-type="float" office:value="84.280001640319824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280.28000545501709" table:style-name="ce5">
            <text:p>2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290.08000564575195" table:style-name="ce5">
            <text:p>290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43.120000839233398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297.92000579833984" table:style-name="ce5">
            <text:p>298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74.0400228500366" table:style-name="ce5">
            <text:p>1.174</text:p>
          </table:table-cell>
          <table:table-cell office:value-type="float" office:value="6618.9201288223267" table:style-name="ce5">
            <text:p>6.619</text:p>
          </table:table-cell>
          <table:table-cell office:value-type="float" office:value="84.280001640319824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5881.9601144790649" table:style-name="ce5">
            <text:p>5.882</text:p>
          </table:table-cell>
          <table:table-cell office:value-type="float" office:value="1824.7600355148315" table:style-name="ce5">
            <text:p>1.825</text:p>
          </table:table-cell>
          <table:table-cell office:value-type="float" office:value="6644.4001293182373" table:style-name="ce5">
            <text:p>6.644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81.9601144790649" table:style-name="ce5">
            <text:p>5.882</text:p>
          </table:table-cell>
          <table:table-cell office:value-type="float" office:value="1413.1600275039673" table:style-name="ce5">
            <text:p>1.413</text:p>
          </table:table-cell>
          <table:table-cell office:value-type="float" office:value="6644.4001293182373" table:style-name="ce5">
            <text:p>6.644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5881.9601144790649" table:style-name="ce5">
            <text:p>5.882</text:p>
          </table:table-cell>
          <table:table-cell office:value-type="float" office:value="2352.0000457763672" table:style-name="ce5">
            <text:p>2.352</text:p>
          </table:table-cell>
          <table:table-cell office:value-type="float" office:value="6571.8801279067993" table:style-name="ce5">
            <text:p>6.572</text:p>
          </table:table-cell>
          <table:table-cell office:value-type="float" office:value="43.120000839233398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881.9601144790649" table:style-name="ce5">
            <text:p>5.882</text:p>
          </table:table-cell>
          <table:table-cell office:value-type="float" office:value="6303.3601226806641" table:style-name="ce5">
            <text:p>6.303</text:p>
          </table:table-cell>
          <table:table-cell office:value-type="float" office:value="3388.8400659561157" table:style-name="ce5">
            <text:p>3.389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5881.9601144790649" table:style-name="ce5">
            <text:p>5.882</text:p>
          </table:table-cell>
          <table:table-cell office:value-type="float" office:value="3586.80006980896" table:style-name="ce5">
            <text:p>3.587</text:p>
          </table:table-cell>
          <table:table-cell office:value-type="float" office:value="6199.4801206588745" table:style-name="ce5">
            <text:p>6.199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5881.9601144790649" table:style-name="ce5">
            <text:p>5.882</text:p>
          </table:table-cell>
          <table:table-cell office:value-type="float" office:value="4427.6400861740112" table:style-name="ce5">
            <text:p>4.428</text:p>
          </table:table-cell>
          <table:table-cell office:value-type="float" office:value="5356.6801042556763" table:style-name="ce5">
            <text:p>5.357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81.9601144790649" table:style-name="ce5">
            <text:p>5.882</text:p>
          </table:table-cell>
          <table:table-cell office:value-type="float" office:value="2959.6000576019287" table:style-name="ce5">
            <text:p>2.960</text:p>
          </table:table-cell>
          <table:table-cell office:value-type="float" office:value="6485.6401262283325" table:style-name="ce5">
            <text:p>6.486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881.9601144790649" table:style-name="ce5">
            <text:p>5.882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6591.480128288269" table:style-name="ce5">
            <text:p>6.591</text:p>
          </table:table-cell>
          <table:table-cell office:value-type="float" office:value="5881.9601144790649" table:style-name="ce5">
            <text:p>5.882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6591.480128288269" table:style-name="ce5">
            <text:p>6.591</text:p>
          </table:table-cell>
          <table:table-cell office:value-type="float" office:value="5881.9601144790649" table:style-name="ce5">
            <text:p>5.882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4.40000534057617" table:style-name="ce5">
            <text:p>274</text:p>
          </table:table-cell>
          <table:table-cell office:value-type="float" office:value="5609.5201091766357" table:style-name="ce5">
            <text:p>5.6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588.0000114440918" table:style-name="ce5">
            <text:p>588</text:p>
          </table:table-cell>
          <table:table-cell office:value-type="float" office:value="5597.7601089477539" table:style-name="ce5">
            <text:p>5.5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5613.4401092529297" table:style-name="ce5">
            <text:p>5.6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5609.5201091766357" table:style-name="ce5">
            <text:p>5.6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5605.6001091003418" table:style-name="ce5">
            <text:p>5.6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760.48001480102539" table:style-name="ce5">
            <text:p>760</text:p>
          </table:table-cell>
          <table:table-cell office:value-type="float" office:value="5587.960108757019" table:style-name="ce5">
            <text:p>5.588</text:p>
          </table:table-cell>
          <table:table-cell office:value-type="float" office:value="0" table:style-name="ce5">
            <text:p>0</text:p>
          </table:table-cell>
          <table:table-cell office:value-type="float" office:value="1.9600000381469727" table:style-name="ce5">
            <text:p>2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5613.4401092529297" table:style-name="ce5">
            <text:p>5.6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5615.4001092910767" table:style-name="ce5">
            <text:p>5.6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5613.4401092529297" table:style-name="ce5">
            <text:p>5.613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5570.3201084136963" table:style-name="ce5">
            <text:p>5.570</text:p>
          </table:table-cell>
          <table:table-cell office:value-type="float" office:value="874.1600170135498" table:style-name="ce5">
            <text:p>874</text:p>
          </table:table-cell>
          <table:table-cell office:value-type="float" office:value="399.84000778198242" table:style-name="ce5">
            <text:p>40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201.4800233840942" table:style-name="ce5">
            <text:p>1.201</text:p>
          </table:table-cell>
          <table:table-cell office:value-type="float" office:value="8224.1601600646973" table:style-name="ce5">
            <text:p>8.224</text:p>
          </table:table-cell>
          <table:table-cell office:value-type="float" office:value="84.280001640319824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5842.7601137161255" table:style-name="ce5">
            <text:p>5.843</text:p>
          </table:table-cell>
          <table:table-cell office:value-type="float" office:value="1889.4400367736816" table:style-name="ce5">
            <text:p>1.889</text:p>
          </table:table-cell>
          <table:table-cell office:value-type="float" office:value="8312.360161781311" table:style-name="ce5">
            <text:p>8.312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42.7601137161255" table:style-name="ce5">
            <text:p>5.843</text:p>
          </table:table-cell>
          <table:table-cell office:value-type="float" office:value="1421.0000276565552" table:style-name="ce5">
            <text:p>1.421</text:p>
          </table:table-cell>
          <table:table-cell office:value-type="float" office:value="8263.3601608276367" table:style-name="ce5">
            <text:p>8.263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5842.7601137161255" table:style-name="ce5">
            <text:p>5.843</text:p>
          </table:table-cell>
          <table:table-cell office:value-type="float" office:value="2367.680046081543" table:style-name="ce5">
            <text:p>2.368</text:p>
          </table:table-cell>
          <table:table-cell office:value-type="float" office:value="8261.4001607894897" table:style-name="ce5">
            <text:p>8.261</text:p>
          </table:table-cell>
          <table:table-cell office:value-type="float" office:value="43.120000839233398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842.7601137161255" table:style-name="ce5">
            <text:p>5.843</text:p>
          </table:table-cell>
          <table:table-cell office:value-type="float" office:value="6311.200122833252" table:style-name="ce5">
            <text:p>6.311</text:p>
          </table:table-cell>
          <table:table-cell office:value-type="float" office:value="6287.6801223754883" table:style-name="ce5">
            <text:p>6.288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5842.7601137161255" table:style-name="ce5">
            <text:p>5.843</text:p>
          </table:table-cell>
          <table:table-cell office:value-type="float" office:value="3561.3200693130493" table:style-name="ce5">
            <text:p>3.561</text:p>
          </table:table-cell>
          <table:table-cell office:value-type="float" office:value="8173.200159072876" table:style-name="ce5">
            <text:p>8.173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842.7601137161255" table:style-name="ce5">
            <text:p>5.843</text:p>
          </table:table-cell>
          <table:table-cell office:value-type="float" office:value="4429.6000862121582" table:style-name="ce5">
            <text:p>4.430</text:p>
          </table:table-cell>
          <table:table-cell office:value-type="float" office:value="7318.6401424407959" table:style-name="ce5">
            <text:p>7.319</text:p>
          </table:table-cell>
          <table:table-cell office:value-type="float" office:value="5.8800001144409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42.7601137161255" table:style-name="ce5">
            <text:p>5.843</text:p>
          </table:table-cell>
          <table:table-cell office:value-type="float" office:value="2959.6000576019287" table:style-name="ce5">
            <text:p>2.960</text:p>
          </table:table-cell>
          <table:table-cell office:value-type="float" office:value="8273.1601610183716" table:style-name="ce5">
            <text:p>8.273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842.7601137161255" table:style-name="ce5">
            <text:p>5.843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8175.1601591110229" table:style-name="ce5">
            <text:p>8.175</text:p>
          </table:table-cell>
          <table:table-cell office:value-type="float" office:value="5842.7601137161255" table:style-name="ce5">
            <text:p>5.843</text:p>
          </table:table-cell>
          <table:table-cell office:value-type="float" office:value="5572.2801084518433" table:style-name="ce5">
            <text:p>5.572</text:p>
          </table:table-cell>
          <table:table-cell office:value-type="float" office:value="6534.6401271820068" table:style-name="ce5">
            <text:p>6.535</text:p>
          </table:table-cell>
          <table:table-cell office:value-type="float" office:value="5842.7601137161255" table:style-name="ce5">
            <text:p>5.843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637.00001239776611" table:style-name="ce5">
            <text:p>6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0" table:style-name="ce5">
            <text:p>0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1354.3600263595581" table:style-name="ce5">
            <text:p>1.354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9" table:number-rows-spanned="1" table:style-name="ce9"/>
          <table:covered-table-cell table:number-columns-repeated="48"/>
          <table:table-cell table:number-columns-repeated="16335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B5C – ESCOLAS RURAI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816.5200548171997" table:style-name="ce5">
            <text:p>2.817</text:p>
          </table:table-cell>
          <table:table-cell office:value-type="float" office:value="2667.5600519180298" table:style-name="ce5">
            <text:p>2.668</text:p>
          </table:table-cell>
          <table:table-cell office:value-type="float" office:value="1042.7200202941895" table:style-name="ce5">
            <text:p>1.04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8953.2801742553711" table:style-name="ce5">
            <text:p>8.95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17.2400197982788" table:style-name="ce5">
            <text:p>1.017</text:p>
          </table:table-cell>
          <table:table-cell office:value-type="float" office:value="709.5200138092041" table:style-name="ce5">
            <text:p>7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92.8800601959229" table:style-name="ce5">
            <text:p>3.09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3.68000221252441" table:style-name="ce5">
            <text:p>1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561.7200498580933" table:style-name="ce5">
            <text:p>2.562</text:p>
          </table:table-cell>
          <table:table-cell office:value-type="float" office:value="2534.2800493240356" table:style-name="ce5">
            <text:p>2.534</text:p>
          </table:table-cell>
          <table:table-cell office:value-type="float" office:value="1042.7200202941895" table:style-name="ce5">
            <text:p>1.04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8365.2801628112793" table:style-name="ce5">
            <text:p>8.36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0.52001285552979" table:style-name="ce5">
            <text:p>66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7.68000793457031" table:style-name="ce5">
            <text:p>40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783.2000541687012" table:style-name="ce5">
            <text:p>2.783</text:p>
          </table:table-cell>
          <table:table-cell office:value-type="float" office:value="2663.6400518417358" table:style-name="ce5">
            <text:p>2.664</text:p>
          </table:table-cell>
          <table:table-cell office:value-type="float" office:value="1042.7200202941895" table:style-name="ce5">
            <text:p>1.04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769.4401512145996" table:style-name="ce5">
            <text:p>7.76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42.84001445770264" table:style-name="ce5">
            <text:p>743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97.7601089477539" table:style-name="ce5">
            <text:p>5.59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816.5200548171997" table:style-name="ce5">
            <text:p>2.817</text:p>
          </table:table-cell>
          <table:table-cell office:value-type="float" office:value="2667.5600519180298" table:style-name="ce5">
            <text:p>2.668</text:p>
          </table:table-cell>
          <table:table-cell office:value-type="float" office:value="1042.7200202941895" table:style-name="ce5">
            <text:p>1.04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9029.720175743103" table:style-name="ce5">
            <text:p>9.03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7.6400289535522" table:style-name="ce5">
            <text:p>1.4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MARGEM DE ERRO PARA O TOTAL DO INDICADOR B2E – ESCOLAS RURAIS, POR PRINCIPAL TIPO DE CONEXÃO UTILIZADO PARA ACESSAR A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13" table:number-rows-spanned="1" table:style-name="ce10">
            <text:p>Total de escolas localizadas em áreas rurais com acesso à Internet<text:s/>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1" table:number-rows-spanned="2" table:style-name="ce18">
            <text:p>Conexão discada</text:p>
          </table:table-cell>
          <table:table-cell office:value-type="string" table:number-columns-spanned="1" table:number-rows-spanned="2" table:style-name="ce18">
            <text:p>Banda larga fixa</text:p>
          </table:table-cell>
          <table:table-cell office:value-type="string" table:number-columns-spanned="5" table:number-rows-spanned="1" table:style-name="ce18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8">
            <text:p>Modem 3G ou 4G</text:p>
          </table:table-cell>
          <table:table-cell office:value-type="string" table:number-columns-spanned="1" table:number-rows-spanned="2" table:style-name="ce18">
            <text:p>Não sabe</text:p>
          </table:table-cell>
          <table:table-cell office:value-type="string" table:number-columns-spanned="1" table:number-rows-spanned="2" table:style-name="ce18">
            <text:p>Não respondeu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Conexão via linha telefônica (DSL)<text:s/></text:p>
          </table:table-cell>
          <table:table-cell office:value-type="string" table:style-name="ce6">
            <text:p>Conexão via cabo</text:p>
          </table:table-cell>
          <table:table-cell office:value-type="string" table:style-name="ce6">
            <text:p>Conexão via rádio</text:p>
          </table:table-cell>
          <table:table-cell office:value-type="string" table:style-name="ce6">
            <text:p>Conexão via satélite</text:p>
          </table:table-cell>
          <table:table-cell office:value-type="string" table:style-name="ce6">
            <text:p>Conexão via fibra ótica</text:p>
          </table:table-cell>
          <table:covered-table-cell/>
          <table:covered-table-cell/>
          <table:covered-table-cell/>
          <table:table-cell table:number-columns-repeated="16372" table:style-name="ce1"/>
        </table:table-row>
        <table:table-row table:style-name="ro4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6.64000129699707" table:style-name="ce5">
            <text:p>67</text:p>
          </table:table-cell>
          <table:table-cell office:value-type="float" office:value="6517.0001268386841" table:style-name="ce5">
            <text:p>6.517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2481.3600482940674" table:style-name="ce5">
            <text:p>2.481</text:p>
          </table:table-cell>
          <table:table-cell office:value-type="float" office:value="1581.7200307846069" table:style-name="ce5">
            <text:p>1.582</text:p>
          </table:table-cell>
          <table:table-cell office:value-type="float" office:value="4568.7600889205933" table:style-name="ce5">
            <text:p>4.569</text:p>
          </table:table-cell>
          <table:table-cell office:value-type="float" office:value="4406.0800857543945" table:style-name="ce5">
            <text:p>4.406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929.04001808166504" table:style-name="ce5">
            <text:p>929</text:p>
          </table:table-cell>
          <table:table-cell office:value-type="float" office:value="182.28000354766846" table:style-name="ce5">
            <text:p>18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1019.2000198364258" table:style-name="ce5">
            <text:p>1.019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760.48001480102539" table:style-name="ce5">
            <text:p>760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695.80001354217529" table:style-name="ce5">
            <text:p>696</text:p>
          </table:table-cell>
          <table:table-cell office:value-type="float" office:value="1166.2000226974487" table:style-name="ce5">
            <text:p>1.166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33.320000648498535" table:style-name="ce5">
            <text:p>3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Centro-Oeste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11.760000228881836" table:style-name="ce5">
            <text:p>1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Nordeste</text:p>
          </table:table-cell>
          <table:table-cell office:value-type="float" office:value="0" table:style-name="ce5">
            <text:p>0</text:p>
          </table:table-cell>
          <table:table-cell office:value-type="float" office:value="6407.2401247024536" table:style-name="ce5">
            <text:p>6.407</text:p>
          </table:table-cell>
          <table:table-cell office:value-type="float" office:value="674.24001312255859" table:style-name="ce5">
            <text:p>674</text:p>
          </table:table-cell>
          <table:table-cell office:value-type="float" office:value="2451.9600477218628" table:style-name="ce5">
            <text:p>2.452</text:p>
          </table:table-cell>
          <table:table-cell office:value-type="float" office:value="1315.1600255966187" table:style-name="ce5">
            <text:p>1.315</text:p>
          </table:table-cell>
          <table:table-cell office:value-type="float" office:value="4543.2800884246826" table:style-name="ce5">
            <text:p>4.543</text:p>
          </table:table-cell>
          <table:table-cell office:value-type="float" office:value="4333.5600843429565" table:style-name="ce5">
            <text:p>4.334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39.200000762939453" table:style-name="ce5">
            <text:p>3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Sudeste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352.80000686645508" table:style-name="ce5">
            <text:p>353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223.44000434875488" table:style-name="ce5">
            <text:p>223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174.44000339508057" table:style-name="ce5">
            <text:p>17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229.3200044631958" table:style-name="ce5">
            <text:p>22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6530.7201271057129" table:style-name="ce5">
            <text:p>6.531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2473.5200481414795" table:style-name="ce5">
            <text:p>2.474</text:p>
          </table:table-cell>
          <table:table-cell office:value-type="float" office:value="1569.9600305557251" table:style-name="ce5">
            <text:p>1.570</text:p>
          </table:table-cell>
          <table:table-cell office:value-type="float" office:value="4562.8800888061523" table:style-name="ce5">
            <text:p>4.563</text:p>
          </table:table-cell>
          <table:table-cell office:value-type="float" office:value="4390.4000854492188" table:style-name="ce5">
            <text:p>4.390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921.20001792907715" table:style-name="ce5">
            <text:p>921</text:p>
          </table:table-cell>
          <table:table-cell office:value-type="float" office:value="168.56000328063965" table:style-name="ce5">
            <text:p>16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29.3200044631958" table:style-name="ce5">
            <text:p>229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70.560001373291016" table:style-name="ce5">
            <text:p>7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Total - Públicas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6515.0401268005371" table:style-name="ce5">
            <text:p>6.515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2477.4400482177734" table:style-name="ce5">
            <text:p>2.477</text:p>
          </table:table-cell>
          <table:table-cell office:value-type="float" office:value="1581.7200307846069" table:style-name="ce5">
            <text:p>1.582</text:p>
          </table:table-cell>
          <table:table-cell office:value-type="float" office:value="4568.7600889205933" table:style-name="ce5">
            <text:p>4.569</text:p>
          </table:table-cell>
          <table:table-cell office:value-type="float" office:value="4406.0800857543945" table:style-name="ce5">
            <text:p>4.406</text:p>
          </table:table-cell>
          <table:table-cell office:value-type="float" office:value="1189.7200231552124" table:style-name="ce5">
            <text:p>1.190</text:p>
          </table:table-cell>
          <table:table-cell office:value-type="float" office:value="929.04001808166504" table:style-name="ce5">
            <text:p>929</text:p>
          </table:table-cell>
          <table:table-cell office:value-type="float" office:value="182.28000354766846" table:style-name="ce5">
            <text:p>18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Particular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8">
            <text:p>MARGEM DE ERRO PARA O TOTAL DO INDICADOR B2F – ESCOLAS RURAI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0">
            <text:p>Total de escolas localizadas em áreas rurais com acesso à Internet<text:s/>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acesso à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331.6000843048096" table:style-name="ce5">
            <text:p>4.332</text:p>
          </table:table-cell>
          <table:table-cell office:value-type="float" office:value="1319.0800256729126" table:style-name="ce5">
            <text:p>1.319</text:p>
          </table:table-cell>
          <table:table-cell office:value-type="float" office:value="768.32001495361328" table:style-name="ce5">
            <text:p>768</text:p>
          </table:table-cell>
          <table:table-cell office:value-type="float" office:value="1987.4400386810303" table:style-name="ce5">
            <text:p>1.987</text:p>
          </table:table-cell>
          <table:table-cell office:value-type="float" office:value="1297.5200252532959" table:style-name="ce5">
            <text:p>1.298</text:p>
          </table:table-cell>
          <table:table-cell office:value-type="float" office:value="1987.4400386810303" table:style-name="ce5">
            <text:p>1.987</text:p>
          </table:table-cell>
          <table:table-cell office:value-type="float" office:value="4527.6000881195068" table:style-name="ce5">
            <text:p>4.528</text:p>
          </table:table-cell>
          <table:table-cell office:value-type="float" office:value="713.44001388549805" table:style-name="ce5">
            <text:p>713</text:p>
          </table:table-cell>
          <table:table-cell office:value-type="float" office:value="203.84000396728516" table:style-name="ce5">
            <text:p>204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1003.52001953125" table:style-name="ce5">
            <text:p>1.004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970.20001888275146" table:style-name="ce5">
            <text:p>970</text:p>
          </table:table-cell>
          <table:table-cell office:value-type="float" office:value="217.56000423431396" table:style-name="ce5">
            <text:p>218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319.8400840759277" table:style-name="ce5">
            <text:p>4.320</text:p>
          </table:table-cell>
          <table:table-cell office:value-type="float" office:value="1315.1600255966187" table:style-name="ce5">
            <text:p>1.315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1716.960033416748" table:style-name="ce5">
            <text:p>1.717</text:p>
          </table:table-cell>
          <table:table-cell office:value-type="float" office:value="1244.6000242233276" table:style-name="ce5">
            <text:p>1.245</text:p>
          </table:table-cell>
          <table:table-cell office:value-type="float" office:value="1934.520037651062" table:style-name="ce5">
            <text:p>1.935</text:p>
          </table:table-cell>
          <table:table-cell office:value-type="float" office:value="4515.840087890625" table:style-name="ce5">
            <text:p>4.516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380.2400074005127" table:style-name="ce5">
            <text:p>38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27.6800842285156" table:style-name="ce5">
            <text:p>4.328</text:p>
          </table:table-cell>
          <table:table-cell office:value-type="float" office:value="1319.0800256729126" table:style-name="ce5">
            <text:p>1.319</text:p>
          </table:table-cell>
          <table:table-cell office:value-type="float" office:value="764.40001487731934" table:style-name="ce5">
            <text:p>764</text:p>
          </table:table-cell>
          <table:table-cell office:value-type="float" office:value="1952.1600379943848" table:style-name="ce5">
            <text:p>1.952</text:p>
          </table:table-cell>
          <table:table-cell office:value-type="float" office:value="1140.7200222015381" table:style-name="ce5">
            <text:p>1.141</text:p>
          </table:table-cell>
          <table:table-cell office:value-type="float" office:value="1975.6800384521484" table:style-name="ce5">
            <text:p>1.976</text:p>
          </table:table-cell>
          <table:table-cell office:value-type="float" office:value="4523.6800880432129" table:style-name="ce5">
            <text:p>4.524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446.88000869750977" table:style-name="ce5">
            <text:p>447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705.60001373291016" table:style-name="ce5">
            <text:p>706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331.6000843048096" table:style-name="ce5">
            <text:p>4.332</text:p>
          </table:table-cell>
          <table:table-cell office:value-type="float" office:value="1319.0800256729126" table:style-name="ce5">
            <text:p>1.319</text:p>
          </table:table-cell>
          <table:table-cell office:value-type="float" office:value="768.32001495361328" table:style-name="ce5">
            <text:p>768</text:p>
          </table:table-cell>
          <table:table-cell office:value-type="float" office:value="1987.4400386810303" table:style-name="ce5">
            <text:p>1.987</text:p>
          </table:table-cell>
          <table:table-cell office:value-type="float" office:value="1156.4000225067139" table:style-name="ce5">
            <text:p>1.156</text:p>
          </table:table-cell>
          <table:table-cell office:value-type="float" office:value="1987.4400386810303" table:style-name="ce5">
            <text:p>1.987</text:p>
          </table:table-cell>
          <table:table-cell office:value-type="float" office:value="4527.6000881195068" table:style-name="ce5">
            <text:p>4.528</text:p>
          </table:table-cell>
          <table:table-cell office:value-type="float" office:value="713.44001388549805" table:style-name="ce5">
            <text:p>713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1003.52001953125" table:style-name="ce5">
            <text:p>1.004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623.2800121307373" table:style-name="ce5">
            <text:p>623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9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B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B3A – ESCOLAS RURAIS COM ACESSO À INTERNET SEM FI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 com acesso à 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513.0801267623901" table:style-name="ce5">
            <text:p>6.513</text:p>
          </table:table-cell>
          <table:table-cell office:value-type="float" office:value="1211.2800235748291" table:style-name="ce5">
            <text:p>1.211</text:p>
          </table:table-cell>
          <table:table-cell office:value-type="float" office:value="701.68001365661621" table:style-name="ce5">
            <text:p>7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13.3200197219849" table:style-name="ce5">
            <text:p>1.013</text:p>
          </table:table-cell>
          <table:table-cell office:value-type="float" office:value="978.04001903533936" table:style-name="ce5">
            <text:p>978</text:p>
          </table:table-cell>
          <table:table-cell office:value-type="float" office:value="691.88001346588135" table:style-name="ce5">
            <text:p>6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405.2801246643066" table:style-name="ce5">
            <text:p>6.405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64.680001258850098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86.240001678466797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530.7201271057129" table:style-name="ce5">
            <text:p>6.531</text:p>
          </table:table-cell>
          <table:table-cell office:value-type="float" office:value="1017.2400197982788" table:style-name="ce5">
            <text:p>1.017</text:p>
          </table:table-cell>
          <table:table-cell office:value-type="float" office:value="113.68000221252441" table:style-name="ce5">
            <text:p>1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84.08001136779785" table:style-name="ce5">
            <text:p>584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691.88001346588135" table:style-name="ce5">
            <text:p>6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513.0801267623901" table:style-name="ce5">
            <text:p>6.513</text:p>
          </table:table-cell>
          <table:table-cell office:value-type="float" office:value="1040.7600202560425" table:style-name="ce5">
            <text:p>1.041</text:p>
          </table:table-cell>
          <table:table-cell office:value-type="float" office:value="701.68001365661621" table:style-name="ce5">
            <text:p>7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3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MARGEM DE ERRO PARA O TOTAL DO INDICADOR B3B – ESCOLAS RURAI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escolas localizadas em áreas rurais com acesso à Internet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De uso livre para todos, inclusive para os alunos</text:p>
          </table:table-cell>
          <table:table-cell office:value-type="string" table:style-name="ce3">
            <text:p>De uso restrito ou com senha, e os alunos não podem acessá-la</text:p>
          </table:table-cell>
          <table:table-cell office:value-type="string" table:style-name="ce3">
            <text:p>De uso restrito ou com senha, mas o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95.96000576019287" table:style-name="ce5">
            <text:p>296</text:p>
          </table:table-cell>
          <table:table-cell office:value-type="float" office:value="4935.2800960540771" table:style-name="ce5">
            <text:p>4.935</text:p>
          </table:table-cell>
          <table:table-cell office:value-type="float" office:value="4809.8400936126709" table:style-name="ce5">
            <text:p>4.810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1375.9200267791748" table:style-name="ce5">
            <text:p>1.37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150.92000293731689" table:style-name="ce5">
            <text:p>1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2.0800228118896" table:style-name="ce5">
            <text:p>1.17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760001182556152" table:style-name="ce5">
            <text:p>6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4794.1600933074951" table:style-name="ce5">
            <text:p>4.794</text:p>
          </table:table-cell>
          <table:table-cell office:value-type="float" office:value="4790.2400932312012" table:style-name="ce5">
            <text:p>4.7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9.36001205444336" table:style-name="ce5">
            <text:p>61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495.88000965118408" table:style-name="ce5">
            <text:p>496</text:p>
          </table:table-cell>
          <table:table-cell office:value-type="float" office:value="274.40000534057617" table:style-name="ce5">
            <text:p>2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7.92000579833984" table:style-name="ce5">
            <text:p>29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203.84000396728516" table:style-name="ce5">
            <text:p>20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4929.4000959396362" table:style-name="ce5">
            <text:p>4.929</text:p>
          </table:table-cell>
          <table:table-cell office:value-type="float" office:value="4803.96009349823" table:style-name="ce5">
            <text:p>4.804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1023.1200199127197" table:style-name="ce5">
            <text:p>1.02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523.3200101852417" table:style-name="ce5">
            <text:p>523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7.16001415252686" table:style-name="ce5">
            <text:p>72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4933.3200960159302" table:style-name="ce5">
            <text:p>4.933</text:p>
          </table:table-cell>
          <table:table-cell office:value-type="float" office:value="4809.8400936126709" table:style-name="ce5">
            <text:p>4.810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1228.9200239181519" table:style-name="ce5">
            <text:p>1.22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9.36001205444336" table:style-name="ce5">
            <text:p>61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B7A – ESCOLAS RURAIS, POR UTILIZAÇÃO DOS COMPUTADORES E DA INTERNET PELA COMUNIDAD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 com acesso à 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816.9200353622437" table:style-name="ce5">
            <text:p>1.817</text:p>
          </table:table-cell>
          <table:table-cell office:value-type="float" office:value="6540.5201272964478" table:style-name="ce5">
            <text:p>6.541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68.32001495361328" table:style-name="ce5">
            <text:p>768</text:p>
          </table:table-cell>
          <table:table-cell office:value-type="float" office:value="1334.7600259780884" table:style-name="ce5">
            <text:p>1.3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79.76003074646" table:style-name="ce5">
            <text:p>1.580</text:p>
          </table:table-cell>
          <table:table-cell office:value-type="float" office:value="6371.9601240158081" table:style-name="ce5">
            <text:p>6.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523.3200101852417" table:style-name="ce5">
            <text:p>523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99.2800350189209" table:style-name="ce5">
            <text:p>1.799</text:p>
          </table:table-cell>
          <table:table-cell office:value-type="float" office:value="6530.7201271057129" table:style-name="ce5">
            <text:p>6.531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874.1600170135498" table:style-name="ce5">
            <text:p>8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816.9200353622437" table:style-name="ce5">
            <text:p>1.817</text:p>
          </table:table-cell>
          <table:table-cell office:value-type="float" office:value="6550.3201274871826" table:style-name="ce5">
            <text:p>6.550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MARGEM DE ERRO PARA O TOTAL DO INDICADOR B6A – ESCOLAS RURAIS, POR ESPAÇOS DE USO PEDAGÓGICO E ADMINISTRATIVO PRESENTES N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escolas localizadas em áreas rurai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Laboratório de informática</text:p>
          </table:table-cell>
          <table:covered-table-cell table:number-columns-repeated="3"/>
          <table:table-cell office:value-type="string" table:number-columns-spanned="4" table:number-rows-spanned="1" table:style-name="ce11">
            <text:p>Biblioteca ou sala de estudos para 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Sala de aula</text:p>
          </table:table-cell>
          <table:covered-table-cell table:number-columns-repeated="3"/>
          <table:table-cell office:value-type="string" table:number-columns-spanned="4" table:number-rows-spanned="1" table:style-name="ce11">
            <text:p>Sala dos professores ou sala de reunião</text:p>
          </table:table-cell>
          <table:covered-table-cell table:number-columns-repeated="3"/>
          <table:table-cell office:value-type="string" table:number-columns-spanned="4" table:number-rows-spanned="1" table:style-name="ce11">
            <text:p>Sala da coordenação pedagógica ou da direçã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903.5201148986816" table:style-name="ce5">
            <text:p>5.904</text:p>
          </table:table-cell>
          <table:table-cell office:value-type="float" office:value="7059.9201374053955" table:style-name="ce5">
            <text:p>7.06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893.76001739501953" table:style-name="ce5">
            <text:p>894</text:p>
          </table:table-cell>
          <table:table-cell office:value-type="float" office:value="5642.8401098251343" table:style-name="ce5">
            <text:p>5.643</text:p>
          </table:table-cell>
          <table:table-cell office:value-type="float" office:value="7836.0801525115967" table:style-name="ce5">
            <text:p>7.836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773.3601512908936" table:style-name="ce5">
            <text:p>7.773</text:p>
          </table:table-cell>
          <table:table-cell office:value-type="float" office:value="582.12001132965088" table:style-name="ce5">
            <text:p>5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81.2401494979858" table:style-name="ce5">
            <text:p>7.681</text:p>
          </table:table-cell>
          <table:table-cell office:value-type="float" office:value="6511.1201267242432" table:style-name="ce5">
            <text:p>6.511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8379.0001630783081" table:style-name="ce5">
            <text:p>8.379</text:p>
          </table:table-cell>
          <table:table-cell office:value-type="float" office:value="5360.6001043319702" table:style-name="ce5">
            <text:p>5.361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2938.040057182312" table:style-name="ce5">
            <text:p>2.9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6.36001491546631" table:style-name="ce5">
            <text:p>766</text:p>
          </table:table-cell>
          <table:table-cell office:value-type="float" office:value="3036.0400590896606" table:style-name="ce5">
            <text:p>3.0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22.3600568771362" table:style-name="ce5">
            <text:p>2.922</text:p>
          </table:table-cell>
          <table:table-cell office:value-type="float" office:value="288.12000560760498" table:style-name="ce5">
            <text:p>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7.9200344085693" table:style-name="ce5">
            <text:p>1.768</text:p>
          </table:table-cell>
          <table:table-cell office:value-type="float" office:value="3020.3600587844849" table:style-name="ce5">
            <text:p>3.0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32.9200201034546" table:style-name="ce5">
            <text:p>1.033</text:p>
          </table:table-cell>
          <table:table-cell office:value-type="float" office:value="3059.5600595474243" table:style-name="ce5">
            <text:p>3.0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21.5600004196166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113.68000221252441" table:style-name="ce5">
            <text:p>1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832.9601135253906" table:style-name="ce5">
            <text:p>5.833</text:p>
          </table:table-cell>
          <table:table-cell office:value-type="float" office:value="6379.800124168396" table:style-name="ce5">
            <text:p>6.380</text:p>
          </table:table-cell>
          <table:table-cell office:value-type="float" office:value="0" table:style-name="ce5">
            <text:p>0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5552.6801080703735" table:style-name="ce5">
            <text:p>5.553</text:p>
          </table:table-cell>
          <table:table-cell office:value-type="float" office:value="7185.3601398468018" table:style-name="ce5">
            <text:p>7.1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89.2801399230957" table:style-name="ce5">
            <text:p>7.189</text:p>
          </table:table-cell>
          <table:table-cell office:value-type="float" office:value="491.96000957489014" table:style-name="ce5">
            <text:p>4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8.0001449584961" table:style-name="ce5">
            <text:p>7.448</text:p>
          </table:table-cell>
          <table:table-cell office:value-type="float" office:value="5717.3201112747192" table:style-name="ce5">
            <text:p>5.717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8290.8001613616943" table:style-name="ce5">
            <text:p>8.291</text:p>
          </table:table-cell>
          <table:table-cell office:value-type="float" office:value="4333.5600843429565" table:style-name="ce5">
            <text:p>4.3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68.44000911712646" table:style-name="ce5">
            <text:p>468</text:p>
          </table:table-cell>
          <table:table-cell office:value-type="float" office:value="603.68001174926758" table:style-name="ce5">
            <text:p>604</text:p>
          </table:table-cell>
          <table:table-cell office:value-type="float" office:value="0" table:style-name="ce5">
            <text:p>0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631.1200122833252" table:style-name="ce5">
            <text:p>631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86.240001678466797" table:style-name="ce5">
            <text:p>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4.8800106048584" table:style-name="ce5">
            <text:p>545</text:p>
          </table:table-cell>
          <table:table-cell office:value-type="float" office:value="644.840012550354" table:style-name="ce5">
            <text:p>6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4.8800106048584" table:style-name="ce5">
            <text:p>545</text:p>
          </table:table-cell>
          <table:table-cell office:value-type="float" office:value="650.72001266479492" table:style-name="ce5">
            <text:p>6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388.08000755310059" table:style-name="ce5">
            <text:p>3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80.360001564025879" table:style-name="ce5">
            <text:p>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88.08000755310059" table:style-name="ce5">
            <text:p>3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48.1200437545776" table:style-name="ce5">
            <text:p>2.248</text:p>
          </table:table-cell>
          <table:table-cell office:value-type="float" office:value="7348.0401430130005" table:style-name="ce5">
            <text:p>7.348</text:p>
          </table:table-cell>
          <table:table-cell office:value-type="float" office:value="0" table:style-name="ce5">
            <text:p>0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5615.4001092910767" table:style-name="ce5">
            <text:p>5.615</text:p>
          </table:table-cell>
          <table:table-cell office:value-type="float" office:value="6387.6401243209839" table:style-name="ce5">
            <text:p>6.388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6936.4401350021362" table:style-name="ce5">
            <text:p>6.936</text:p>
          </table:table-cell>
          <table:table-cell office:value-type="float" office:value="580.16001129150391" table:style-name="ce5">
            <text:p>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56.4801139831543" table:style-name="ce5">
            <text:p>5.856</text:p>
          </table:table-cell>
          <table:table-cell office:value-type="float" office:value="6536.6001272201538" table:style-name="ce5">
            <text:p>6.537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6811.00013256073" table:style-name="ce5">
            <text:p>6.811</text:p>
          </table:table-cell>
          <table:table-cell office:value-type="float" office:value="5431.1601057052612" table:style-name="ce5">
            <text:p>5.4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584.0401086807251" table:style-name="ce5">
            <text:p>5.584</text:p>
          </table:table-cell>
          <table:table-cell office:value-type="float" office:value="880.04001712799072" table:style-name="ce5">
            <text:p>88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1079.9600210189819" table:style-name="ce5">
            <text:p>1.080</text:p>
          </table:table-cell>
          <table:table-cell office:value-type="float" office:value="5548.7601079940796" table:style-name="ce5">
            <text:p>5.5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25.2001094818115" table:style-name="ce5">
            <text:p>5.625</text:p>
          </table:table-cell>
          <table:table-cell office:value-type="float" office:value="52.920001029968262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1.4801092147827" table:style-name="ce5">
            <text:p>5.611</text:p>
          </table:table-cell>
          <table:table-cell office:value-type="float" office:value="462.56000900268555" table:style-name="ce5">
            <text:p>4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86.0001087188721" table:style-name="ce5">
            <text:p>5.586</text:p>
          </table:table-cell>
          <table:table-cell office:value-type="float" office:value="874.1600170135498" table:style-name="ce5">
            <text:p>874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901.5601148605347" table:style-name="ce5">
            <text:p>5.902</text:p>
          </table:table-cell>
          <table:table-cell office:value-type="float" office:value="7183.4001398086548" table:style-name="ce5">
            <text:p>7.183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893.76001739501953" table:style-name="ce5">
            <text:p>894</text:p>
          </table:table-cell>
          <table:table-cell office:value-type="float" office:value="5642.8401098251343" table:style-name="ce5">
            <text:p>5.643</text:p>
          </table:table-cell>
          <table:table-cell office:value-type="float" office:value="7914.4801540374756" table:style-name="ce5">
            <text:p>7.914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949.7601547241211" table:style-name="ce5">
            <text:p>7.950</text:p>
          </table:table-cell>
          <table:table-cell office:value-type="float" office:value="582.12001132965088" table:style-name="ce5">
            <text:p>5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04.7601499557495" table:style-name="ce5">
            <text:p>7.705</text:p>
          </table:table-cell>
          <table:table-cell office:value-type="float" office:value="6505.2401266098022" table:style-name="ce5">
            <text:p>6.505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8410.3601636886597" table:style-name="ce5">
            <text:p>8.410</text:p>
          </table:table-cell>
          <table:table-cell office:value-type="float" office:value="5323.3601036071777" table:style-name="ce5">
            <text:p>5.323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1477.8400287628174" table:style-name="ce5">
            <text:p>1.4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1358.2800264358521" table:style-name="ce5">
            <text:p>1.3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MARGEM DE ERRO PARA O TOTAL DO INDICADOR B6B – ESCOLAS RURAIS, POR LOCAL DE INSTALAÇÃO DO COMPUTADOR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0">
            <text:p>Total de escolas localizadas em áreas rurais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860.4001140594482" table:style-name="ce5">
            <text:p>5.860</text:p>
          </table:table-cell>
          <table:table-cell office:value-type="float" office:value="715.40001392364502" table:style-name="ce5">
            <text:p>7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83.4801359176636" table:style-name="ce5">
            <text:p>6.983</text:p>
          </table:table-cell>
          <table:table-cell office:value-type="float" office:value="1920.8000373840332" table:style-name="ce5">
            <text:p>1.921</text:p>
          </table:table-cell>
          <table:table-cell office:value-type="float" office:value="4627.5600900650024" table:style-name="ce5">
            <text:p>4.6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79.2401514053345" table:style-name="ce5">
            <text:p>7.779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8202.6001596450806" table:style-name="ce5">
            <text:p>8.2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70.2401123046875" table:style-name="ce5">
            <text:p>5.770</text:p>
          </table:table-cell>
          <table:table-cell office:value-type="float" office:value="1993.3200387954712" table:style-name="ce5">
            <text:p>1.993</text:p>
          </table:table-cell>
          <table:table-cell office:value-type="float" office:value="7152.0401391983032" table:style-name="ce5">
            <text:p>7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44.4001293182373" table:style-name="ce5">
            <text:p>6.644</text:p>
          </table:table-cell>
          <table:table-cell office:value-type="float" office:value="6273.9601221084595" table:style-name="ce5">
            <text:p>6.274</text:p>
          </table:table-cell>
          <table:table-cell office:value-type="float" office:value="6015.2401170730591" table:style-name="ce5">
            <text:p>6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4.2801065444946" table:style-name="ce5">
            <text:p>5.47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691.88001346588135" table:style-name="ce5">
            <text:p>6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38.040057182312" table:style-name="ce5">
            <text:p>2.938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713.44001388549805" table:style-name="ce5">
            <text:p>7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3.3200578689575" table:style-name="ce5">
            <text:p>2.973</text:p>
          </table:table-cell>
          <table:table-cell office:value-type="float" office:value="217.56000423431396" table:style-name="ce5">
            <text:p>218</text:p>
          </table:table-cell>
          <table:table-cell office:value-type="float" office:value="1336.7200260162354" table:style-name="ce5">
            <text:p>1.3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41.8800611495972" table:style-name="ce5">
            <text:p>3.142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976.08001899719238" table:style-name="ce5">
            <text:p>9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22.3200588226318" table:style-name="ce5">
            <text:p>3.022</text:p>
          </table:table-cell>
          <table:table-cell office:value-type="float" office:value="203.84000396728516" table:style-name="ce5">
            <text:p>204</text:p>
          </table:table-cell>
          <table:table-cell office:value-type="float" office:value="703.64001369476318" table:style-name="ce5">
            <text:p>7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57.6400575637817" table:style-name="ce5">
            <text:p>2.95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27.44000053405761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76.440001487731934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84.280001640319824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49.000000953674316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.60000228881836" table:style-name="ce5">
            <text:p>11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832.9601135253906" table:style-name="ce5">
            <text:p>5.833</text:p>
          </table:table-cell>
          <table:table-cell office:value-type="float" office:value="43.120000839233398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95.5201225280762" table:style-name="ce5">
            <text:p>6.296</text:p>
          </table:table-cell>
          <table:table-cell office:value-type="float" office:value="1873.7600364685059" table:style-name="ce5">
            <text:p>1.874</text:p>
          </table:table-cell>
          <table:table-cell office:value-type="float" office:value="4537.4000883102417" table:style-name="ce5">
            <text:p>4.5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50.0801391601563" table:style-name="ce5">
            <text:p>7.150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8069.3201570510864" table:style-name="ce5">
            <text:p>8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2.4000930786133" table:style-name="ce5">
            <text:p>4.782</text:p>
          </table:table-cell>
          <table:table-cell office:value-type="float" office:value="1903.1600370407104" table:style-name="ce5">
            <text:p>1.903</text:p>
          </table:table-cell>
          <table:table-cell office:value-type="float" office:value="7071.6801376342773" table:style-name="ce5">
            <text:p>7.0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6.2801141738892" table:style-name="ce5">
            <text:p>5.866</text:p>
          </table:table-cell>
          <table:table-cell office:value-type="float" office:value="6244.5601215362549" table:style-name="ce5">
            <text:p>6.245</text:p>
          </table:table-cell>
          <table:table-cell office:value-type="float" office:value="5964.2801160812378" table:style-name="ce5">
            <text:p>5.9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41.3200883865356" table:style-name="ce5">
            <text:p>4.54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42.96000862121582" table:style-name="ce5">
            <text:p>443</text:p>
          </table:table-cell>
          <table:table-cell office:value-type="float" office:value="166.60000324249268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435.12000846862793" table:style-name="ce5">
            <text:p>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7.40001201629639" table:style-name="ce5">
            <text:p>617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546.84001064300537" table:style-name="ce5">
            <text:p>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2.68001270294189" table:style-name="ce5">
            <text:p>653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344.96000671386719" table:style-name="ce5">
            <text:p>3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9.16001224517822" table:style-name="ce5">
            <text:p>629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295.96000576019287" table:style-name="ce5">
            <text:p>2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.840012550354" table:style-name="ce5">
            <text:p>64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43.120000839233398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327.32000637054443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292.04000568389893" table:style-name="ce5">
            <text:p>2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315.5600061416626" table:style-name="ce5">
            <text:p>316</text:p>
          </table:table-cell>
          <table:table-cell office:value-type="float" office:value="262.64000511169434" table:style-name="ce5">
            <text:p>2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.76000785827637" table:style-name="ce5">
            <text:p>404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162.68000316619873" table:style-name="ce5">
            <text:p>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.84000778198242" table:style-name="ce5">
            <text:p>40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40.2800436019897" table:style-name="ce5">
            <text:p>2.240</text:p>
          </table:table-cell>
          <table:table-cell office:value-type="float" office:value="168.56000328063965" table:style-name="ce5">
            <text:p>1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83.3601417541504" table:style-name="ce5">
            <text:p>7.283</text:p>
          </table:table-cell>
          <table:table-cell office:value-type="float" office:value="1905.1200370788574" table:style-name="ce5">
            <text:p>1.905</text:p>
          </table:table-cell>
          <table:table-cell office:value-type="float" office:value="4551.1200885772705" table:style-name="ce5">
            <text:p>4.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17.0001268386841" table:style-name="ce5">
            <text:p>6.517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6585.6001281738281" table:style-name="ce5">
            <text:p>6.5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23.1601133346558" table:style-name="ce5">
            <text:p>5.823</text:p>
          </table:table-cell>
          <table:table-cell office:value-type="float" office:value="1971.7600383758545" table:style-name="ce5">
            <text:p>1.972</text:p>
          </table:table-cell>
          <table:table-cell office:value-type="float" office:value="4770.6400928497314" table:style-name="ce5">
            <text:p>4.7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81.6001319885254" table:style-name="ce5">
            <text:p>6.782</text:p>
          </table:table-cell>
          <table:table-cell office:value-type="float" office:value="6270.0401220321655" table:style-name="ce5">
            <text:p>6.270</text:p>
          </table:table-cell>
          <table:table-cell office:value-type="float" office:value="2598.9600505828857" table:style-name="ce5">
            <text:p>2.5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74.2001104354858" table:style-name="ce5">
            <text:p>5.67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538.9601078033447" table:style-name="ce5">
            <text:p>5.539</text:p>
          </table:table-cell>
          <table:table-cell office:value-type="float" office:value="695.80001354217529" table:style-name="ce5">
            <text:p>6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3.96001720428467" table:style-name="ce5">
            <text:p>884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1025.0800199508667" table:style-name="ce5">
            <text:p>1.0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52.6801080703735" table:style-name="ce5">
            <text:p>5.553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5607.5601091384888" table:style-name="ce5">
            <text:p>5.6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350.84000682830811" table:style-name="ce5">
            <text:p>351</text:p>
          </table:table-cell>
          <table:table-cell office:value-type="float" office:value="5595.8001089096069" table:style-name="ce5">
            <text:p>5.5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5572.2801084518433" table:style-name="ce5">
            <text:p>5.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9.84001731872559" table:style-name="ce5">
            <text:p>89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858.4401140213013" table:style-name="ce5">
            <text:p>5.858</text:p>
          </table:table-cell>
          <table:table-cell office:value-type="float" office:value="715.40001392364502" table:style-name="ce5">
            <text:p>7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12.8401384353638" table:style-name="ce5">
            <text:p>7.113</text:p>
          </table:table-cell>
          <table:table-cell office:value-type="float" office:value="1918.8400373458862" table:style-name="ce5">
            <text:p>1.919</text:p>
          </table:table-cell>
          <table:table-cell office:value-type="float" office:value="4625.6000900268555" table:style-name="ce5">
            <text:p>4.6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92.9201536178589" table:style-name="ce5">
            <text:p>7.893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8202.6001596450806" table:style-name="ce5">
            <text:p>8.2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70.2401123046875" table:style-name="ce5">
            <text:p>5.770</text:p>
          </table:table-cell>
          <table:table-cell office:value-type="float" office:value="1989.4000387191772" table:style-name="ce5">
            <text:p>1.989</text:p>
          </table:table-cell>
          <table:table-cell office:value-type="float" office:value="7152.0401391983032" table:style-name="ce5">
            <text:p>7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16.9201307296753" table:style-name="ce5">
            <text:p>6.717</text:p>
          </table:table-cell>
          <table:table-cell office:value-type="float" office:value="6273.9601221084595" table:style-name="ce5">
            <text:p>6.274</text:p>
          </table:table-cell>
          <table:table-cell office:value-type="float" office:value="6015.2401170730591" table:style-name="ce5">
            <text:p>6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19.360107421875" table:style-name="ce5">
            <text:p>5.51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131.32000255584717" table:style-name="ce5">
            <text:p>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0" table:style-name="ce5">
            <text:p>0</text:p>
          </table:table-cell>
          <table:table-cell office:value-type="float" office:value="174.44000339508057" table:style-name="ce5">
            <text:p>1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58.80000114440918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9.8000288009644" table:style-name="ce5">
            <text:p>1.480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54.880001068115234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7.8400287628174" table:style-name="ce5">
            <text:p>1.47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MARGEM DE ERRO PARA O TOTAL DO INDICADOR B6C – ESCOLAS RURAIS, POR LOCAL DE USO DO COMPUTADOR PORTÁTIL OU DO TABLET D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0">
            <text:p>Total de escolas localizadas em áreas rurais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78.12001514434814" table:style-name="ce5">
            <text:p>778</text:p>
          </table:table-cell>
          <table:table-cell office:value-type="float" office:value="1522.9200296401978" table:style-name="ce5">
            <text:p>1.523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912.5201539993286" table:style-name="ce5">
            <text:p>7.913</text:p>
          </table:table-cell>
          <table:table-cell office:value-type="float" office:value="1413.1600275039673" table:style-name="ce5">
            <text:p>1.413</text:p>
          </table:table-cell>
          <table:table-cell office:value-type="float" office:value="4582.4800891876221" table:style-name="ce5">
            <text:p>4.582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7549.9201469421387" table:style-name="ce5">
            <text:p>7.550</text:p>
          </table:table-cell>
          <table:table-cell office:value-type="float" office:value="4858.8400945663452" table:style-name="ce5">
            <text:p>4.859</text:p>
          </table:table-cell>
          <table:table-cell office:value-type="float" office:value="4621.6800899505615" table:style-name="ce5">
            <text:p>4.6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40.240140914917" table:style-name="ce5">
            <text:p>7.240</text:p>
          </table:table-cell>
          <table:table-cell office:value-type="float" office:value="4637.3600902557373" table:style-name="ce5">
            <text:p>4.637</text:p>
          </table:table-cell>
          <table:table-cell office:value-type="float" office:value="1673.8400325775146" table:style-name="ce5">
            <text:p>1.674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822.3601522445679" table:style-name="ce5">
            <text:p>7.822</text:p>
          </table:table-cell>
          <table:table-cell office:value-type="float" office:value="4747.1200923919678" table:style-name="ce5">
            <text:p>4.747</text:p>
          </table:table-cell>
          <table:table-cell office:value-type="float" office:value="4580.5200891494751" table:style-name="ce5">
            <text:p>4.581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089.3201379776001" table:style-name="ce5">
            <text:p>7.089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693.84001350402832" table:style-name="ce5">
            <text:p>694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936.080057144165" table:style-name="ce5">
            <text:p>2.936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2992.9200582504272" table:style-name="ce5">
            <text:p>2.993</text:p>
          </table:table-cell>
          <table:table-cell office:value-type="float" office:value="1015.2800197601318" table:style-name="ce5">
            <text:p>1.015</text:p>
          </table:table-cell>
          <table:table-cell office:value-type="float" office:value="876.12001705169678" table:style-name="ce5">
            <text:p>8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2.2800607681274" table:style-name="ce5">
            <text:p>3.122</text:p>
          </table:table-cell>
          <table:table-cell office:value-type="float" office:value="727.16001415252686" table:style-name="ce5">
            <text:p>727</text:p>
          </table:table-cell>
          <table:table-cell office:value-type="float" office:value="697.76001358032227" table:style-name="ce5">
            <text:p>6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22.3200588226318" table:style-name="ce5">
            <text:p>3.022</text:p>
          </table:table-cell>
          <table:table-cell office:value-type="float" office:value="754.60001468658447" table:style-name="ce5">
            <text:p>755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38.0000591278076" table:style-name="ce5">
            <text:p>3.03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.88000202178955" table:style-name="ce5">
            <text:p>104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74.480001449584961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54.880001068115234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5.64000225067139" table:style-name="ce5">
            <text:p>11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64.44001293182373" table:style-name="ce5">
            <text:p>664</text:p>
          </table:table-cell>
          <table:table-cell office:value-type="float" office:value="1315.1600255966187" table:style-name="ce5">
            <text:p>1.3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16.6801424026489" table:style-name="ce5">
            <text:p>7.317</text:p>
          </table:table-cell>
          <table:table-cell office:value-type="float" office:value="1315.1600255966187" table:style-name="ce5">
            <text:p>1.315</text:p>
          </table:table-cell>
          <table:table-cell office:value-type="float" office:value="4513.880087852478" table:style-name="ce5">
            <text:p>4.5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95.2801342010498" table:style-name="ce5">
            <text:p>6.895</text:p>
          </table:table-cell>
          <table:table-cell office:value-type="float" office:value="4717.7200918197632" table:style-name="ce5">
            <text:p>4.718</text:p>
          </table:table-cell>
          <table:table-cell office:value-type="float" office:value="4519.7600879669189" table:style-name="ce5">
            <text:p>4.5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85.6401262283325" table:style-name="ce5">
            <text:p>6.486</text:p>
          </table:table-cell>
          <table:table-cell office:value-type="float" office:value="4551.1200885772705" table:style-name="ce5">
            <text:p>4.551</text:p>
          </table:table-cell>
          <table:table-cell office:value-type="float" office:value="1495.4800291061401" table:style-name="ce5">
            <text:p>1.4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75.5601396560669" table:style-name="ce5">
            <text:p>7.176</text:p>
          </table:table-cell>
          <table:table-cell office:value-type="float" office:value="4658.920090675354" table:style-name="ce5">
            <text:p>4.659</text:p>
          </table:table-cell>
          <table:table-cell office:value-type="float" office:value="4511.9200878143311" table:style-name="ce5">
            <text:p>4.5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60.2001237869263" table:style-name="ce5">
            <text:p>6.36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580.16001129150391" table:style-name="ce5">
            <text:p>580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323.40000629425049" table:style-name="ce5">
            <text:p>3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201.88000392913818" table:style-name="ce5">
            <text:p>2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3.68001174926758" table:style-name="ce5">
            <text:p>604</text:p>
          </table:table-cell>
          <table:table-cell office:value-type="float" office:value="411.60000801086426" table:style-name="ce5">
            <text:p>412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25.24001216888428" table:style-name="ce5">
            <text:p>62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0" table:style-name="ce5">
            <text:p>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380.2400074005127" table:style-name="ce5">
            <text:p>380</text:p>
          </table:table-cell>
          <table:table-cell office:value-type="float" office:value="303.80000591278076" table:style-name="ce5">
            <text:p>304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0" table:style-name="ce5">
            <text:p>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343.00000667572021" table:style-name="ce5">
            <text:p>343</text:p>
          </table:table-cell>
          <table:table-cell office:value-type="float" office:value="233.24000453948975" table:style-name="ce5">
            <text:p>2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184.24000358581543" table:style-name="ce5">
            <text:p>184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411.60000801086426" table:style-name="ce5">
            <text:p>412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7.68000793457031" table:style-name="ce5">
            <text:p>40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1332.8000259399414" table:style-name="ce5">
            <text:p>1.333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026.600136756897" table:style-name="ce5">
            <text:p>7.027</text:p>
          </table:table-cell>
          <table:table-cell office:value-type="float" office:value="1385.7200269699097" table:style-name="ce5">
            <text:p>1.386</text:p>
          </table:table-cell>
          <table:table-cell office:value-type="float" office:value="4519.7600879669189" table:style-name="ce5">
            <text:p>4.520</text:p>
          </table:table-cell>
          <table:table-cell office:value-type="float" office:value="0" table:style-name="ce5">
            <text:p>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6368.0401239395142" table:style-name="ce5">
            <text:p>6.368</text:p>
          </table:table-cell>
          <table:table-cell office:value-type="float" office:value="4851.0000944137573" table:style-name="ce5">
            <text:p>4.851</text:p>
          </table:table-cell>
          <table:table-cell office:value-type="float" office:value="4537.4000883102417" table:style-name="ce5">
            <text:p>4.5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72.2401103973389" table:style-name="ce5">
            <text:p>5.672</text:p>
          </table:table-cell>
          <table:table-cell office:value-type="float" office:value="4611.8800897598267" table:style-name="ce5">
            <text:p>4.612</text:p>
          </table:table-cell>
          <table:table-cell office:value-type="float" office:value="1462.1600284576416" table:style-name="ce5">
            <text:p>1.462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6564.0401277542114" table:style-name="ce5">
            <text:p>6.564</text:p>
          </table:table-cell>
          <table:table-cell office:value-type="float" office:value="4741.2400922775269" table:style-name="ce5">
            <text:p>4.741</text:p>
          </table:table-cell>
          <table:table-cell office:value-type="float" office:value="4498.2000875473022" table:style-name="ce5">
            <text:p>4.498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576.2001085281372" table:style-name="ce5">
            <text:p>5.57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733.04001426696777" table:style-name="ce5">
            <text:p>7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80.1201086044312" table:style-name="ce5">
            <text:p>5.580</text:p>
          </table:table-cell>
          <table:table-cell office:value-type="float" office:value="270.48000526428223" table:style-name="ce5">
            <text:p>270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572.2801084518433" table:style-name="ce5">
            <text:p>5.572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840.84001636505127" table:style-name="ce5">
            <text:p>8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8.3601083755493" table:style-name="ce5">
            <text:p>5.568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840.84001636505127" table:style-name="ce5">
            <text:p>8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70.3201084136963" table:style-name="ce5">
            <text:p>5.570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725.20001411437988" table:style-name="ce5">
            <text:p>7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0.1201086044312" table:style-name="ce5">
            <text:p>5.58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1519.0000295639038" table:style-name="ce5">
            <text:p>1.519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8077.1601572036743" table:style-name="ce5">
            <text:p>8.077</text:p>
          </table:table-cell>
          <table:table-cell office:value-type="float" office:value="1405.3200273513794" table:style-name="ce5">
            <text:p>1.405</text:p>
          </table:table-cell>
          <table:table-cell office:value-type="float" office:value="4582.4800891876221" table:style-name="ce5">
            <text:p>4.582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7685.1601495742798" table:style-name="ce5">
            <text:p>7.685</text:p>
          </table:table-cell>
          <table:table-cell office:value-type="float" office:value="4856.8800945281982" table:style-name="ce5">
            <text:p>4.857</text:p>
          </table:table-cell>
          <table:table-cell office:value-type="float" office:value="4598.1600894927979" table:style-name="ce5">
            <text:p>4.5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79.4401416778564" table:style-name="ce5">
            <text:p>7.279</text:p>
          </table:table-cell>
          <table:table-cell office:value-type="float" office:value="4615.8000898361206" table:style-name="ce5">
            <text:p>4.616</text:p>
          </table:table-cell>
          <table:table-cell office:value-type="float" office:value="1671.8800325393677" table:style-name="ce5">
            <text:p>1.672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883.120153427124" table:style-name="ce5">
            <text:p>7.883</text:p>
          </table:table-cell>
          <table:table-cell office:value-type="float" office:value="4745.1600923538208" table:style-name="ce5">
            <text:p>4.745</text:p>
          </table:table-cell>
          <table:table-cell office:value-type="float" office:value="4555.0400886535645" table:style-name="ce5">
            <text:p>4.555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136.3601388931274" table:style-name="ce5">
            <text:p>7.13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623.2800121307373" table:style-name="ce5">
            <text:p>6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45.080000877380371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8.2800264358521" table:style-name="ce5">
            <text:p>1.358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625.24001216888428" table:style-name="ce5">
            <text:p>6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6.3200263977051" table:style-name="ce5">
            <text:p>1.356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MARGEM DE ERRO PARA O TOTAL DO INDICADOR B6D – ESCOLAS RURAIS, POR LOCAL DE ACESSO À INTERNET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0">
            <text:p>Total de escolas localizadas em áreas rurais com acesso à Internet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54.4800205230713" table:style-name="ce5">
            <text:p>1.054</text:p>
          </table:table-cell>
          <table:table-cell office:value-type="float" office:value="1507.240029335022" table:style-name="ce5">
            <text:p>1.507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6538.5601272583008" table:style-name="ce5">
            <text:p>6.539</text:p>
          </table:table-cell>
          <table:table-cell office:value-type="float" office:value="1399.4400272369385" table:style-name="ce5">
            <text:p>1.399</text:p>
          </table:table-cell>
          <table:table-cell office:value-type="float" office:value="4594.2400894165039" table:style-name="ce5">
            <text:p>4.5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27.3600997924805" table:style-name="ce5">
            <text:p>5.127</text:p>
          </table:table-cell>
          <table:table-cell office:value-type="float" office:value="2536.2400493621826" table:style-name="ce5">
            <text:p>2.536</text:p>
          </table:table-cell>
          <table:table-cell office:value-type="float" office:value="6481.7201261520386" table:style-name="ce5">
            <text:p>6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7.84000968933105" table:style-name="ce5">
            <text:p>498</text:p>
          </table:table-cell>
          <table:table-cell office:value-type="float" office:value="2277.5200443267822" table:style-name="ce5">
            <text:p>2.278</text:p>
          </table:table-cell>
          <table:table-cell office:value-type="float" office:value="4555.0400886535645" table:style-name="ce5">
            <text:p>4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.8800973892212" table:style-name="ce5">
            <text:p>5.004</text:p>
          </table:table-cell>
          <table:table-cell office:value-type="float" office:value="6417.0401248931885" table:style-name="ce5">
            <text:p>6.417</text:p>
          </table:table-cell>
          <table:table-cell office:value-type="float" office:value="978.04001903533936" table:style-name="ce5">
            <text:p>978</text:p>
          </table:table-cell>
          <table:table-cell office:value-type="string" table:style-name="ce5">
            <text:p>-</text:p>
          </table:table-cell>
          <table:table-cell office:value-type="float" office:value="1.9600000381469727" table:style-name="ce5">
            <text:p>2</text:p>
          </table:table-cell>
          <table:table-cell office:value-type="float" office:value="2210.8800430297852" table:style-name="ce5">
            <text:p>2.21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693.84001350402832" table:style-name="ce5">
            <text:p>694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1336.7200260162354" table:style-name="ce5">
            <text:p>1.337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707.56001377105713" table:style-name="ce5">
            <text:p>7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42.6000261306763" table:style-name="ce5">
            <text:p>1.343</text:p>
          </table:table-cell>
          <table:table-cell office:value-type="float" office:value="764.40001487731934" table:style-name="ce5">
            <text:p>764</text:p>
          </table:table-cell>
          <table:table-cell office:value-type="float" office:value="1330.8400259017944" table:style-name="ce5">
            <text:p>1.3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695.80001354217529" table:style-name="ce5">
            <text:p>6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.6800231933594" table:style-name="ce5">
            <text:p>1.192</text:p>
          </table:table-cell>
          <table:table-cell office:value-type="float" office:value="343.00000667572021" table:style-name="ce5">
            <text:p>343</text:p>
          </table:table-cell>
          <table:table-cell office:value-type="float" office:value="966.28001880645752" table:style-name="ce5">
            <text:p>966</text:p>
          </table:table-cell>
          <table:table-cell office:value-type="string" table:style-name="ce5">
            <text:p>-</text:p>
          </table:table-cell>
          <table:table-cell office:value-type="float" office:value="1.9600000381469727" table:style-name="ce5">
            <text:p>2</text:p>
          </table:table-cell>
          <table:table-cell office:value-type="float" office:value="1177.9600229263306" table:style-name="ce5">
            <text:p>1.17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74.480001449584961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90.160001754760742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45.080000877380371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160001754760742" table:style-name="ce5">
            <text:p>9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21.20001792907715" table:style-name="ce5">
            <text:p>921</text:p>
          </table:table-cell>
          <table:table-cell office:value-type="float" office:value="1313.2000255584717" table:style-name="ce5">
            <text:p>1.3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71.9601240158081" table:style-name="ce5">
            <text:p>6.372</text:p>
          </table:table-cell>
          <table:table-cell office:value-type="float" office:value="1315.1600255966187" table:style-name="ce5">
            <text:p>1.315</text:p>
          </table:table-cell>
          <table:table-cell office:value-type="float" office:value="4513.880087852478" table:style-name="ce5">
            <text:p>4.5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17.6400957107544" table:style-name="ce5">
            <text:p>4.918</text:p>
          </table:table-cell>
          <table:table-cell office:value-type="float" office:value="2346.1200456619263" table:style-name="ce5">
            <text:p>2.346</text:p>
          </table:table-cell>
          <table:table-cell office:value-type="float" office:value="6321.0001230239868" table:style-name="ce5">
            <text:p>6.3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2083.4800405502319" table:style-name="ce5">
            <text:p>2.083</text:p>
          </table:table-cell>
          <table:table-cell office:value-type="float" office:value="4496.2400875091553" table:style-name="ce5">
            <text:p>4.4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27.4800939559937" table:style-name="ce5">
            <text:p>4.827</text:p>
          </table:table-cell>
          <table:table-cell office:value-type="float" office:value="6383.7201242446899" table:style-name="ce5">
            <text:p>6.384</text:p>
          </table:table-cell>
          <table:table-cell office:value-type="float" office:value="13.72000026702880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89.480034828186" table:style-name="ce5">
            <text:p>1.78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311.64000606536865" table:style-name="ce5">
            <text:p>312</text:p>
          </table:table-cell>
          <table:table-cell office:value-type="float" office:value="388.08000755310059" table:style-name="ce5">
            <text:p>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2.56000900268555" table:style-name="ce5">
            <text:p>463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441.00000858306885" table:style-name="ce5">
            <text:p>4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9.04000854492188" table:style-name="ce5">
            <text:p>439</text:p>
          </table:table-cell>
          <table:table-cell office:value-type="float" office:value="186.2000036239624" table:style-name="ce5">
            <text:p>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0.60000896453857" table:style-name="ce5">
            <text:p>461</text:p>
          </table:table-cell>
          <table:table-cell office:value-type="float" office:value="460.60000896453857" table:style-name="ce5">
            <text:p>461</text:p>
          </table:table-cell>
          <table:table-cell office:value-type="float" office:value="139.16000270843506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2.96000862121582" table:style-name="ce5">
            <text:p>44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1.64000606536865" table:style-name="ce5">
            <text:p>312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4.96000671386719" table:style-name="ce5">
            <text:p>345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284.20000553131104" table:style-name="ce5">
            <text:p>2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266.56000518798828" table:style-name="ce5">
            <text:p>2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27.40000247955322" table:style-name="ce5">
            <text:p>1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52.920001029968262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7.72000598907471" table:style-name="ce5">
            <text:p>30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15.2800197601318" table:style-name="ce5">
            <text:p>1.015</text:p>
          </table:table-cell>
          <table:table-cell office:value-type="float" office:value="1334.7600259780884" table:style-name="ce5">
            <text:p>1.335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6560.1201276779175" table:style-name="ce5">
            <text:p>6.560</text:p>
          </table:table-cell>
          <table:table-cell office:value-type="float" office:value="1372.0000267028809" table:style-name="ce5">
            <text:p>1.372</text:p>
          </table:table-cell>
          <table:table-cell office:value-type="float" office:value="4529.5600881576538" table:style-name="ce5">
            <text:p>4.5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21.4800996780396" table:style-name="ce5">
            <text:p>5.121</text:p>
          </table:table-cell>
          <table:table-cell office:value-type="float" office:value="2524.4800491333008" table:style-name="ce5">
            <text:p>2.524</text:p>
          </table:table-cell>
          <table:table-cell office:value-type="float" office:value="6454.280125617981" table:style-name="ce5">
            <text:p>6.4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7.84000968933105" table:style-name="ce5">
            <text:p>498</text:p>
          </table:table-cell>
          <table:table-cell office:value-type="float" office:value="2218.720043182373" table:style-name="ce5">
            <text:p>2.219</text:p>
          </table:table-cell>
          <table:table-cell office:value-type="float" office:value="4494.2800874710083" table:style-name="ce5">
            <text:p>4.4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9.9600973129272" table:style-name="ce5">
            <text:p>5.000</text:p>
          </table:table-cell>
          <table:table-cell office:value-type="float" office:value="6420.9601249694824" table:style-name="ce5">
            <text:p>6.421</text:p>
          </table:table-cell>
          <table:table-cell office:value-type="float" office:value="705.60001373291016" table:style-name="ce5">
            <text:p>7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73.6400423049927" table:style-name="ce5">
            <text:p>2.17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3.3200101852417" table:style-name="ce5">
            <text:p>523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854.56001663208008" table:style-name="ce5">
            <text:p>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.04000473022461" table:style-name="ce5">
            <text:p>243</text:p>
          </table:table-cell>
          <table:table-cell office:value-type="float" office:value="378.28000736236572" table:style-name="ce5">
            <text:p>378</text:p>
          </table:table-cell>
          <table:table-cell office:value-type="float" office:value="854.56001663208008" table:style-name="ce5">
            <text:p>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819.28001594543457" table:style-name="ce5">
            <text:p>8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697.76001358032227" table:style-name="ce5">
            <text:p>698</text:p>
          </table:table-cell>
          <table:table-cell office:value-type="string" table:style-name="ce5">
            <text:p>-</text:p>
          </table:table-cell>
          <table:table-cell office:value-type="float" office:value="1.9600000381469727" table:style-name="ce5">
            <text:p>2</text:p>
          </table:table-cell>
          <table:table-cell office:value-type="float" office:value="507.64000988006592" table:style-name="ce5">
            <text:p>50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50.5600204467773" table:style-name="ce5">
            <text:p>1.051</text:p>
          </table:table-cell>
          <table:table-cell office:value-type="float" office:value="1507.240029335022" table:style-name="ce5">
            <text:p>1.507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6548.3601274490356" table:style-name="ce5">
            <text:p>6.548</text:p>
          </table:table-cell>
          <table:table-cell office:value-type="float" office:value="1395.5200271606445" table:style-name="ce5">
            <text:p>1.396</text:p>
          </table:table-cell>
          <table:table-cell office:value-type="float" office:value="4594.2400894165039" table:style-name="ce5">
            <text:p>4.5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25.4000997543335" table:style-name="ce5">
            <text:p>5.125</text:p>
          </table:table-cell>
          <table:table-cell office:value-type="float" office:value="2534.2800493240356" table:style-name="ce5">
            <text:p>2.534</text:p>
          </table:table-cell>
          <table:table-cell office:value-type="float" office:value="6481.7201261520386" table:style-name="ce5">
            <text:p>6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7.84000968933105" table:style-name="ce5">
            <text:p>498</text:p>
          </table:table-cell>
          <table:table-cell office:value-type="float" office:value="2232.4400434494019" table:style-name="ce5">
            <text:p>2.232</text:p>
          </table:table-cell>
          <table:table-cell office:value-type="float" office:value="4555.0400886535645" table:style-name="ce5">
            <text:p>4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1.9200973510742" table:style-name="ce5">
            <text:p>5.002</text:p>
          </table:table-cell>
          <table:table-cell office:value-type="float" office:value="6424.8801250457764" table:style-name="ce5">
            <text:p>6.425</text:p>
          </table:table-cell>
          <table:table-cell office:value-type="float" office:value="978.04001903533936" table:style-name="ce5">
            <text:p>978</text:p>
          </table:table-cell>
          <table:table-cell office:value-type="string" table:style-name="ce5">
            <text:p>-</text:p>
          </table:table-cell>
          <table:table-cell office:value-type="float" office:value="1.9600000381469727" table:style-name="ce5">
            <text:p>2</text:p>
          </table:table-cell>
          <table:table-cell office:value-type="float" office:value="2210.8800430297852" table:style-name="ce5">
            <text:p>2.21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7.20001220703125" table:style-name="ce5">
            <text:p>627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107.8000020980835" table:style-name="ce5">
            <text:p>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619.36001205444336" table:style-name="ce5">
            <text:p>6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9.800000190734863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8400001525878906" table:style-name="ce5">
            <text:p>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B6E – ESCOLAS RURAIS, POR PROFESSORES QUE LEVAM O PRÓPRIO TABLET OU COMPUTADOR PORTÁTIL PARA DESENVOLVER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418.2001638412476" table:style-name="ce5">
            <text:p>8.418</text:p>
          </table:table-cell>
          <table:table-cell office:value-type="float" office:value="5264.5601024627686" table:style-name="ce5">
            <text:p>5.265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133.28000259399414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175.6000423431396" table:style-name="ce5">
            <text:p>2.176</text:p>
          </table:table-cell>
          <table:table-cell office:value-type="float" office:value="2967.4400577545166" table:style-name="ce5">
            <text:p>2.967</text:p>
          </table:table-cell>
          <table:table-cell office:value-type="float" office:value="0" table:style-name="ce5">
            <text:p>0</text:p>
          </table:table-cell>
          <table:table-cell office:value-type="float" office:value="133.28000259399414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104.6001577377319" table:style-name="ce5">
            <text:p>8.105</text:p>
          </table:table-cell>
          <table:table-cell office:value-type="float" office:value="4294.3600835800171" table:style-name="ce5">
            <text:p>4.294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66.4400110244751" table:style-name="ce5">
            <text:p>566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067.7601375579834" table:style-name="ce5">
            <text:p>7.068</text:p>
          </table:table-cell>
          <table:table-cell office:value-type="float" office:value="5209.6801013946533" table:style-name="ce5">
            <text:p>5.210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133.28000259399414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15.4001092910767" table:style-name="ce5">
            <text:p>5.615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457.400164604187" table:style-name="ce5">
            <text:p>8.457</text:p>
          </table:table-cell>
          <table:table-cell office:value-type="float" office:value="5192.0401010513306" table:style-name="ce5">
            <text:p>5.192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133.28000259399414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1362.200026512146" table:style-name="ce5">
            <text:p>1.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B6E1 – ESCOLAS RURAIS, POR PROFESSORES QUE LEVAM O PRÓPRIO TABLET OU COMPUTADOR PORTÁTIL PARA DESENVOLVER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 com acesso à 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377.840124130249" table:style-name="ce5">
            <text:p>6.378</text:p>
          </table:table-cell>
          <table:table-cell office:value-type="float" office:value="2591.1200504302979" table:style-name="ce5">
            <text:p>2.591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36.7200260162354" table:style-name="ce5">
            <text:p>1.337</text:p>
          </table:table-cell>
          <table:table-cell office:value-type="float" office:value="707.56001377105713" table:style-name="ce5">
            <text:p>7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205.3601207733154" table:style-name="ce5">
            <text:p>6.205</text:p>
          </table:table-cell>
          <table:table-cell office:value-type="float" office:value="2450.0000476837158" table:style-name="ce5">
            <text:p>2.4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97.84000968933105" table:style-name="ce5">
            <text:p>498</text:p>
          </table:table-cell>
          <table:table-cell office:value-type="float" office:value="380.2400074005127" table:style-name="ce5">
            <text:p>38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362.1601238250732" table:style-name="ce5">
            <text:p>6.362</text:p>
          </table:table-cell>
          <table:table-cell office:value-type="float" office:value="2585.2400503158569" table:style-name="ce5">
            <text:p>2.585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15.32001781463623" table:style-name="ce5">
            <text:p>915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381.760124206543" table:style-name="ce5">
            <text:p>6.382</text:p>
          </table:table-cell>
          <table:table-cell office:value-type="float" office:value="2589.1600503921509" table:style-name="ce5">
            <text:p>2.589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29.16001224517822" table:style-name="ce5">
            <text:p>629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B6E2 – ESCOLAS RURAIS, POR PROFESSORES QUE LEVAM O PRÓPRIO TABLET OU COMPUTADOR PORTÁTIL PARA DESENVOLVER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 sem acesso à 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380.6000852584839" table:style-name="ce5">
            <text:p>4.381</text:p>
          </table:table-cell>
          <table:table-cell office:value-type="float" office:value="4931.3600959777832" table:style-name="ce5">
            <text:p>4.931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133.28000259399414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891.4000368118286" table:style-name="ce5">
            <text:p>1.891</text:p>
          </table:table-cell>
          <table:table-cell office:value-type="float" office:value="2967.4400577545166" table:style-name="ce5">
            <text:p>2.967</text:p>
          </table:table-cell>
          <table:table-cell office:value-type="float" office:value="0" table:style-name="ce5">
            <text:p>0</text:p>
          </table:table-cell>
          <table:table-cell office:value-type="float" office:value="133.28000259399414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916.0800762176514" table:style-name="ce5">
            <text:p>3.916</text:p>
          </table:table-cell>
          <table:table-cell office:value-type="float" office:value="3900.4000759124756" table:style-name="ce5">
            <text:p>3.90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62.56000900268555" table:style-name="ce5">
            <text:p>463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80.6000852584839" table:style-name="ce5">
            <text:p>4.381</text:p>
          </table:table-cell>
          <table:table-cell office:value-type="float" office:value="4833.3600940704346" table:style-name="ce5">
            <text:p>4.833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133.28000259399414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380.6000852584839" table:style-name="ce5">
            <text:p>4.381</text:p>
          </table:table-cell>
          <table:table-cell office:value-type="float" office:value="4815.7200937271118" table:style-name="ce5">
            <text:p>4.816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133.28000259399414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MARGEM DE ERRO PARA O TOTAL DO INDICADOR B6F – ESCOLAS RURAIS, POR PERMISSÃO PARA O USO DO CELULAR PELOS ALUNO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rurais<text:s/>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Na sala de aula</text:p>
          </table:table-cell>
          <table:covered-table-cell table:number-columns-repeated="3"/>
          <table:table-cell office:value-type="string" table:number-columns-spanned="4" table:number-rows-spanned="1" table:style-name="ce11">
            <text:p>Fora da sala de aula, em outros espaços da escol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267.3200635910034" table:style-name="ce5">
            <text:p>3.267</text:p>
          </table:table-cell>
          <table:table-cell office:value-type="float" office:value="8580.8801670074463" table:style-name="ce5">
            <text:p>8.581</text:p>
          </table:table-cell>
          <table:table-cell office:value-type="float" office:value="145.04000282287598" table:style-name="ce5">
            <text:p>145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4427.6400861740112" table:style-name="ce5">
            <text:p>4.428</text:p>
          </table:table-cell>
          <table:table-cell office:value-type="float" office:value="8827.8401718139648" table:style-name="ce5">
            <text:p>8.828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15.680000305175781" table:style-name="ce5">
            <text:p>1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91.440034866333" table:style-name="ce5">
            <text:p>1.791</text:p>
          </table:table-cell>
          <table:table-cell office:value-type="float" office:value="2985.0800580978394" table:style-name="ce5">
            <text:p>2.985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2577.400050163269" table:style-name="ce5">
            <text:p>2.577</text:p>
          </table:table-cell>
          <table:table-cell office:value-type="float" office:value="2636.2000513076782" table:style-name="ce5">
            <text:p>2.636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5.880000114440918" table:style-name="ce5">
            <text:p>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103.88000202178955" table:style-name="ce5">
            <text:p>104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111.72000217437744" table:style-name="ce5">
            <text:p>112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677.3600521087646" table:style-name="ce5">
            <text:p>2.677</text:p>
          </table:table-cell>
          <table:table-cell office:value-type="float" office:value="8014.4401559829712" table:style-name="ce5">
            <text:p>8.014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3539.7600688934326" table:style-name="ce5">
            <text:p>3.540</text:p>
          </table:table-cell>
          <table:table-cell office:value-type="float" office:value="8394.6801633834839" table:style-name="ce5">
            <text:p>8.395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13.720000267028809" table:style-name="ce5">
            <text:p>1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15.5200080871582" table:style-name="ce5">
            <text:p>416</text:p>
          </table:table-cell>
          <table:table-cell office:value-type="float" office:value="574.28001117706299" table:style-name="ce5">
            <text:p>574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352.80000686645508" table:style-name="ce5">
            <text:p>353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253.6000633239746" table:style-name="ce5">
            <text:p>3.254</text:p>
          </table:table-cell>
          <table:table-cell office:value-type="float" office:value="7520.5201463699341" table:style-name="ce5">
            <text:p>7.521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4484.4800872802734" table:style-name="ce5">
            <text:p>4.484</text:p>
          </table:table-cell>
          <table:table-cell office:value-type="float" office:value="7489.1601457595825" table:style-name="ce5">
            <text:p>7.489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13.720000267028809" table:style-name="ce5">
            <text:p>1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70.36001110076904" table:style-name="ce5">
            <text:p>570</text:p>
          </table:table-cell>
          <table:table-cell office:value-type="float" office:value="5609.5201091766357" table:style-name="ce5">
            <text:p>5.610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864.36001682281494" table:style-name="ce5">
            <text:p>864</text:p>
          </table:table-cell>
          <table:table-cell office:value-type="float" office:value="5586.0001087188721" table:style-name="ce5">
            <text:p>5.586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265.3600635528564" table:style-name="ce5">
            <text:p>3.265</text:p>
          </table:table-cell>
          <table:table-cell office:value-type="float" office:value="8692.6001691818237" table:style-name="ce5">
            <text:p>8.693</text:p>
          </table:table-cell>
          <table:table-cell office:value-type="float" office:value="145.04000282287598" table:style-name="ce5">
            <text:p>145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4439.4000864028931" table:style-name="ce5">
            <text:p>4.439</text:p>
          </table:table-cell>
          <table:table-cell office:value-type="float" office:value="8857.2401723861694" table:style-name="ce5">
            <text:p>8.857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15.680000305175781" table:style-name="ce5">
            <text:p>1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9.16001224517822" table:style-name="ce5">
            <text:p>629</text:p>
          </table:table-cell>
          <table:table-cell office:value-type="float" office:value="1362.200026512146" table:style-name="ce5">
            <text:p>1.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MARGEM DE ERRO PARA O TOTAL DO INDICADOR B1E – ESCOLAS RURAI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rurais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De 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74.2000150680542" table:style-name="ce5">
            <text:p>774</text:p>
          </table:table-cell>
          <table:table-cell office:value-type="float" office:value="1377.8800268173218" table:style-name="ce5">
            <text:p>1.378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5760.4401121139526" table:style-name="ce5">
            <text:p>5.760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6983.4801359176636" table:style-name="ce5">
            <text:p>6.98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3.84001350402832" table:style-name="ce5">
            <text:p>6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38.040057182312" table:style-name="ce5">
            <text:p>2.93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09.76000213623047" table:style-name="ce5">
            <text:p>1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64.44001293182373" table:style-name="ce5">
            <text:p>664</text:p>
          </table:table-cell>
          <table:table-cell office:value-type="float" office:value="1313.2000255584717" table:style-name="ce5">
            <text:p>1.313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17.3201112747192" table:style-name="ce5">
            <text:p>5.717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295.5201225280762" table:style-name="ce5">
            <text:p>6.29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591.92001152038574" table:style-name="ce5">
            <text:p>59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393.9600076675415" table:style-name="ce5">
            <text:p>39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58.52001476287842" table:style-name="ce5">
            <text:p>759</text:p>
          </table:table-cell>
          <table:table-cell office:value-type="float" office:value="1352.4000263214111" table:style-name="ce5">
            <text:p>1.352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728.7200336456299" table:style-name="ce5">
            <text:p>1.729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283.3601417541504" table:style-name="ce5">
            <text:p>7.28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5572.2801084518433" table:style-name="ce5">
            <text:p>5.572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883.96001720428467" table:style-name="ce5">
            <text:p>88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72.24001502990723" table:style-name="ce5">
            <text:p>772</text:p>
          </table:table-cell>
          <table:table-cell office:value-type="float" office:value="1377.8800268173218" table:style-name="ce5">
            <text:p>1.378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5760.4401121139526" table:style-name="ce5">
            <text:p>5.760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7112.8401384353638" table:style-name="ce5">
            <text:p>7.11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1.7600288391113" table:style-name="ce5">
            <text:p>1.48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C1A1 – ESCOLAS RURAIS, POR PROGRAMA DE FORMAÇÃO DE PROFESSORES PARA USO DO COMPUTADOR E DA INTERNET EM ATIVIDADES DE ENSINO E DE APRENDIZAGEM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769.0800733566284" table:style-name="ce5">
            <text:p>3.769</text:p>
          </table:table-cell>
          <table:table-cell office:value-type="float" office:value="8269.2401609420776" table:style-name="ce5">
            <text:p>8.269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65.8400402069092" table:style-name="ce5">
            <text:p>2.066</text:p>
          </table:table-cell>
          <table:table-cell office:value-type="float" office:value="2763.6000537872314" table:style-name="ce5">
            <text:p>2.764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06.6000604629517" table:style-name="ce5">
            <text:p>3.107</text:p>
          </table:table-cell>
          <table:table-cell office:value-type="float" office:value="7765.5201511383057" table:style-name="ce5">
            <text:p>7.766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48.84000873565674" table:style-name="ce5">
            <text:p>449</text:p>
          </table:table-cell>
          <table:table-cell office:value-type="float" office:value="560.56001091003418" table:style-name="ce5">
            <text:p>561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70.48000526428223" table:style-name="ce5">
            <text:p>270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61.2400732040405" table:style-name="ce5">
            <text:p>3.761</text:p>
          </table:table-cell>
          <table:table-cell office:value-type="float" office:value="7230.4401407241821" table:style-name="ce5">
            <text:p>7.230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8390.7601633071899" table:style-name="ce5">
            <text:p>8.391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6" table:number-rows-spanned="1" table:style-name="ce8">
            <text:p>MARGEM DE ERRO PARA O TOTAL DO INDICADOR C1B1 – ESCOLAS RURAIS, POR INSTITUIÇÃO RESPONSÁVEL PELA IMPLEMENTAÇÃO E MANUTENÇÃO DO PROGRAMA DE FORMAÇÃO DE PROFESSORES PARA USO DE COMPUTADOR E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10">
            <text:p>Total de escolas localizadas em áreas rurais<text:s/>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Pela própri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elo governo federal</text:p>
          </table:table-cell>
          <table:covered-table-cell table:number-columns-repeated="4"/>
          <table:table-cell office:value-type="string" table:number-columns-spanned="5" table:number-rows-spanned="1" table:style-name="ce11">
            <text:p>Pelo governo estadual</text:p>
          </table:table-cell>
          <table:covered-table-cell table:number-columns-repeated="4"/>
          <table:table-cell office:value-type="string" table:number-columns-spanned="5" table:number-rows-spanned="1" table:style-name="ce11">
            <text:p>Pelo governo municipal</text:p>
          </table:table-cell>
          <table:covered-table-cell table:number-columns-repeated="4"/>
          <table:table-cell office:value-type="string" table:number-columns-spanned="5" table:number-rows-spanned="1" table:style-name="ce11">
            <text:p>Pela iniciativa privada</text:p>
          </table:table-cell>
          <table:covered-table-cell table:number-columns-repeated="4"/>
          <table:table-cell office:value-type="string" table:number-columns-spanned="5" table:number-rows-spanned="1" table:style-name="ce11">
            <text:p>Por uma organização não governamental</text:p>
          </table:table-cell>
          <table:covered-table-cell table:number-columns-repeated="4"/>
          <table:table-cell office:value-type="string" table:number-columns-spanned="3" table:number-rows-spanned="1" table:style-name="ce11">
            <text:p>Outro</text:p>
          </table:table-cell>
          <table:covered-table-cell table:number-columns-repeated="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981.5600385665894" table:style-name="ce5">
            <text:p>1.982</text:p>
          </table:table-cell>
          <table:table-cell office:value-type="float" office:value="3298.680064201355" table:style-name="ce5">
            <text:p>3.2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63.3601608276367" table:style-name="ce5">
            <text:p>8.263</text:p>
          </table:table-cell>
          <table:table-cell office:value-type="float" office:value="1820.8400354385376" table:style-name="ce5">
            <text:p>1.821</text:p>
          </table:table-cell>
          <table:table-cell office:value-type="float" office:value="3386.8800659179688" table:style-name="ce5">
            <text:p>3.387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8263.3601608276367" table:style-name="ce5">
            <text:p>8.263</text:p>
          </table:table-cell>
          <table:table-cell office:value-type="float" office:value="1270.0800247192383" table:style-name="ce5">
            <text:p>1.270</text:p>
          </table:table-cell>
          <table:table-cell office:value-type="float" office:value="3624.0400705337524" table:style-name="ce5">
            <text:p>3.6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63.3601608276367" table:style-name="ce5">
            <text:p>8.263</text:p>
          </table:table-cell>
          <table:table-cell office:value-type="float" office:value="3373.1600656509399" table:style-name="ce5">
            <text:p>3.373</text:p>
          </table:table-cell>
          <table:table-cell office:value-type="float" office:value="1820.8400354385376" table:style-name="ce5">
            <text:p>1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63.3601608276367" table:style-name="ce5">
            <text:p>8.263</text:p>
          </table:table-cell>
          <table:table-cell office:value-type="float" office:value="1507.240029335022" table:style-name="ce5">
            <text:p>1.507</text:p>
          </table:table-cell>
          <table:table-cell office:value-type="float" office:value="3559.3600692749023" table:style-name="ce5">
            <text:p>3.559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8263.3601608276367" table:style-name="ce5">
            <text:p>8.263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702.4400720596313" table:style-name="ce5">
            <text:p>3.702</text:p>
          </table:table-cell>
          <table:table-cell office:value-type="float" office:value="893.76001739501953" table:style-name="ce5">
            <text:p>894</text:p>
          </table:table-cell>
          <table:table-cell office:value-type="string" table:style-name="ce5">
            <text:p>-</text:p>
          </table:table-cell>
          <table:table-cell office:value-type="float" office:value="8263.3601608276367" table:style-name="ce5">
            <text:p>8.263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8263.3601608276367" table:style-name="ce5">
            <text:p>8.263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79.6800346374512" table:style-name="ce5">
            <text:p>1.780</text:p>
          </table:table-cell>
          <table:table-cell office:value-type="float" office:value="1132.8800220489502" table:style-name="ce5">
            <text:p>1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1667.9600324630737" table:style-name="ce5">
            <text:p>1.668</text:p>
          </table:table-cell>
          <table:table-cell office:value-type="float" office:value="1307.3200254440308" table:style-name="ce5">
            <text:p>1.3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2054.0800399780273" table:style-name="ce5">
            <text:p>2.0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1660.1200323104858" table:style-name="ce5">
            <text:p>1.6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2063.8800401687622" table:style-name="ce5">
            <text:p>2.064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2065.8400402069092" table:style-name="ce5">
            <text:p>2.066</text:p>
          </table:table-cell>
          <table:table-cell office:value-type="float" office:value="54.880001068115234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2065.8400402069092" table:style-name="ce5">
            <text:p>2.066</text:p>
          </table:table-cell>
          <table:table-cell office:value-type="float" office:value="2747.9200534820557" table:style-name="ce5">
            <text:p>2.748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56.840001106262207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58.80000114440918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49.000000953674316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94.080001831054688" table:style-name="ce5">
            <text:p>9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11.44001579284668" table:style-name="ce5">
            <text:p>811</text:p>
          </table:table-cell>
          <table:table-cell office:value-type="float" office:value="3063.4800596237183" table:style-name="ce5">
            <text:p>3.0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65.5201511383057" table:style-name="ce5">
            <text:p>7.766</text:p>
          </table:table-cell>
          <table:table-cell office:value-type="float" office:value="676.20001316070557" table:style-name="ce5">
            <text:p>676</text:p>
          </table:table-cell>
          <table:table-cell office:value-type="float" office:value="3087.0000600814819" table:style-name="ce5">
            <text:p>3.087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765.5201511383057" table:style-name="ce5">
            <text:p>7.766</text:p>
          </table:table-cell>
          <table:table-cell office:value-type="float" office:value="1195.6000232696533" table:style-name="ce5">
            <text:p>1.196</text:p>
          </table:table-cell>
          <table:table-cell office:value-type="float" office:value="2955.6800575256348" table:style-name="ce5">
            <text:p>2.9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65.5201511383057" table:style-name="ce5">
            <text:p>7.766</text:p>
          </table:table-cell>
          <table:table-cell office:value-type="float" office:value="3073.2800598144531" table:style-name="ce5">
            <text:p>3.073</text:p>
          </table:table-cell>
          <table:table-cell office:value-type="float" office:value="666.4000129699707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65.5201511383057" table:style-name="ce5">
            <text:p>7.766</text:p>
          </table:table-cell>
          <table:table-cell office:value-type="float" office:value="1493.5200290679932" table:style-name="ce5">
            <text:p>1.494</text:p>
          </table:table-cell>
          <table:table-cell office:value-type="float" office:value="2853.7600555419922" table:style-name="ce5">
            <text:p>2.8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65.5201511383057" table:style-name="ce5">
            <text:p>7.766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028.2000589370728" table:style-name="ce5">
            <text:p>3.028</text:p>
          </table:table-cell>
          <table:table-cell office:value-type="float" office:value="891.80001735687256" table:style-name="ce5">
            <text:p>892</text:p>
          </table:table-cell>
          <table:table-cell office:value-type="string" table:style-name="ce5">
            <text:p>-</text:p>
          </table:table-cell>
          <table:table-cell office:value-type="float" office:value="7765.5201511383057" table:style-name="ce5">
            <text:p>7.766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3106.6000604629517" table:style-name="ce5">
            <text:p>3.107</text:p>
          </table:table-cell>
          <table:table-cell office:value-type="float" office:value="7765.5201511383057" table:style-name="ce5">
            <text:p>7.76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386.12000751495361" table:style-name="ce5">
            <text:p>3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390.04000759124756" table:style-name="ce5">
            <text:p>3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362.60000705718994" table:style-name="ce5">
            <text:p>3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372.4000072479248" table:style-name="ce5">
            <text:p>372</text:p>
          </table:table-cell>
          <table:table-cell office:value-type="float" office:value="292.04000568389893" table:style-name="ce5">
            <text:p>2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433.16000843048096" table:style-name="ce5">
            <text:p>43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446.88000869750977" table:style-name="ce5">
            <text:p>4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0" table:style-name="ce5">
            <text:p>0</text:p>
          </table:table-cell>
          <table:table-cell office:value-type="float" office:value="448.84000873565674" table:style-name="ce5">
            <text:p>449</text:p>
          </table:table-cell>
          <table:table-cell office:value-type="float" office:value="550.76001071929932" table:style-name="ce5">
            <text:p>55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237.16000461578369" table:style-name="ce5">
            <text:p>2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184.24000358581543" table:style-name="ce5">
            <text:p>184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172.48000335693359" table:style-name="ce5">
            <text:p>1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103.88000202178955" table:style-name="ce5">
            <text:p>104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52.920001029968262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354.76000690460205" table:style-name="ce5">
            <text:p>355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67.8400382995605" table:style-name="ce5">
            <text:p>1.968</text:p>
          </table:table-cell>
          <table:table-cell office:value-type="float" office:value="3294.760064125061" table:style-name="ce5">
            <text:p>3.2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0.4401407241821" table:style-name="ce5">
            <text:p>7.230</text:p>
          </table:table-cell>
          <table:table-cell office:value-type="float" office:value="1816.9200353622437" table:style-name="ce5">
            <text:p>1.817</text:p>
          </table:table-cell>
          <table:table-cell office:value-type="float" office:value="3379.0400657653809" table:style-name="ce5">
            <text:p>3.379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230.4401407241821" table:style-name="ce5">
            <text:p>7.230</text:p>
          </table:table-cell>
          <table:table-cell office:value-type="float" office:value="1246.5600242614746" table:style-name="ce5">
            <text:p>1.247</text:p>
          </table:table-cell>
          <table:table-cell office:value-type="float" office:value="3622.0800704956055" table:style-name="ce5">
            <text:p>3.6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0.4401407241821" table:style-name="ce5">
            <text:p>7.230</text:p>
          </table:table-cell>
          <table:table-cell office:value-type="float" office:value="3373.1600656509399" table:style-name="ce5">
            <text:p>3.373</text:p>
          </table:table-cell>
          <table:table-cell office:value-type="float" office:value="1797.3200349807739" table:style-name="ce5">
            <text:p>1.7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0.4401407241821" table:style-name="ce5">
            <text:p>7.230</text:p>
          </table:table-cell>
          <table:table-cell office:value-type="float" office:value="1501.3600292205811" table:style-name="ce5">
            <text:p>1.501</text:p>
          </table:table-cell>
          <table:table-cell office:value-type="float" office:value="3551.5200691223145" table:style-name="ce5">
            <text:p>3.552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7230.4401407241821" table:style-name="ce5">
            <text:p>7.230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3696.5600719451904" table:style-name="ce5">
            <text:p>3.697</text:p>
          </table:table-cell>
          <table:table-cell office:value-type="float" office:value="893.76001739501953" table:style-name="ce5">
            <text:p>894</text:p>
          </table:table-cell>
          <table:table-cell office:value-type="string" table:style-name="ce5">
            <text:p>-</text:p>
          </table:table-cell>
          <table:table-cell office:value-type="float" office:value="7230.4401407241821" table:style-name="ce5">
            <text:p>7.230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3759.2800731658936" table:style-name="ce5">
            <text:p>3.759</text:p>
          </table:table-cell>
          <table:table-cell office:value-type="float" office:value="7230.4401407241821" table:style-name="ce5">
            <text:p>7.230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196.00000381469727" table:style-name="ce5">
            <text:p>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243.04000473022461" table:style-name="ce5">
            <text:p>2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272.4400053024292" table:style-name="ce5">
            <text:p>2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5619.3201093673706" table:style-name="ce5">
            <text:p>5.619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977.6400384902954" table:style-name="ce5">
            <text:p>1.978</text:p>
          </table:table-cell>
          <table:table-cell office:value-type="float" office:value="3298.680064201355" table:style-name="ce5">
            <text:p>3.2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84.880163192749" table:style-name="ce5">
            <text:p>8.385</text:p>
          </table:table-cell>
          <table:table-cell office:value-type="float" office:value="1820.8400354385376" table:style-name="ce5">
            <text:p>1.821</text:p>
          </table:table-cell>
          <table:table-cell office:value-type="float" office:value="3384.9200658798218" table:style-name="ce5">
            <text:p>3.385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8384.880163192749" table:style-name="ce5">
            <text:p>8.385</text:p>
          </table:table-cell>
          <table:table-cell office:value-type="float" office:value="1270.0800247192383" table:style-name="ce5">
            <text:p>1.270</text:p>
          </table:table-cell>
          <table:table-cell office:value-type="float" office:value="3622.0800704956055" table:style-name="ce5">
            <text:p>3.6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84.880163192749" table:style-name="ce5">
            <text:p>8.385</text:p>
          </table:table-cell>
          <table:table-cell office:value-type="float" office:value="3373.1600656509399" table:style-name="ce5">
            <text:p>3.373</text:p>
          </table:table-cell>
          <table:table-cell office:value-type="float" office:value="1816.9200353622437" table:style-name="ce5">
            <text:p>1.8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84.880163192749" table:style-name="ce5">
            <text:p>8.385</text:p>
          </table:table-cell>
          <table:table-cell office:value-type="float" office:value="1503.320029258728" table:style-name="ce5">
            <text:p>1.503</text:p>
          </table:table-cell>
          <table:table-cell office:value-type="float" office:value="3559.3600692749023" table:style-name="ce5">
            <text:p>3.559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8384.880163192749" table:style-name="ce5">
            <text:p>8.385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3702.4400720596313" table:style-name="ce5">
            <text:p>3.702</text:p>
          </table:table-cell>
          <table:table-cell office:value-type="float" office:value="893.76001739501953" table:style-name="ce5">
            <text:p>894</text:p>
          </table:table-cell>
          <table:table-cell office:value-type="string" table:style-name="ce5">
            <text:p>-</text:p>
          </table:table-cell>
          <table:table-cell office:value-type="float" office:value="8384.880163192749" table:style-name="ce5">
            <text:p>8.385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8384.880163192749" table:style-name="ce5">
            <text:p>8.385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131.32000255584717" table:style-name="ce5">
            <text:p>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131.32000255584717" table:style-name="ce5">
            <text:p>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1481.7600288391113" table:style-name="ce5">
            <text:p>1.482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9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1" table:number-rows-spanned="1" table:style-name="ce8">
            <text:p>MARGEM DE ERRO PARA O TOTAL DO INDICADOR C1C – ESCOLAS RURAIS, POR OFERTA DE CURSOS, DEBATES E PALESTRAS SOBRE TECNOLOGIAS E EDUCAÇÃO</text:p>
          </table:table-cell>
          <table:covered-table-cell table:number-columns-repeated="30"/>
          <table:table-cell table:number-columns-repeated="16353"/>
        </table:table-row>
        <table:table-row table:style-name="ro1">
          <table:table-cell office:value-type="string" table:number-columns-spanned="31" table:number-rows-spanned="1" table:style-name="ce10">
            <text:p>Total de escolas localizadas em áreas rurais<text:s/></text:p>
          </table:table-cell>
          <table:covered-table-cell table:number-columns-repeated="30"/>
          <table:table-cell table:number-columns-repeated="16353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Diretrizes curriculares para o uso de tecnologias em atividades de ensino e de aprendizagem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1">
            <text:p>Divulgação de dados dos alunos e da escola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Uso seguro da Internet</text:p>
          </table:table-cell>
          <table:covered-table-cell table:number-columns-repeated="3"/>
          <table:table-cell table:number-columns-repeated="1635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655.7601490020752" table:style-name="ce5">
            <text:p>7.656</text:p>
          </table:table-cell>
          <table:table-cell office:value-type="float" office:value="6442.5201253890991" table:style-name="ce5">
            <text:p>6.443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7630.2801485061646" table:style-name="ce5">
            <text:p>7.630</text:p>
          </table:table-cell>
          <table:table-cell office:value-type="float" office:value="6197.5201206207275" table:style-name="ce5">
            <text:p>6.198</text:p>
          </table:table-cell>
          <table:table-cell office:value-type="float" office:value="544.8800106048584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8639.6801681518555" table:style-name="ce5">
            <text:p>8.640</text:p>
          </table:table-cell>
          <table:table-cell office:value-type="float" office:value="5243.0001020431519" table:style-name="ce5">
            <text:p>5.243</text:p>
          </table:table-cell>
          <table:table-cell office:value-type="float" office:value="45.080000877380371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5633.0401096343994" table:style-name="ce5">
            <text:p>5.633</text:p>
          </table:table-cell>
          <table:table-cell office:value-type="float" office:value="7810.600152015686" table:style-name="ce5">
            <text:p>7.811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6019.160117149353" table:style-name="ce5">
            <text:p>6.019</text:p>
          </table:table-cell>
          <table:table-cell office:value-type="float" office:value="7955.640154838562" table:style-name="ce5">
            <text:p>7.956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6981.5201358795166" table:style-name="ce5">
            <text:p>6.982</text:p>
          </table:table-cell>
          <table:table-cell office:value-type="float" office:value="7259.8401412963867" table:style-name="ce5">
            <text:p>7.260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5793.7601127624512" table:style-name="ce5">
            <text:p>5.794</text:p>
          </table:table-cell>
          <table:table-cell office:value-type="float" office:value="8224.1601600646973" table:style-name="ce5">
            <text:p>8.224</text:p>
          </table:table-cell>
          <table:table-cell office:value-type="float" office:value="107.8000020980835" table:style-name="ce5">
            <text:p>108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3061.5200595855713" table:style-name="ce5">
            <text:p>3.062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1967.8400382995605" table:style-name="ce5">
            <text:p>1.968</text:p>
          </table:table-cell>
          <table:table-cell office:value-type="float" office:value="2820.4400548934937" table:style-name="ce5">
            <text:p>2.820</text:p>
          </table:table-cell>
          <table:table-cell office:value-type="float" office:value="135.24000263214111" table:style-name="ce5">
            <text:p>135</text:p>
          </table:table-cell>
          <table:table-cell office:value-type="string" table:style-name="ce5">
            <text:p>-</text:p>
          </table:table-cell>
          <table:table-cell office:value-type="float" office:value="2320.6400451660156" table:style-name="ce5">
            <text:p>2.321</text:p>
          </table:table-cell>
          <table:table-cell office:value-type="float" office:value="2759.6800537109375" table:style-name="ce5">
            <text:p>2.7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38.5200338363647" table:style-name="ce5">
            <text:p>1.739</text:p>
          </table:table-cell>
          <table:table-cell office:value-type="float" office:value="2894.9200563430786" table:style-name="ce5">
            <text:p>2.8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71.7600383758545" table:style-name="ce5">
            <text:p>1.972</text:p>
          </table:table-cell>
          <table:table-cell office:value-type="float" office:value="2785.1600542068481" table:style-name="ce5">
            <text:p>2.785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681.6800327301025" table:style-name="ce5">
            <text:p>1.682</text:p>
          </table:table-cell>
          <table:table-cell office:value-type="float" office:value="3073.2800598144531" table:style-name="ce5">
            <text:p>3.073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050.1600399017334" table:style-name="ce5">
            <text:p>2.050</text:p>
          </table:table-cell>
          <table:table-cell office:value-type="float" office:value="2847.8800554275513" table:style-name="ce5">
            <text:p>2.848</text:p>
          </table:table-cell>
          <table:table-cell office:value-type="float" office:value="74.480001449584961" table:style-name="ce5">
            <text:p>74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17.640000343322754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13.72000026702880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111.72000217437744" table:style-name="ce5">
            <text:p>112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13.720000267028809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483.2801456451416" table:style-name="ce5">
            <text:p>7.483</text:p>
          </table:table-cell>
          <table:table-cell office:value-type="float" office:value="5617.3601093292236" table:style-name="ce5">
            <text:p>5.6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0.0001430511475" table:style-name="ce5">
            <text:p>7.350</text:p>
          </table:table-cell>
          <table:table-cell office:value-type="float" office:value="5476.2401065826416" table:style-name="ce5">
            <text:p>5.476</text:p>
          </table:table-cell>
          <table:table-cell office:value-type="float" office:value="527.24001026153564" table:style-name="ce5">
            <text:p>527</text:p>
          </table:table-cell>
          <table:table-cell office:value-type="string" table:style-name="ce5">
            <text:p>-</text:p>
          </table:table-cell>
          <table:table-cell office:value-type="float" office:value="8296.6801614761353" table:style-name="ce5">
            <text:p>8.297</text:p>
          </table:table-cell>
          <table:table-cell office:value-type="float" office:value="4402.1600856781006" table:style-name="ce5">
            <text:p>4.4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39.0401039123535" table:style-name="ce5">
            <text:p>5.339</text:p>
          </table:table-cell>
          <table:table-cell office:value-type="float" office:value="7228.4801406860352" table:style-name="ce5">
            <text:p>7.2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48.7201099395752" table:style-name="ce5">
            <text:p>5.649</text:p>
          </table:table-cell>
          <table:table-cell office:value-type="float" office:value="7414.6801443099976" table:style-name="ce5">
            <text:p>7.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42.4001312255859" table:style-name="ce5">
            <text:p>6.742</text:p>
          </table:table-cell>
          <table:table-cell office:value-type="float" office:value="6538.5601272583008" table:style-name="ce5">
            <text:p>6.5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74.320104598999" table:style-name="ce5">
            <text:p>5.374</text:p>
          </table:table-cell>
          <table:table-cell office:value-type="float" office:value="7679.2801494598389" table:style-name="ce5">
            <text:p>7.6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572.32001113891602" table:style-name="ce5">
            <text:p>572</text:p>
          </table:table-cell>
          <table:table-cell office:value-type="float" office:value="3.920000076293945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33.12001037597656" table:style-name="ce5">
            <text:p>533</text:p>
          </table:table-cell>
          <table:table-cell office:value-type="float" office:value="603.68001174926758" table:style-name="ce5">
            <text:p>604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503.72000980377197" table:style-name="ce5">
            <text:p>504</text:p>
          </table:table-cell>
          <table:table-cell office:value-type="float" office:value="145.04000282287598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625.24001216888428" table:style-name="ce5">
            <text:p>625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586.04001140594482" table:style-name="ce5">
            <text:p>586</text:p>
          </table:table-cell>
          <table:table-cell office:value-type="float" office:value="599.76001167297363" table:style-name="ce5">
            <text:p>600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572.32001113891602" table:style-name="ce5">
            <text:p>572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64.680001258850098" table:style-name="ce5">
            <text:p>65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52.80000686645508" table:style-name="ce5">
            <text:p>353</text:p>
          </table:table-cell>
          <table:table-cell office:value-type="float" office:value="374.36000728607178" table:style-name="ce5">
            <text:p>3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66.52000713348389" table:style-name="ce5">
            <text:p>367</text:p>
          </table:table-cell>
          <table:table-cell office:value-type="float" office:value="43.120000839233398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43.120000839233398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319.48000621795654" table:style-name="ce5">
            <text:p>319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370.44000720977783" table:style-name="ce5">
            <text:p>37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378.28000736236572" table:style-name="ce5">
            <text:p>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4.56000709533691" table:style-name="ce5">
            <text:p>365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43.120000839233398" table:style-name="ce5">
            <text:p>43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748.6801118850708" table:style-name="ce5">
            <text:p>5.749</text:p>
          </table:table-cell>
          <table:table-cell office:value-type="float" office:value="6558.1601276397705" table:style-name="ce5">
            <text:p>6.558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5550.7201080322266" table:style-name="ce5">
            <text:p>5.551</text:p>
          </table:table-cell>
          <table:table-cell office:value-type="float" office:value="6430.7601251602173" table:style-name="ce5">
            <text:p>6.431</text:p>
          </table:table-cell>
          <table:table-cell office:value-type="float" office:value="529.20001029968262" table:style-name="ce5">
            <text:p>529</text:p>
          </table:table-cell>
          <table:table-cell office:value-type="string" table:style-name="ce5">
            <text:p>-</text:p>
          </table:table-cell>
          <table:table-cell office:value-type="float" office:value="7050.1201372146606" table:style-name="ce5">
            <text:p>7.050</text:p>
          </table:table-cell>
          <table:table-cell office:value-type="float" office:value="5380.2001047134399" table:style-name="ce5">
            <text:p>5.380</text:p>
          </table:table-cell>
          <table:table-cell office:value-type="float" office:value="43.120000839233398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631.0801095962524" table:style-name="ce5">
            <text:p>5.631</text:p>
          </table:table-cell>
          <table:table-cell office:value-type="float" office:value="6503.2801265716553" table:style-name="ce5">
            <text:p>6.503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6015.2401170730591" table:style-name="ce5">
            <text:p>6.015</text:p>
          </table:table-cell>
          <table:table-cell office:value-type="float" office:value="6448.40012550354" table:style-name="ce5">
            <text:p>6.448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7042.2801370620728" table:style-name="ce5">
            <text:p>7.042</text:p>
          </table:table-cell>
          <table:table-cell office:value-type="float" office:value="5272.4001026153564" table:style-name="ce5">
            <text:p>5.272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5848.6401138305664" table:style-name="ce5">
            <text:p>5.849</text:p>
          </table:table-cell>
          <table:table-cell office:value-type="float" office:value="6636.5601291656494" table:style-name="ce5">
            <text:p>6.637</text:p>
          </table:table-cell>
          <table:table-cell office:value-type="float" office:value="107.8000020980835" table:style-name="ce5">
            <text:p>108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560.5201082229614" table:style-name="ce5">
            <text:p>5.561</text:p>
          </table:table-cell>
          <table:table-cell office:value-type="float" office:value="942.76001834869385" table:style-name="ce5">
            <text:p>943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float" office:value="5538.9601078033447" table:style-name="ce5">
            <text:p>5.539</text:p>
          </table:table-cell>
          <table:table-cell office:value-type="float" office:value="1107.4000215530396" table:style-name="ce5">
            <text:p>1.107</text:p>
          </table:table-cell>
          <table:table-cell office:value-type="float" office:value="137.20000267028809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5540.9201078414917" table:style-name="ce5">
            <text:p>5.541</text:p>
          </table:table-cell>
          <table:table-cell office:value-type="float" office:value="1103.4800214767456" table:style-name="ce5">
            <text:p>1.1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5623.2401094436646" table:style-name="ce5">
            <text:p>5.623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50.84000682830811" table:style-name="ce5">
            <text:p>351</text:p>
          </table:table-cell>
          <table:table-cell office:value-type="float" office:value="5615.4001092910767" table:style-name="ce5">
            <text:p>5.615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733.04001426696777" table:style-name="ce5">
            <text:p>733</text:p>
          </table:table-cell>
          <table:table-cell office:value-type="float" office:value="5595.8001089096069" table:style-name="ce5">
            <text:p>5.5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9.12001419067383" table:style-name="ce5">
            <text:p>729</text:p>
          </table:table-cell>
          <table:table-cell office:value-type="float" office:value="5595.8001089096069" table:style-name="ce5">
            <text:p>5.5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655.7601490020752" table:style-name="ce5">
            <text:p>7.656</text:p>
          </table:table-cell>
          <table:table-cell office:value-type="float" office:value="6485.6401262283325" table:style-name="ce5">
            <text:p>6.486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7630.2801485061646" table:style-name="ce5">
            <text:p>7.630</text:p>
          </table:table-cell>
          <table:table-cell office:value-type="float" office:value="6285.7201223373413" table:style-name="ce5">
            <text:p>6.286</text:p>
          </table:table-cell>
          <table:table-cell office:value-type="float" office:value="544.8800106048584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8637.7201681137085" table:style-name="ce5">
            <text:p>8.638</text:p>
          </table:table-cell>
          <table:table-cell office:value-type="float" office:value="5270.4401025772095" table:style-name="ce5">
            <text:p>5.270</text:p>
          </table:table-cell>
          <table:table-cell office:value-type="float" office:value="43.120000839233398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633.0401096343994" table:style-name="ce5">
            <text:p>5.633</text:p>
          </table:table-cell>
          <table:table-cell office:value-type="float" office:value="7898.8001537322998" table:style-name="ce5">
            <text:p>7.899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6019.160117149353" table:style-name="ce5">
            <text:p>6.019</text:p>
          </table:table-cell>
          <table:table-cell office:value-type="float" office:value="7998.7601556777954" table:style-name="ce5">
            <text:p>7.999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7012.8801364898682" table:style-name="ce5">
            <text:p>7.013</text:p>
          </table:table-cell>
          <table:table-cell office:value-type="float" office:value="7246.1201410293579" table:style-name="ce5">
            <text:p>7.246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5821.2001132965088" table:style-name="ce5">
            <text:p>5.821</text:p>
          </table:table-cell>
          <table:table-cell office:value-type="float" office:value="8224.1601600646973" table:style-name="ce5">
            <text:p>8.224</text:p>
          </table:table-cell>
          <table:table-cell office:value-type="float" office:value="107.8000020980835" table:style-name="ce5">
            <text:p>108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1479.8000288009644" table:style-name="ce5">
            <text:p>1.48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1483.7200288772583" table:style-name="ce5">
            <text:p>1.484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1483.7200288772583" table:style-name="ce5">
            <text:p>1.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1479.8000288009644" table:style-name="ce5">
            <text:p>1.48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1362.200026512146" table:style-name="ce5">
            <text:p>1.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3.08001232147217" table:style-name="ce5">
            <text:p>633</text:p>
          </table:table-cell>
          <table:table-cell office:value-type="float" office:value="1360.240026473999" table:style-name="ce5">
            <text:p>1.360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1" table:number-rows-spanned="1" table:style-name="ce9"/>
          <table:covered-table-cell table:number-columns-repeated="30"/>
          <table:table-cell table:number-columns-repeated="16353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O TOTAL DO INDICADOR B7B – ESCOLAS RURAIS, POR DESLOCAMENTO DOS ALUNOS PARA TELECENTROS OU OUTROS LOCAIS PARA QUE OS PROFESSORES POSSAM UTILIZAR INTERNET NAS AUL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054.0800399780273" table:style-name="ce5">
            <text:p>2.054</text:p>
          </table:table-cell>
          <table:table-cell office:value-type="float" office:value="8075.2001571655273" table:style-name="ce5">
            <text:p>8.0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21.1200218200684" table:style-name="ce5">
            <text:p>1.121</text:p>
          </table:table-cell>
          <table:table-cell office:value-type="float" office:value="2877.2800559997559" table:style-name="ce5">
            <text:p>2.8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82.320001602172852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71.8800325393677" table:style-name="ce5">
            <text:p>1.672</text:p>
          </table:table-cell>
          <table:table-cell office:value-type="float" office:value="7522.4801464080811" table:style-name="ce5">
            <text:p>7.5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72.36000919342041" table:style-name="ce5">
            <text:p>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303.80000591278076" table:style-name="ce5">
            <text:p>3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73.7200384140015" table:style-name="ce5">
            <text:p>1.974</text:p>
          </table:table-cell>
          <table:table-cell office:value-type="float" office:value="7116.7601385116577" table:style-name="ce5">
            <text:p>7.1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5623.2401094436646" table:style-name="ce5">
            <text:p>5.6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979.6000385284424" table:style-name="ce5">
            <text:p>1.980</text:p>
          </table:table-cell>
          <table:table-cell office:value-type="float" office:value="8161.4401588439941" table:style-name="ce5">
            <text:p>8.1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17.40001201629639" table:style-name="ce5">
            <text:p>617</text:p>
          </table:table-cell>
          <table:table-cell office:value-type="float" office:value="1368.0800266265869" table:style-name="ce5">
            <text:p>1.3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F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8" table:number-rows-spanned="1" table:style-name="ce8">
            <text:p>MARGEM DE ERRO PARA O TOTAL DO INDICADOR B1F1 – ESCOLAS RURAIS, POR MEDIDAS UTILIZADAS EM RELAÇÃO AOS EQUIPAMENTO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48" table:number-rows-spanned="1" table:style-name="ce10">
            <text:p>Total de escolas localizadas em áreas rurais<text:s/>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ao número de horas em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o horário de funcionamento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a sites com conteúdo adulto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de acesso a sites de jogos eletrônicos</text:p>
          </table:table-cell>
          <table:covered-table-cell table:number-columns-repeated="4"/>
          <table:table-cell office:value-type="string" table:number-columns-spanned="5" table:number-rows-spanned="1" table:style-name="ce11">
            <text:p>Agendamento de horário para utilizar o computador, por professores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às redes sociais<text:s/></text:p>
          </table:table-cell>
          <table:covered-table-cell table:number-columns-repeated="4"/>
          <table:table-cell table:number-columns-repeated="1633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074.4400987625122" table:style-name="ce5">
            <text:p>5.074</text:p>
          </table:table-cell>
          <table:table-cell office:value-type="float" office:value="5341.0001039505005" table:style-name="ce5">
            <text:p>5.341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533.12001037597656" table:style-name="ce5">
            <text:p>533</text:p>
          </table:table-cell>
          <table:table-cell office:value-type="float" office:value="7616.5601482391357" table:style-name="ce5">
            <text:p>7.617</text:p>
          </table:table-cell>
          <table:table-cell office:value-type="float" office:value="6675.7601299285889" table:style-name="ce5">
            <text:p>6.676</text:p>
          </table:table-cell>
          <table:table-cell office:value-type="float" office:value="2745.9600534439087" table:style-name="ce5">
            <text:p>2.746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7616.5601482391357" table:style-name="ce5">
            <text:p>7.617</text:p>
          </table:table-cell>
          <table:table-cell office:value-type="float" office:value="4856.8800945281982" table:style-name="ce5">
            <text:p>4.857</text:p>
          </table:table-cell>
          <table:table-cell office:value-type="float" office:value="5372.3601045608521" table:style-name="ce5">
            <text:p>5.372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531.16001033782959" table:style-name="ce5">
            <text:p>531</text:p>
          </table:table-cell>
          <table:table-cell office:value-type="float" office:value="7616.5601482391357" table:style-name="ce5">
            <text:p>7.617</text:p>
          </table:table-cell>
          <table:table-cell office:value-type="float" office:value="1370.0400266647339" table:style-name="ce5">
            <text:p>1.370</text:p>
          </table:table-cell>
          <table:table-cell office:value-type="float" office:value="6660.0801296234131" table:style-name="ce5">
            <text:p>6.660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7616.5601482391357" table:style-name="ce5">
            <text:p>7.617</text:p>
          </table:table-cell>
          <table:table-cell office:value-type="float" office:value="6669.8801298141479" table:style-name="ce5">
            <text:p>6.670</text:p>
          </table:table-cell>
          <table:table-cell office:value-type="float" office:value="2171.6800422668457" table:style-name="ce5">
            <text:p>2.172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7616.5601482391357" table:style-name="ce5">
            <text:p>7.617</text:p>
          </table:table-cell>
          <table:table-cell office:value-type="float" office:value="6364.1201238632202" table:style-name="ce5">
            <text:p>6.364</text:p>
          </table:table-cell>
          <table:table-cell office:value-type="float" office:value="3610.3200702667236" table:style-name="ce5">
            <text:p>3.61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535.08001041412354" table:style-name="ce5">
            <text:p>535</text:p>
          </table:table-cell>
          <table:table-cell office:value-type="float" office:value="7616.5601482391357" table:style-name="ce5">
            <text:p>7.617</text:p>
          </table:table-cell>
          <table:table-cell office:value-type="float" office:value="5348.8401041030884" table:style-name="ce5">
            <text:p>5.349</text:p>
          </table:table-cell>
          <table:table-cell office:value-type="float" office:value="5025.4400978088379" table:style-name="ce5">
            <text:p>5.025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123.48000240325928" table:style-name="ce5">
            <text:p>123</text:p>
          </table:table-cell>
          <table:table-cell office:value-type="float" office:value="7616.5601482391357" table:style-name="ce5">
            <text:p>7.617</text:p>
          </table:table-cell>
          <table:table-cell office:value-type="float" office:value="6556.2001276016235" table:style-name="ce5">
            <text:p>6.556</text:p>
          </table:table-cell>
          <table:table-cell office:value-type="float" office:value="3098.7600603103638" table:style-name="ce5">
            <text:p>3.099</text:p>
          </table:table-cell>
          <table:table-cell office:value-type="string" table:style-name="ce5">
            <text:p>-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7616.5601482391357" table:style-name="ce5">
            <text:p>7.617</text:p>
          </table:table-cell>
          <table:table-cell office:value-type="float" office:value="6495.4401264190674" table:style-name="ce5">
            <text:p>6.495</text:p>
          </table:table-cell>
          <table:table-cell office:value-type="float" office:value="3371.200065612793" table:style-name="ce5">
            <text:p>3.371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7616.5601482391357" table:style-name="ce5">
            <text:p>7.617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1185.8000230789185" table:style-name="ce5">
            <text:p>1.186</text:p>
          </table:table-cell>
          <table:table-cell office:value-type="float" office:value="0" table:style-name="ce5">
            <text:p>0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346.5200262069702" table:style-name="ce5">
            <text:p>1.347</text:p>
          </table:table-cell>
          <table:table-cell office:value-type="float" office:value="754.60001468658447" table:style-name="ce5">
            <text:p>755</text:p>
          </table:table-cell>
          <table:table-cell office:value-type="float" office:value="0" table:style-name="ce5">
            <text:p>0</text:p>
          </table:table-cell>
          <table:table-cell office:value-type="float" office:value="1.9600000381469727" table:style-name="ce5">
            <text:p>2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1207.3600234985352" table:style-name="ce5">
            <text:p>1.2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713.44001388549805" table:style-name="ce5">
            <text:p>713</text:p>
          </table:table-cell>
          <table:table-cell office:value-type="float" office:value="1344.5600261688232" table:style-name="ce5">
            <text:p>1.3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213.2400236129761" table:style-name="ce5">
            <text:p>1.213</text:p>
          </table:table-cell>
          <table:table-cell office:value-type="float" office:value="974.12001895904541" table:style-name="ce5">
            <text:p>9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019.2000198364258" table:style-name="ce5">
            <text:p>1.019</text:p>
          </table:table-cell>
          <table:table-cell office:value-type="float" office:value="1191.6800231933594" table:style-name="ce5">
            <text:p>1.192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187.7600231170654" table:style-name="ce5">
            <text:p>1.188</text:p>
          </table:table-cell>
          <table:table-cell office:value-type="float" office:value="1015.2800197601318" table:style-name="ce5">
            <text:p>1.015</text:p>
          </table:table-cell>
          <table:table-cell office:value-type="float" office:value="0" table:style-name="ce5">
            <text:p>0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995.68001937866211" table:style-name="ce5">
            <text:p>996</text:p>
          </table:table-cell>
          <table:table-cell office:value-type="float" office:value="1209.3200235366821" table:style-name="ce5">
            <text:p>1.2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181.8800230026245" table:style-name="ce5">
            <text:p>1.182</text:p>
          </table:table-cell>
          <table:table-cell office:value-type="float" office:value="1029.0000200271606" table:style-name="ce5">
            <text:p>1.0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.3600616455078" table:style-name="ce5">
            <text:p>3.167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86.240001678466797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98.000001907348633" table:style-name="ce5">
            <text:p>9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931.3600959777832" table:style-name="ce5">
            <text:p>4.931</text:p>
          </table:table-cell>
          <table:table-cell office:value-type="float" office:value="5170.4801006317139" table:style-name="ce5">
            <text:p>5.170</text:p>
          </table:table-cell>
          <table:table-cell office:value-type="float" office:value="0" table:style-name="ce5">
            <text:p>0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6891.3601341247559" table:style-name="ce5">
            <text:p>6.891</text:p>
          </table:table-cell>
          <table:table-cell office:value-type="float" office:value="6509.1601266860962" table:style-name="ce5">
            <text:p>6.509</text:p>
          </table:table-cell>
          <table:table-cell office:value-type="float" office:value="2563.6800498962402" table:style-name="ce5">
            <text:p>2.564</text:p>
          </table:table-cell>
          <table:table-cell office:value-type="float" office:value="0" table:style-name="ce5">
            <text:p>0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6891.3601341247559" table:style-name="ce5">
            <text:p>6.891</text:p>
          </table:table-cell>
          <table:table-cell office:value-type="float" office:value="4723.6000919342041" table:style-name="ce5">
            <text:p>4.724</text:p>
          </table:table-cell>
          <table:table-cell office:value-type="float" office:value="5194.0001010894775" table:style-name="ce5">
            <text:p>5.194</text:p>
          </table:table-cell>
          <table:table-cell office:value-type="float" office:value="0" table:style-name="ce5">
            <text:p>0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6891.3601341247559" table:style-name="ce5">
            <text:p>6.891</text:p>
          </table:table-cell>
          <table:table-cell office:value-type="float" office:value="1079.9600210189819" table:style-name="ce5">
            <text:p>1.080</text:p>
          </table:table-cell>
          <table:table-cell office:value-type="float" office:value="6493.4801263809204" table:style-name="ce5">
            <text:p>6.493</text:p>
          </table:table-cell>
          <table:table-cell office:value-type="float" office:value="0" table:style-name="ce5">
            <text:p>0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6891.3601341247559" table:style-name="ce5">
            <text:p>6.891</text:p>
          </table:table-cell>
          <table:table-cell office:value-type="float" office:value="6528.7601270675659" table:style-name="ce5">
            <text:p>6.529</text:p>
          </table:table-cell>
          <table:table-cell office:value-type="float" office:value="1885.5200366973877" table:style-name="ce5">
            <text:p>1.8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91.3601341247559" table:style-name="ce5">
            <text:p>6.891</text:p>
          </table:table-cell>
          <table:table-cell office:value-type="float" office:value="6250.4401216506958" table:style-name="ce5">
            <text:p>6.250</text:p>
          </table:table-cell>
          <table:table-cell office:value-type="float" office:value="3357.4800653457642" table:style-name="ce5">
            <text:p>3.357</text:p>
          </table:table-cell>
          <table:table-cell office:value-type="float" office:value="0" table:style-name="ce5">
            <text:p>0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6891.3601341247559" table:style-name="ce5">
            <text:p>6.891</text:p>
          </table:table-cell>
          <table:table-cell office:value-type="float" office:value="5176.3601007461548" table:style-name="ce5">
            <text:p>5.176</text:p>
          </table:table-cell>
          <table:table-cell office:value-type="float" office:value="4892.1600952148438" table:style-name="ce5">
            <text:p>4.8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91.3601341247559" table:style-name="ce5">
            <text:p>6.891</text:p>
          </table:table-cell>
          <table:table-cell office:value-type="float" office:value="6452.320125579834" table:style-name="ce5">
            <text:p>6.452</text:p>
          </table:table-cell>
          <table:table-cell office:value-type="float" office:value="2777.3200540542603" table:style-name="ce5">
            <text:p>2.777</text:p>
          </table:table-cell>
          <table:table-cell office:value-type="string" table:style-name="ce5">
            <text:p>-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6891.3601341247559" table:style-name="ce5">
            <text:p>6.891</text:p>
          </table:table-cell>
          <table:table-cell office:value-type="float" office:value="6356.2801237106323" table:style-name="ce5">
            <text:p>6.356</text:p>
          </table:table-cell>
          <table:table-cell office:value-type="float" office:value="3151.680061340332" table:style-name="ce5">
            <text:p>3.152</text:p>
          </table:table-cell>
          <table:table-cell office:value-type="float" office:value="0" table:style-name="ce5">
            <text:p>0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6891.3601341247559" table:style-name="ce5">
            <text:p>6.891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05.68000984191895" table:style-name="ce5">
            <text:p>506</text:p>
          </table:table-cell>
          <table:table-cell office:value-type="float" office:value="531.16001033782959" table:style-name="ce5">
            <text:p>531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511.56000995635986" table:style-name="ce5">
            <text:p>512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0" table:style-name="ce5">
            <text:p>0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439.04000854492188" table:style-name="ce5">
            <text:p>439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539.00001049041748" table:style-name="ce5">
            <text:p>539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544.8800106048584" table:style-name="ce5">
            <text:p>545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486.08000946044922" table:style-name="ce5">
            <text:p>486</text:p>
          </table:table-cell>
          <table:table-cell office:value-type="float" office:value="548.80001068115234" table:style-name="ce5">
            <text:p>5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521.36001014709473" table:style-name="ce5">
            <text:p>521</text:p>
          </table:table-cell>
          <table:table-cell office:value-type="float" office:value="507.64000988006592" table:style-name="ce5">
            <text:p>508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float" office:value="621.32001209259033" table:style-name="ce5">
            <text:p>621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303.80000591278076" table:style-name="ce5">
            <text:p>304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337.1200065612793" table:style-name="ce5">
            <text:p>337</text:p>
          </table:table-cell>
          <table:table-cell office:value-type="string" table:style-name="ce5">
            <text:p>-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290.08000564575195" table:style-name="ce5">
            <text:p>290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68.5600986480713" table:style-name="ce5">
            <text:p>5.069</text:p>
          </table:table-cell>
          <table:table-cell office:value-type="float" office:value="5307.680103302002" table:style-name="ce5">
            <text:p>5.308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533.12001037597656" table:style-name="ce5">
            <text:p>533</text:p>
          </table:table-cell>
          <table:table-cell office:value-type="float" office:value="5748.6801118850708" table:style-name="ce5">
            <text:p>5.749</text:p>
          </table:table-cell>
          <table:table-cell office:value-type="float" office:value="6662.0401296615601" table:style-name="ce5">
            <text:p>6.662</text:p>
          </table:table-cell>
          <table:table-cell office:value-type="float" office:value="2718.5200529098511" table:style-name="ce5">
            <text:p>2.719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5748.6801118850708" table:style-name="ce5">
            <text:p>5.749</text:p>
          </table:table-cell>
          <table:table-cell office:value-type="float" office:value="4849.0400943756104" table:style-name="ce5">
            <text:p>4.849</text:p>
          </table:table-cell>
          <table:table-cell office:value-type="float" office:value="5370.4001045227051" table:style-name="ce5">
            <text:p>5.370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531.16001033782959" table:style-name="ce5">
            <text:p>531</text:p>
          </table:table-cell>
          <table:table-cell office:value-type="float" office:value="5748.6801118850708" table:style-name="ce5">
            <text:p>5.749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6685.5601301193237" table:style-name="ce5">
            <text:p>6.686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5748.6801118850708" table:style-name="ce5">
            <text:p>5.749</text:p>
          </table:table-cell>
          <table:table-cell office:value-type="float" office:value="6695.3601303100586" table:style-name="ce5">
            <text:p>6.695</text:p>
          </table:table-cell>
          <table:table-cell office:value-type="float" office:value="2034.4800395965576" table:style-name="ce5">
            <text:p>2.034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5748.6801118850708" table:style-name="ce5">
            <text:p>5.749</text:p>
          </table:table-cell>
          <table:table-cell office:value-type="float" office:value="6371.9601240158081" table:style-name="ce5">
            <text:p>6.372</text:p>
          </table:table-cell>
          <table:table-cell office:value-type="float" office:value="3549.5600690841675" table:style-name="ce5">
            <text:p>3.55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5748.6801118850708" table:style-name="ce5">
            <text:p>5.749</text:p>
          </table:table-cell>
          <table:table-cell office:value-type="float" office:value="5356.6801042556763" table:style-name="ce5">
            <text:p>5.357</text:p>
          </table:table-cell>
          <table:table-cell office:value-type="float" office:value="4982.3200969696045" table:style-name="ce5">
            <text:p>4.982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5748.6801118850708" table:style-name="ce5">
            <text:p>5.749</text:p>
          </table:table-cell>
          <table:table-cell office:value-type="float" office:value="6566.0001277923584" table:style-name="ce5">
            <text:p>6.566</text:p>
          </table:table-cell>
          <table:table-cell office:value-type="float" office:value="3020.3600587844849" table:style-name="ce5">
            <text:p>3.020</text:p>
          </table:table-cell>
          <table:table-cell office:value-type="string" table:style-name="ce5">
            <text:p>-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5748.6801118850708" table:style-name="ce5">
            <text:p>5.749</text:p>
          </table:table-cell>
          <table:table-cell office:value-type="float" office:value="6493.4801263809204" table:style-name="ce5">
            <text:p>6.493</text:p>
          </table:table-cell>
          <table:table-cell office:value-type="float" office:value="3283.0000638961792" table:style-name="ce5">
            <text:p>3.283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5748.6801118850708" table:style-name="ce5">
            <text:p>5.749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78.28000736236572" table:style-name="ce5">
            <text:p>378</text:p>
          </table:table-cell>
          <table:table-cell office:value-type="float" office:value="880.04001712799072" table:style-name="ce5">
            <text:p>8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60.5201082229614" table:style-name="ce5">
            <text:p>5.561</text:p>
          </table:table-cell>
          <table:table-cell office:value-type="float" office:value="744.80001449584961" table:style-name="ce5">
            <text:p>745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0" table:style-name="ce5">
            <text:p>0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560.5201082229614" table:style-name="ce5">
            <text:p>5.561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0" table:style-name="ce5">
            <text:p>0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5560.5201082229614" table:style-name="ce5">
            <text:p>5.561</text:p>
          </table:table-cell>
          <table:table-cell office:value-type="float" office:value="213.64000415802002" table:style-name="ce5">
            <text:p>214</text:p>
          </table:table-cell>
          <table:table-cell office:value-type="float" office:value="927.08001804351807" table:style-name="ce5">
            <text:p>927</text:p>
          </table:table-cell>
          <table:table-cell office:value-type="float" office:value="0" table:style-name="ce5">
            <text:p>0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5560.5201082229614" table:style-name="ce5">
            <text:p>5.561</text:p>
          </table:table-cell>
          <table:table-cell office:value-type="float" office:value="456.68000888824463" table:style-name="ce5">
            <text:p>457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5560.5201082229614" table:style-name="ce5">
            <text:p>5.561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850.64001655578613" table:style-name="ce5">
            <text:p>851</text:p>
          </table:table-cell>
          <table:table-cell office:value-type="float" office:value="0" table:style-name="ce5">
            <text:p>0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5560.5201082229614" table:style-name="ce5">
            <text:p>5.561</text:p>
          </table:table-cell>
          <table:table-cell office:value-type="float" office:value="403.76000785827637" table:style-name="ce5">
            <text:p>404</text:p>
          </table:table-cell>
          <table:table-cell office:value-type="float" office:value="862.40001678466797" table:style-name="ce5">
            <text:p>862</text:p>
          </table:table-cell>
          <table:table-cell office:value-type="float" office:value="0" table:style-name="ce5">
            <text:p>0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5560.5201082229614" table:style-name="ce5">
            <text:p>5.561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885.92001724243164" table:style-name="ce5">
            <text:p>8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0.5201082229614" table:style-name="ce5">
            <text:p>5.561</text:p>
          </table:table-cell>
          <table:table-cell office:value-type="float" office:value="372.4000072479248" table:style-name="ce5">
            <text:p>372</text:p>
          </table:table-cell>
          <table:table-cell office:value-type="float" office:value="876.12001705169678" table:style-name="ce5">
            <text:p>876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560.5201082229614" table:style-name="ce5">
            <text:p>5.561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074.4400987625122" table:style-name="ce5">
            <text:p>5.074</text:p>
          </table:table-cell>
          <table:table-cell office:value-type="float" office:value="5342.9601039886475" table:style-name="ce5">
            <text:p>5.343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533.12001037597656" table:style-name="ce5">
            <text:p>533</text:p>
          </table:table-cell>
          <table:table-cell office:value-type="float" office:value="7600.88014793396" table:style-name="ce5">
            <text:p>7.601</text:p>
          </table:table-cell>
          <table:table-cell office:value-type="float" office:value="6691.4401302337646" table:style-name="ce5">
            <text:p>6.691</text:p>
          </table:table-cell>
          <table:table-cell office:value-type="float" office:value="2744.0000534057617" table:style-name="ce5">
            <text:p>2.744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7600.88014793396" table:style-name="ce5">
            <text:p>7.601</text:p>
          </table:table-cell>
          <table:table-cell office:value-type="float" office:value="4856.8800945281982" table:style-name="ce5">
            <text:p>4.857</text:p>
          </table:table-cell>
          <table:table-cell office:value-type="float" office:value="5390.0001049041748" table:style-name="ce5">
            <text:p>5.390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531.16001033782959" table:style-name="ce5">
            <text:p>531</text:p>
          </table:table-cell>
          <table:table-cell office:value-type="float" office:value="7600.88014793396" table:style-name="ce5">
            <text:p>7.601</text:p>
          </table:table-cell>
          <table:table-cell office:value-type="float" office:value="1368.0800266265869" table:style-name="ce5">
            <text:p>1.368</text:p>
          </table:table-cell>
          <table:table-cell office:value-type="float" office:value="6687.5201301574707" table:style-name="ce5">
            <text:p>6.688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7600.88014793396" table:style-name="ce5">
            <text:p>7.601</text:p>
          </table:table-cell>
          <table:table-cell office:value-type="float" office:value="6693.4001302719116" table:style-name="ce5">
            <text:p>6.693</text:p>
          </table:table-cell>
          <table:table-cell office:value-type="float" office:value="2171.6800422668457" table:style-name="ce5">
            <text:p>2.172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7600.88014793396" table:style-name="ce5">
            <text:p>7.601</text:p>
          </table:table-cell>
          <table:table-cell office:value-type="float" office:value="6373.9201240539551" table:style-name="ce5">
            <text:p>6.374</text:p>
          </table:table-cell>
          <table:table-cell office:value-type="float" office:value="3610.3200702667236" table:style-name="ce5">
            <text:p>3.61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535.08001041412354" table:style-name="ce5">
            <text:p>535</text:p>
          </table:table-cell>
          <table:table-cell office:value-type="float" office:value="7600.88014793396" table:style-name="ce5">
            <text:p>7.601</text:p>
          </table:table-cell>
          <table:table-cell office:value-type="float" office:value="5356.6801042556763" table:style-name="ce5">
            <text:p>5.357</text:p>
          </table:table-cell>
          <table:table-cell office:value-type="float" office:value="5025.4400978088379" table:style-name="ce5">
            <text:p>5.025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123.48000240325928" table:style-name="ce5">
            <text:p>123</text:p>
          </table:table-cell>
          <table:table-cell office:value-type="float" office:value="7600.88014793396" table:style-name="ce5">
            <text:p>7.601</text:p>
          </table:table-cell>
          <table:table-cell office:value-type="float" office:value="6569.9201278686523" table:style-name="ce5">
            <text:p>6.570</text:p>
          </table:table-cell>
          <table:table-cell office:value-type="float" office:value="3098.7600603103638" table:style-name="ce5">
            <text:p>3.099</text:p>
          </table:table-cell>
          <table:table-cell office:value-type="string" table:style-name="ce5">
            <text:p>-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7600.88014793396" table:style-name="ce5">
            <text:p>7.601</text:p>
          </table:table-cell>
          <table:table-cell office:value-type="float" office:value="6495.4401264190674" table:style-name="ce5">
            <text:p>6.495</text:p>
          </table:table-cell>
          <table:table-cell office:value-type="float" office:value="3355.5200653076172" table:style-name="ce5">
            <text:p>3.356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7600.88014793396" table:style-name="ce5">
            <text:p>7.601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627.20001220703125" table:style-name="ce5">
            <text:p>6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33.08001232147217" table:style-name="ce5">
            <text:p>633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39.200000762939453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627.20001220703125" table:style-name="ce5">
            <text:p>6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.3200263977051" table:style-name="ce5">
            <text:p>1.356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8" table:number-rows-spanned="1" table:style-name="ce9"/>
          <table:covered-table-cell table:number-columns-repeated="47"/>
          <table:table-cell table:number-columns-repeated="1633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9T16:46:34Z</meta:creation-date>
    <dc:date>2020-06-07T19:20:28Z</dc:date>
  </office:meta>
</office:document-meta>
</file>